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Formula-101/content.xml" manifest:media-type="application/xml"/>
  <manifest:file-entry manifest:full-path="Formula-101/" manifest:version="1.2" manifest:media-type="application/vnd.oasis.opendocument.formula"/>
  <manifest:file-entry manifest:full-path="Formula-47/content.xml" manifest:media-type="application/xml"/>
  <manifest:file-entry manifest:full-path="Formula-47/" manifest:version="1.2" manifest:media-type="application/vnd.oasis.opendocument.formula"/>
  <manifest:file-entry manifest:full-path="Formula-158/content.xml" manifest:media-type="application/xml"/>
  <manifest:file-entry manifest:full-path="Formula-158/" manifest:version="1.2" manifest:media-type="application/vnd.oasis.opendocument.formula"/>
  <manifest:file-entry manifest:full-path="ObjectReplacements/Formula-0" manifest:media-type="application/x-openoffice-gdimetafile;windows_formatname=&quot;GDIMetaFile&quot;"/>
  <manifest:file-entry manifest:full-path="ObjectReplacements/Formula-118" manifest:media-type="application/x-openoffice-gdimetafile;windows_formatname=&quot;GDIMetaFile&quot;"/>
  <manifest:file-entry manifest:full-path="ObjectReplacements/Formula-25"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1" manifest:media-type="application/x-openoffice-gdimetafile;windows_formatname=&quot;GDIMetaFile&quot;"/>
  <manifest:file-entry manifest:full-path="ObjectReplacements/Formula-119"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21"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23"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9"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17"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19" manifest:media-type="application/x-openoffice-gdimetafile;windows_formatname=&quot;GDIMetaFile&quot;"/>
  <manifest:file-entry manifest:full-path="ObjectReplacements/Formula-27"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29"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Formula-31"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33"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35"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37"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39"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41"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43"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45" manifest:media-type="application/x-openoffice-gdimetafile;windows_formatname=&quot;GDIMetaFile&quot;"/>
  <manifest:file-entry manifest:full-path="ObjectReplacements/Formula-100"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101" manifest:media-type="application/x-openoffice-gdimetafile;windows_formatname=&quot;GDIMetaFile&quot;"/>
  <manifest:file-entry manifest:full-path="ObjectReplacements/Formula-47" manifest:media-type="application/x-openoffice-gdimetafile;windows_formatname=&quot;GDIMetaFile&quot;"/>
  <manifest:file-entry manifest:full-path="ObjectReplacements/Formula-102"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103" manifest:media-type="application/x-openoffice-gdimetafile;windows_formatname=&quot;GDIMetaFile&quot;"/>
  <manifest:file-entry manifest:full-path="ObjectReplacements/Formula-49" manifest:media-type="application/x-openoffice-gdimetafile;windows_formatname=&quot;GDIMetaFile&quot;"/>
  <manifest:file-entry manifest:full-path="ObjectReplacements/Formula-50" manifest:media-type="application/x-openoffice-gdimetafile;windows_formatname=&quot;GDIMetaFile&quot;"/>
  <manifest:file-entry manifest:full-path="ObjectReplacements/Formula-51"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53" manifest:media-type="application/x-openoffice-gdimetafile;windows_formatname=&quot;GDIMetaFile&quot;"/>
  <manifest:file-entry manifest:full-path="ObjectReplacements/Formula-54" manifest:media-type="application/x-openoffice-gdimetafile;windows_formatname=&quot;GDIMetaFile&quot;"/>
  <manifest:file-entry manifest:full-path="ObjectReplacements/Formula-55" manifest:media-type="application/x-openoffice-gdimetafile;windows_formatname=&quot;GDIMetaFile&quot;"/>
  <manifest:file-entry manifest:full-path="ObjectReplacements/Formula-110"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57" manifest:media-type="application/x-openoffice-gdimetafile;windows_formatname=&quot;GDIMetaFile&quot;"/>
  <manifest:file-entry manifest:full-path="ObjectReplacements/Formula-111" manifest:media-type="application/x-openoffice-gdimetafile;windows_formatname=&quot;GDIMetaFile&quot;"/>
  <manifest:file-entry manifest:full-path="ObjectReplacements/Formula-58" manifest:media-type="application/x-openoffice-gdimetafile;windows_formatname=&quot;GDIMetaFile&quot;"/>
  <manifest:file-entry manifest:full-path="ObjectReplacements/Formula-112" manifest:media-type="application/x-openoffice-gdimetafile;windows_formatname=&quot;GDIMetaFile&quot;"/>
  <manifest:file-entry manifest:full-path="ObjectReplacements/Formula-59" manifest:media-type="application/x-openoffice-gdimetafile;windows_formatname=&quot;GDIMetaFile&quot;"/>
  <manifest:file-entry manifest:full-path="ObjectReplacements/Formula-113"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61" manifest:media-type="application/x-openoffice-gdimetafile;windows_formatname=&quot;GDIMetaFile&quot;"/>
  <manifest:file-entry manifest:full-path="ObjectReplacements/Formula-62" manifest:media-type="application/x-openoffice-gdimetafile;windows_formatname=&quot;GDIMetaFile&quot;"/>
  <manifest:file-entry manifest:full-path="ObjectReplacements/Formula-63"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65"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120" manifest:media-type="application/x-openoffice-gdimetafile;windows_formatname=&quot;GDIMetaFile&quot;"/>
  <manifest:file-entry manifest:full-path="ObjectReplacements/Formula-67" manifest:media-type="application/x-openoffice-gdimetafile;windows_formatname=&quot;GDIMetaFile&quot;"/>
  <manifest:file-entry manifest:full-path="ObjectReplacements/Formula-121" manifest:media-type="application/x-openoffice-gdimetafile;windows_formatname=&quot;GDIMetaFile&quot;"/>
  <manifest:file-entry manifest:full-path="ObjectReplacements/Formula-68" manifest:media-type="application/x-openoffice-gdimetafile;windows_formatname=&quot;GDIMetaFile&quot;"/>
  <manifest:file-entry manifest:full-path="ObjectReplacements/Formula-122" manifest:media-type="application/x-openoffice-gdimetafile;windows_formatname=&quot;GDIMetaFile&quot;"/>
  <manifest:file-entry manifest:full-path="ObjectReplacements/Formula-69" manifest:media-type="application/x-openoffice-gdimetafile;windows_formatname=&quot;GDIMetaFile&quot;"/>
  <manifest:file-entry manifest:full-path="ObjectReplacements/Formula-123"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71" manifest:media-type="application/x-openoffice-gdimetafile;windows_formatname=&quot;GDIMetaFile&quot;"/>
  <manifest:file-entry manifest:full-path="ObjectReplacements/Formula-72" manifest:media-type="application/x-openoffice-gdimetafile;windows_formatname=&quot;GDIMetaFile&quot;"/>
  <manifest:file-entry manifest:full-path="ObjectReplacements/Formula-73" manifest:media-type="application/x-openoffice-gdimetafile;windows_formatname=&quot;GDIMetaFile&quot;"/>
  <manifest:file-entry manifest:full-path="ObjectReplacements/Formula-74" manifest:media-type="application/x-openoffice-gdimetafile;windows_formatname=&quot;GDIMetaFile&quot;"/>
  <manifest:file-entry manifest:full-path="ObjectReplacements/Formula-75" manifest:media-type="application/x-openoffice-gdimetafile;windows_formatname=&quot;GDIMetaFile&quot;"/>
  <manifest:file-entry manifest:full-path="ObjectReplacements/Formula-76" manifest:media-type="application/x-openoffice-gdimetafile;windows_formatname=&quot;GDIMetaFile&quot;"/>
  <manifest:file-entry manifest:full-path="ObjectReplacements/Formula-130" manifest:media-type="application/x-openoffice-gdimetafile;windows_formatname=&quot;GDIMetaFile&quot;"/>
  <manifest:file-entry manifest:full-path="ObjectReplacements/Formula-77" manifest:media-type="application/x-openoffice-gdimetafile;windows_formatname=&quot;GDIMetaFile&quot;"/>
  <manifest:file-entry manifest:full-path="ObjectReplacements/Formula-131"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132" manifest:media-type="application/x-openoffice-gdimetafile;windows_formatname=&quot;GDIMetaFile&quot;"/>
  <manifest:file-entry manifest:full-path="ObjectReplacements/Formula-79" manifest:media-type="application/x-openoffice-gdimetafile;windows_formatname=&quot;GDIMetaFile&quot;"/>
  <manifest:file-entry manifest:full-path="ObjectReplacements/Formula-133"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Formula-81"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83"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85" manifest:media-type="application/x-openoffice-gdimetafile;windows_formatname=&quot;GDIMetaFile&quot;"/>
  <manifest:file-entry manifest:full-path="ObjectReplacements/Formula-86" manifest:media-type="application/x-openoffice-gdimetafile;windows_formatname=&quot;GDIMetaFile&quot;"/>
  <manifest:file-entry manifest:full-path="ObjectReplacements/Formula-140" manifest:media-type="application/x-openoffice-gdimetafile;windows_formatname=&quot;GDIMetaFile&quot;"/>
  <manifest:file-entry manifest:full-path="ObjectReplacements/Formula-87" manifest:media-type="application/x-openoffice-gdimetafile;windows_formatname=&quot;GDIMetaFile&quot;"/>
  <manifest:file-entry manifest:full-path="ObjectReplacements/Formula-141" manifest:media-type="application/x-openoffice-gdimetafile;windows_formatname=&quot;GDIMetaFile&quot;"/>
  <manifest:file-entry manifest:full-path="ObjectReplacements/Formula-88" manifest:media-type="application/x-openoffice-gdimetafile;windows_formatname=&quot;GDIMetaFile&quot;"/>
  <manifest:file-entry manifest:full-path="ObjectReplacements/Formula-142" manifest:media-type="application/x-openoffice-gdimetafile;windows_formatname=&quot;GDIMetaFile&quot;"/>
  <manifest:file-entry manifest:full-path="ObjectReplacements/Formula-89" manifest:media-type="application/x-openoffice-gdimetafile;windows_formatname=&quot;GDIMetaFile&quot;"/>
  <manifest:file-entry manifest:full-path="ObjectReplacements/Formula-143" manifest:media-type="application/x-openoffice-gdimetafile;windows_formatname=&quot;GDIMetaFile&quot;"/>
  <manifest:file-entry manifest:full-path="ObjectReplacements/Formula-90" manifest:media-type="application/x-openoffice-gdimetafile;windows_formatname=&quot;GDIMetaFile&quot;"/>
  <manifest:file-entry manifest:full-path="ObjectReplacements/Formula-91" manifest:media-type="application/x-openoffice-gdimetafile;windows_formatname=&quot;GDIMetaFile&quot;"/>
  <manifest:file-entry manifest:full-path="ObjectReplacements/Formula-92" manifest:media-type="application/x-openoffice-gdimetafile;windows_formatname=&quot;GDIMetaFile&quot;"/>
  <manifest:file-entry manifest:full-path="ObjectReplacements/Formula-93" manifest:media-type="application/x-openoffice-gdimetafile;windows_formatname=&quot;GDIMetaFile&quot;"/>
  <manifest:file-entry manifest:full-path="ObjectReplacements/Formula-94" manifest:media-type="application/x-openoffice-gdimetafile;windows_formatname=&quot;GDIMetaFile&quot;"/>
  <manifest:file-entry manifest:full-path="ObjectReplacements/Formula-95" manifest:media-type="application/x-openoffice-gdimetafile;windows_formatname=&quot;GDIMetaFile&quot;"/>
  <manifest:file-entry manifest:full-path="ObjectReplacements/Formula-96" manifest:media-type="application/x-openoffice-gdimetafile;windows_formatname=&quot;GDIMetaFile&quot;"/>
  <manifest:file-entry manifest:full-path="ObjectReplacements/Formula-150" manifest:media-type="application/x-openoffice-gdimetafile;windows_formatname=&quot;GDIMetaFile&quot;"/>
  <manifest:file-entry manifest:full-path="ObjectReplacements/Formula-97" manifest:media-type="application/x-openoffice-gdimetafile;windows_formatname=&quot;GDIMetaFile&quot;"/>
  <manifest:file-entry manifest:full-path="ObjectReplacements/Formula-151" manifest:media-type="application/x-openoffice-gdimetafile;windows_formatname=&quot;GDIMetaFile&quot;"/>
  <manifest:file-entry manifest:full-path="ObjectReplacements/Formula-98" manifest:media-type="application/x-openoffice-gdimetafile;windows_formatname=&quot;GDIMetaFile&quot;"/>
  <manifest:file-entry manifest:full-path="ObjectReplacements/Formula-152" manifest:media-type="application/x-openoffice-gdimetafile;windows_formatname=&quot;GDIMetaFile&quot;"/>
  <manifest:file-entry manifest:full-path="ObjectReplacements/Formula-99" manifest:media-type="application/x-openoffice-gdimetafile;windows_formatname=&quot;GDIMetaFile&quot;"/>
  <manifest:file-entry manifest:full-path="ObjectReplacements/Formula-153" manifest:media-type="application/x-openoffice-gdimetafile;windows_formatname=&quot;GDIMetaFile&quot;"/>
  <manifest:file-entry manifest:full-path="ObjectReplacements/Formula-104" manifest:media-type="application/x-openoffice-gdimetafile;windows_formatname=&quot;GDIMetaFile&quot;"/>
  <manifest:file-entry manifest:full-path="ObjectReplacements/Formula-105" manifest:media-type="application/x-openoffice-gdimetafile;windows_formatname=&quot;GDIMetaFile&quot;"/>
  <manifest:file-entry manifest:full-path="ObjectReplacements/Formula-106" manifest:media-type="application/x-openoffice-gdimetafile;windows_formatname=&quot;GDIMetaFile&quot;"/>
  <manifest:file-entry manifest:full-path="ObjectReplacements/Formula-107" manifest:media-type="application/x-openoffice-gdimetafile;windows_formatname=&quot;GDIMetaFile&quot;"/>
  <manifest:file-entry manifest:full-path="ObjectReplacements/Formula-108" manifest:media-type="application/x-openoffice-gdimetafile;windows_formatname=&quot;GDIMetaFile&quot;"/>
  <manifest:file-entry manifest:full-path="ObjectReplacements/Formula-109" manifest:media-type="application/x-openoffice-gdimetafile;windows_formatname=&quot;GDIMetaFile&quot;"/>
  <manifest:file-entry manifest:full-path="ObjectReplacements/Formula-114" manifest:media-type="application/x-openoffice-gdimetafile;windows_formatname=&quot;GDIMetaFile&quot;"/>
  <manifest:file-entry manifest:full-path="ObjectReplacements/Formula-115" manifest:media-type="application/x-openoffice-gdimetafile;windows_formatname=&quot;GDIMetaFile&quot;"/>
  <manifest:file-entry manifest:full-path="ObjectReplacements/Formula-116" manifest:media-type="application/x-openoffice-gdimetafile;windows_formatname=&quot;GDIMetaFile&quot;"/>
  <manifest:file-entry manifest:full-path="ObjectReplacements/Formula-117" manifest:media-type="application/x-openoffice-gdimetafile;windows_formatname=&quot;GDIMetaFile&quot;"/>
  <manifest:file-entry manifest:full-path="ObjectReplacements/Formula-124" manifest:media-type="application/x-openoffice-gdimetafile;windows_formatname=&quot;GDIMetaFile&quot;"/>
  <manifest:file-entry manifest:full-path="ObjectReplacements/Formula-125" manifest:media-type="application/x-openoffice-gdimetafile;windows_formatname=&quot;GDIMetaFile&quot;"/>
  <manifest:file-entry manifest:full-path="ObjectReplacements/Formula-126" manifest:media-type="application/x-openoffice-gdimetafile;windows_formatname=&quot;GDIMetaFile&quot;"/>
  <manifest:file-entry manifest:full-path="ObjectReplacements/Formula-127" manifest:media-type="application/x-openoffice-gdimetafile;windows_formatname=&quot;GDIMetaFile&quot;"/>
  <manifest:file-entry manifest:full-path="ObjectReplacements/Formula-128" manifest:media-type="application/x-openoffice-gdimetafile;windows_formatname=&quot;GDIMetaFile&quot;"/>
  <manifest:file-entry manifest:full-path="ObjectReplacements/Formula-129" manifest:media-type="application/x-openoffice-gdimetafile;windows_formatname=&quot;GDIMetaFile&quot;"/>
  <manifest:file-entry manifest:full-path="ObjectReplacements/Formula-134" manifest:media-type="application/x-openoffice-gdimetafile;windows_formatname=&quot;GDIMetaFile&quot;"/>
  <manifest:file-entry manifest:full-path="ObjectReplacements/Formula-135" manifest:media-type="application/x-openoffice-gdimetafile;windows_formatname=&quot;GDIMetaFile&quot;"/>
  <manifest:file-entry manifest:full-path="ObjectReplacements/Formula-136" manifest:media-type="application/x-openoffice-gdimetafile;windows_formatname=&quot;GDIMetaFile&quot;"/>
  <manifest:file-entry manifest:full-path="ObjectReplacements/Formula-137" manifest:media-type="application/x-openoffice-gdimetafile;windows_formatname=&quot;GDIMetaFile&quot;"/>
  <manifest:file-entry manifest:full-path="ObjectReplacements/Formula-138" manifest:media-type="application/x-openoffice-gdimetafile;windows_formatname=&quot;GDIMetaFile&quot;"/>
  <manifest:file-entry manifest:full-path="ObjectReplacements/Formula-139" manifest:media-type="application/x-openoffice-gdimetafile;windows_formatname=&quot;GDIMetaFile&quot;"/>
  <manifest:file-entry manifest:full-path="ObjectReplacements/Formula-144" manifest:media-type="application/x-openoffice-gdimetafile;windows_formatname=&quot;GDIMetaFile&quot;"/>
  <manifest:file-entry manifest:full-path="ObjectReplacements/Formula-145" manifest:media-type="application/x-openoffice-gdimetafile;windows_formatname=&quot;GDIMetaFile&quot;"/>
  <manifest:file-entry manifest:full-path="ObjectReplacements/Formula-146" manifest:media-type="application/x-openoffice-gdimetafile;windows_formatname=&quot;GDIMetaFile&quot;"/>
  <manifest:file-entry manifest:full-path="ObjectReplacements/Formula-147" manifest:media-type="application/x-openoffice-gdimetafile;windows_formatname=&quot;GDIMetaFile&quot;"/>
  <manifest:file-entry manifest:full-path="ObjectReplacements/Formula-148" manifest:media-type="application/x-openoffice-gdimetafile;windows_formatname=&quot;GDIMetaFile&quot;"/>
  <manifest:file-entry manifest:full-path="ObjectReplacements/Formula-149" manifest:media-type="application/x-openoffice-gdimetafile;windows_formatname=&quot;GDIMetaFile&quot;"/>
  <manifest:file-entry manifest:full-path="ObjectReplacements/Formula-154" manifest:media-type="application/x-openoffice-gdimetafile;windows_formatname=&quot;GDIMetaFile&quot;"/>
  <manifest:file-entry manifest:full-path="ObjectReplacements/Formula-155" manifest:media-type="application/x-openoffice-gdimetafile;windows_formatname=&quot;GDIMetaFile&quot;"/>
  <manifest:file-entry manifest:full-path="ObjectReplacements/Formula-156" manifest:media-type="application/x-openoffice-gdimetafile;windows_formatname=&quot;GDIMetaFile&quot;"/>
  <manifest:file-entry manifest:full-path="ObjectReplacements/Formula-157" manifest:media-type="application/x-openoffice-gdimetafile;windows_formatname=&quot;GDIMetaFile&quot;"/>
  <manifest:file-entry manifest:full-path="ObjectReplacements/Formula-158" manifest:media-type="application/x-openoffice-gdimetafile;windows_formatname=&quot;GDIMetaFile&quot;"/>
  <manifest:file-entry manifest:full-path="ObjectReplacements/Formula-159" manifest:media-type="application/x-openoffice-gdimetafile;windows_formatname=&quot;GDIMetaFile&quot;"/>
  <manifest:file-entry manifest:full-path="ObjectReplacements/Formula-160" manifest:media-type="application/x-openoffice-gdimetafile;windows_formatname=&quot;GDIMetaFile&quot;"/>
  <manifest:file-entry manifest:full-path="ObjectReplacements/Formula-161" manifest:media-type="application/x-openoffice-gdimetafile;windows_formatname=&quot;GDIMetaFile&quot;"/>
  <manifest:file-entry manifest:full-path="ObjectReplacements/Formula-162" manifest:media-type="application/x-openoffice-gdimetafile;windows_formatname=&quot;GDIMetaFile&quot;"/>
  <manifest:file-entry manifest:full-path="ObjectReplacements/Formula-163" manifest:media-type="application/x-openoffice-gdimetafile;windows_formatname=&quot;GDIMetaFile&quot;"/>
  <manifest:file-entry manifest:full-path="ObjectReplacements/Formula-164" manifest:media-type="application/x-openoffice-gdimetafile;windows_formatname=&quot;GDIMetaFile&quot;"/>
  <manifest:file-entry manifest:full-path="ObjectReplacements/Formula-165" manifest:media-type="application/x-openoffice-gdimetafile;windows_formatname=&quot;GDIMetaFile&quot;"/>
  <manifest:file-entry manifest:full-path="ObjectReplacements/Formula-166" manifest:media-type="application/x-openoffice-gdimetafile;windows_formatname=&quot;GDIMetaFile&quot;"/>
  <manifest:file-entry manifest:full-path="ObjectReplacements/Formula-167" manifest:media-type="application/x-openoffice-gdimetafile;windows_formatname=&quot;GDIMetaFile&quot;"/>
  <manifest:file-entry manifest:full-path="ObjectReplacements/Formula-168" manifest:media-type="application/x-openoffice-gdimetafile;windows_formatname=&quot;GDIMetaFile&quot;"/>
  <manifest:file-entry manifest:full-path="ObjectReplacements/Formula-169" manifest:media-type="application/x-openoffice-gdimetafile;windows_formatname=&quot;GDIMetaFile&quot;"/>
  <manifest:file-entry manifest:full-path="ObjectReplacements/Formula-170" manifest:media-type="application/x-openoffice-gdimetafile;windows_formatname=&quot;GDIMetaFile&quot;"/>
  <manifest:file-entry manifest:full-path="ObjectReplacements/Formula-171" manifest:media-type="application/x-openoffice-gdimetafile;windows_formatname=&quot;GDIMetaFile&quot;"/>
  <manifest:file-entry manifest:full-path="ObjectReplacements/Formula-172" manifest:media-type="application/x-openoffice-gdimetafile;windows_formatname=&quot;GDIMetaFile&quot;"/>
  <manifest:file-entry manifest:full-path="ObjectReplacements/Formula-173" manifest:media-type="application/x-openoffice-gdimetafile;windows_formatname=&quot;GDIMetaFile&quot;"/>
  <manifest:file-entry manifest:full-path="ObjectReplacements/Formula-174" manifest:media-type="application/x-openoffice-gdimetafile;windows_formatname=&quot;GDIMetaFile&quot;"/>
  <manifest:file-entry manifest:full-path="ObjectReplacements/Formula-175" manifest:media-type="application/x-openoffice-gdimetafile;windows_formatname=&quot;GDIMetaFile&quot;"/>
  <manifest:file-entry manifest:full-path="ObjectReplacements/Formula-176" manifest:media-type="application/x-openoffice-gdimetafile;windows_formatname=&quot;GDIMetaFile&quot;"/>
  <manifest:file-entry manifest:full-path="ObjectReplacements/Formula-177" manifest:media-type="application/x-openoffice-gdimetafile;windows_formatname=&quot;GDIMetaFile&quot;"/>
  <manifest:file-entry manifest:full-path="ObjectReplacements/Formula-178" manifest:media-type="application/x-openoffice-gdimetafile;windows_formatname=&quot;GDIMetaFile&quot;"/>
  <manifest:file-entry manifest:full-path="ObjectReplacements/Formula-179" manifest:media-type="application/x-openoffice-gdimetafile;windows_formatname=&quot;GDIMetaFile&quot;"/>
  <manifest:file-entry manifest:full-path="ObjectReplacements/Formula-180" manifest:media-type="application/x-openoffice-gdimetafile;windows_formatname=&quot;GDIMetaFile&quot;"/>
  <manifest:file-entry manifest:full-path="ObjectReplacements/Formula-181" manifest:media-type="application/x-openoffice-gdimetafile;windows_formatname=&quot;GDIMetaFile&quot;"/>
  <manifest:file-entry manifest:full-path="ObjectReplacements/Formula-182" manifest:media-type="application/x-openoffice-gdimetafile;windows_formatname=&quot;GDIMetaFile&quot;"/>
  <manifest:file-entry manifest:full-path="ObjectReplacements/Formula-183" manifest:media-type="application/x-openoffice-gdimetafile;windows_formatname=&quot;GDIMetaFile&quot;"/>
  <manifest:file-entry manifest:full-path="ObjectReplacements/Formula-184" manifest:media-type="application/x-openoffice-gdimetafile;windows_formatname=&quot;GDIMetaFile&quot;"/>
  <manifest:file-entry manifest:full-path="ObjectReplacements/Formula-185" manifest:media-type="application/x-openoffice-gdimetafile;windows_formatname=&quot;GDIMetaFile&quot;"/>
  <manifest:file-entry manifest:full-path="ObjectReplacements/Formula-186" manifest:media-type="application/x-openoffice-gdimetafile;windows_formatname=&quot;GDIMetaFile&quot;"/>
  <manifest:file-entry manifest:full-path="ObjectReplacements/Formula-187" manifest:media-type="application/x-openoffice-gdimetafile;windows_formatname=&quot;GDIMetaFile&quot;"/>
  <manifest:file-entry manifest:full-path="ObjectReplacements/Formula-188" manifest:media-type="application/x-openoffice-gdimetafile;windows_formatname=&quot;GDIMetaFile&quot;"/>
  <manifest:file-entry manifest:full-path="ObjectReplacements/Formula-189" manifest:media-type="application/x-openoffice-gdimetafile;windows_formatname=&quot;GDIMetaFile&quot;"/>
  <manifest:file-entry manifest:full-path="ObjectReplacements/Formula-190" manifest:media-type="application/x-openoffice-gdimetafile;windows_formatname=&quot;GDIMetaFile&quot;"/>
  <manifest:file-entry manifest:full-path="ObjectReplacements/Formula-191" manifest:media-type="application/x-openoffice-gdimetafile;windows_formatname=&quot;GDIMetaFile&quot;"/>
  <manifest:file-entry manifest:full-path="ObjectReplacements/Formula-192" manifest:media-type="application/x-openoffice-gdimetafile;windows_formatname=&quot;GDIMetaFile&quot;"/>
  <manifest:file-entry manifest:full-path="ObjectReplacements/Formula-193" manifest:media-type="application/x-openoffice-gdimetafile;windows_formatname=&quot;GDIMetaFile&quot;"/>
  <manifest:file-entry manifest:full-path="ObjectReplacements/Formula-194" manifest:media-type="application/x-openoffice-gdimetafile;windows_formatname=&quot;GDIMetaFile&quot;"/>
  <manifest:file-entry manifest:full-path="ObjectReplacements/Formula-195" manifest:media-type="application/x-openoffice-gdimetafile;windows_formatname=&quot;GDIMetaFile&quot;"/>
  <manifest:file-entry manifest:full-path="ObjectReplacements/Formula-196" manifest:media-type="application/x-openoffice-gdimetafile;windows_formatname=&quot;GDIMetaFile&quot;"/>
  <manifest:file-entry manifest:full-path="ObjectReplacements/Formula-197" manifest:media-type="application/x-openoffice-gdimetafile;windows_formatname=&quot;GDIMetaFile&quot;"/>
  <manifest:file-entry manifest:full-path="ObjectReplacements/Formula-198" manifest:media-type="application/x-openoffice-gdimetafile;windows_formatname=&quot;GDIMetaFile&quot;"/>
  <manifest:file-entry manifest:full-path="ObjectReplacements/Formula-199" manifest:media-type="application/x-openoffice-gdimetafile;windows_formatname=&quot;GDIMetaFile&quot;"/>
  <manifest:file-entry manifest:full-path="ObjectReplacements/Formula-200" manifest:media-type="application/x-openoffice-gdimetafile;windows_formatname=&quot;GDIMetaFile&quot;"/>
  <manifest:file-entry manifest:full-path="ObjectReplacements/Formula-201" manifest:media-type="application/x-openoffice-gdimetafile;windows_formatname=&quot;GDIMetaFile&quot;"/>
  <manifest:file-entry manifest:full-path="ObjectReplacements/Formula-202" manifest:media-type="application/x-openoffice-gdimetafile;windows_formatname=&quot;GDIMetaFile&quot;"/>
  <manifest:file-entry manifest:full-path="ObjectReplacements/Formula-203" manifest:media-type="application/x-openoffice-gdimetafile;windows_formatname=&quot;GDIMetaFile&quot;"/>
  <manifest:file-entry manifest:full-path="ObjectReplacements/Formula-204" manifest:media-type="application/x-openoffice-gdimetafile;windows_formatname=&quot;GDIMetaFile&quot;"/>
  <manifest:file-entry manifest:full-path="ObjectReplacements/Formula-205" manifest:media-type="application/x-openoffice-gdimetafile;windows_formatname=&quot;GDIMetaFile&quot;"/>
  <manifest:file-entry manifest:full-path="ObjectReplacements/Formula-206" manifest:media-type="application/x-openoffice-gdimetafile;windows_formatname=&quot;GDIMetaFile&quot;"/>
  <manifest:file-entry manifest:full-path="ObjectReplacements/Formula-207" manifest:media-type="application/x-openoffice-gdimetafile;windows_formatname=&quot;GDIMetaFile&quot;"/>
  <manifest:file-entry manifest:full-path="ObjectReplacements/Formula-208" manifest:media-type="application/x-openoffice-gdimetafile;windows_formatname=&quot;GDIMetaFile&quot;"/>
  <manifest:file-entry manifest:full-path="ObjectReplacements/Formula-209" manifest:media-type="application/x-openoffice-gdimetafile;windows_formatname=&quot;GDIMetaFile&quot;"/>
  <manifest:file-entry manifest:full-path="ObjectReplacements/Formula-210" manifest:media-type="application/x-openoffice-gdimetafile;windows_formatname=&quot;GDIMetaFile&quot;"/>
  <manifest:file-entry manifest:full-path="ObjectReplacements/Formula-211" manifest:media-type="application/x-openoffice-gdimetafile;windows_formatname=&quot;GDIMetaFile&quot;"/>
  <manifest:file-entry manifest:full-path="ObjectReplacements/Formula-212" manifest:media-type="application/x-openoffice-gdimetafile;windows_formatname=&quot;GDIMetaFile&quot;"/>
  <manifest:file-entry manifest:full-path="Formula-0/content.xml" manifest:media-type="application/xml"/>
  <manifest:file-entry manifest:full-path="Formula-0/" manifest:version="1.2" manifest:media-type="application/vnd.oasis.opendocument.formula"/>
  <manifest:file-entry manifest:full-path="Formula-118/content.xml" manifest:media-type="application/xml"/>
  <manifest:file-entry manifest:full-path="Formula-118/" manifest:version="1.2" manifest:media-type="application/vnd.oasis.opendocument.formula"/>
  <manifest:file-entry manifest:full-path="Formula-25/content.xml" manifest:media-type="application/xml"/>
  <manifest:file-entry manifest:full-path="Formula-25/" manifest:version="1.2" manifest:media-type="application/vnd.oasis.opendocument.formula"/>
  <manifest:file-entry manifest:full-path="Formula-8/content.xml" manifest:media-type="application/xml"/>
  <manifest:file-entry manifest:full-path="Formula-8/" manifest:version="1.2" manifest:media-type="application/vnd.oasis.opendocument.formula"/>
  <manifest:file-entry manifest:full-path="Formula-1/content.xml" manifest:media-type="application/xml"/>
  <manifest:file-entry manifest:full-path="Formula-1/" manifest:version="1.2" manifest:media-type="application/vnd.oasis.opendocument.formula"/>
  <manifest:file-entry manifest:full-path="Formula-119/content.xml" manifest:media-type="application/xml"/>
  <manifest:file-entry manifest:full-path="Formula-119/" manifest:version="1.2" manifest:media-type="application/vnd.oasis.opendocument.formula"/>
  <manifest:file-entry manifest:full-path="Formula-2/content.xml" manifest:media-type="application/xml"/>
  <manifest:file-entry manifest:full-path="Formula-2/" manifest:version="1.2" manifest:media-type="application/vnd.oasis.opendocument.formula"/>
  <manifest:file-entry manifest:full-path="Formula-3/content.xml" manifest:media-type="application/xml"/>
  <manifest:file-entry manifest:full-path="Formula-3/" manifest:version="1.2" manifest:media-type="application/vnd.oasis.opendocument.formula"/>
  <manifest:file-entry manifest:full-path="Formula-20/content.xml" manifest:media-type="application/xml"/>
  <manifest:file-entry manifest:full-path="Formula-20/" manifest:version="1.2" manifest:media-type="application/vnd.oasis.opendocument.formula"/>
  <manifest:file-entry manifest:full-path="Formula-4/content.xml" manifest:media-type="application/xml"/>
  <manifest:file-entry manifest:full-path="Formula-4/" manifest:version="1.2" manifest:media-type="application/vnd.oasis.opendocument.formula"/>
  <manifest:file-entry manifest:full-path="Formula-21/content.xml" manifest:media-type="application/xml"/>
  <manifest:file-entry manifest:full-path="Formula-21/" manifest:version="1.2" manifest:media-type="application/vnd.oasis.opendocument.formula"/>
  <manifest:file-entry manifest:full-path="Formula-5/content.xml" manifest:media-type="application/xml"/>
  <manifest:file-entry manifest:full-path="Formula-5/" manifest:version="1.2" manifest:media-type="application/vnd.oasis.opendocument.formula"/>
  <manifest:file-entry manifest:full-path="Formula-22/content.xml" manifest:media-type="application/xml"/>
  <manifest:file-entry manifest:full-path="Formula-22/" manifest:version="1.2" manifest:media-type="application/vnd.oasis.opendocument.formula"/>
  <manifest:file-entry manifest:full-path="Formula-6/content.xml" manifest:media-type="application/xml"/>
  <manifest:file-entry manifest:full-path="Formula-6/" manifest:version="1.2" manifest:media-type="application/vnd.oasis.opendocument.formula"/>
  <manifest:file-entry manifest:full-path="Formula-23/content.xml" manifest:media-type="application/xml"/>
  <manifest:file-entry manifest:full-path="Formula-23/" manifest:version="1.2" manifest:media-type="application/vnd.oasis.opendocument.formula"/>
  <manifest:file-entry manifest:full-path="Formula-7/content.xml" manifest:media-type="application/xml"/>
  <manifest:file-entry manifest:full-path="Formula-7/" manifest:version="1.2" manifest:media-type="application/vnd.oasis.opendocument.formula"/>
  <manifest:file-entry manifest:full-path="Formula-24/content.xml" manifest:media-type="application/xml"/>
  <manifest:file-entry manifest:full-path="Formula-24/" manifest:version="1.2" manifest:media-type="application/vnd.oasis.opendocument.formula"/>
  <manifest:file-entry manifest:full-path="Formula-9/content.xml" manifest:media-type="application/xml"/>
  <manifest:file-entry manifest:full-path="Formula-9/" manifest:version="1.2" manifest:media-type="application/vnd.oasis.opendocument.formula"/>
  <manifest:file-entry manifest:full-path="Formula-26/content.xml" manifest:media-type="application/xml"/>
  <manifest:file-entry manifest:full-path="Formula-26/" manifest:version="1.2" manifest:media-type="application/vnd.oasis.opendocument.formula"/>
  <manifest:file-entry manifest:full-path="Formula-10/content.xml" manifest:media-type="application/xml"/>
  <manifest:file-entry manifest:full-path="Formula-10/" manifest:version="1.2" manifest:media-type="application/vnd.oasis.opendocument.formula"/>
  <manifest:file-entry manifest:full-path="Formula-11/content.xml" manifest:media-type="application/xml"/>
  <manifest:file-entry manifest:full-path="Formula-11/" manifest:version="1.2" manifest:media-type="application/vnd.oasis.opendocument.formula"/>
  <manifest:file-entry manifest:full-path="Formula-12/content.xml" manifest:media-type="application/xml"/>
  <manifest:file-entry manifest:full-path="Formula-12/" manifest:version="1.2" manifest:media-type="application/vnd.oasis.opendocument.formula"/>
  <manifest:file-entry manifest:full-path="Formula-13/content.xml" manifest:media-type="application/xml"/>
  <manifest:file-entry manifest:full-path="Formula-13/" manifest:version="1.2" manifest:media-type="application/vnd.oasis.opendocument.formula"/>
  <manifest:file-entry manifest:full-path="Formula-14/content.xml" manifest:media-type="application/xml"/>
  <manifest:file-entry manifest:full-path="Formula-14/" manifest:version="1.2" manifest:media-type="application/vnd.oasis.opendocument.formula"/>
  <manifest:file-entry manifest:full-path="Formula-15/content.xml" manifest:media-type="application/xml"/>
  <manifest:file-entry manifest:full-path="Formula-15/" manifest:version="1.2" manifest:media-type="application/vnd.oasis.opendocument.formula"/>
  <manifest:file-entry manifest:full-path="Formula-16/content.xml" manifest:media-type="application/xml"/>
  <manifest:file-entry manifest:full-path="Formula-16/" manifest:version="1.2" manifest:media-type="application/vnd.oasis.opendocument.formula"/>
  <manifest:file-entry manifest:full-path="Formula-17/content.xml" manifest:media-type="application/xml"/>
  <manifest:file-entry manifest:full-path="Formula-17/" manifest:version="1.2" manifest:media-type="application/vnd.oasis.opendocument.formula"/>
  <manifest:file-entry manifest:full-path="Formula-18/content.xml" manifest:media-type="application/xml"/>
  <manifest:file-entry manifest:full-path="Formula-18/" manifest:version="1.2" manifest:media-type="application/vnd.oasis.opendocument.formula"/>
  <manifest:file-entry manifest:full-path="Formula-19/content.xml" manifest:media-type="application/xml"/>
  <manifest:file-entry manifest:full-path="Formula-19/" manifest:version="1.2" manifest:media-type="application/vnd.oasis.opendocument.formula"/>
  <manifest:file-entry manifest:full-path="Formula-27/content.xml" manifest:media-type="application/xml"/>
  <manifest:file-entry manifest:full-path="Formula-27/" manifest:version="1.2" manifest:media-type="application/vnd.oasis.opendocument.formula"/>
  <manifest:file-entry manifest:full-path="Formula-28/content.xml" manifest:media-type="application/xml"/>
  <manifest:file-entry manifest:full-path="Formula-28/" manifest:version="1.2" manifest:media-type="application/vnd.oasis.opendocument.formula"/>
  <manifest:file-entry manifest:full-path="Formula-29/content.xml" manifest:media-type="application/xml"/>
  <manifest:file-entry manifest:full-path="Formula-29/" manifest:version="1.2" manifest:media-type="application/vnd.oasis.opendocument.formula"/>
  <manifest:file-entry manifest:full-path="Formula-30/content.xml" manifest:media-type="application/xml"/>
  <manifest:file-entry manifest:full-path="Formula-30/" manifest:version="1.2" manifest:media-type="application/vnd.oasis.opendocument.formula"/>
  <manifest:file-entry manifest:full-path="Formula-31/content.xml" manifest:media-type="application/xml"/>
  <manifest:file-entry manifest:full-path="Formula-31/" manifest:version="1.2" manifest:media-type="application/vnd.oasis.opendocument.formula"/>
  <manifest:file-entry manifest:full-path="Formula-32/content.xml" manifest:media-type="application/xml"/>
  <manifest:file-entry manifest:full-path="Formula-32/" manifest:version="1.2" manifest:media-type="application/vnd.oasis.opendocument.formula"/>
  <manifest:file-entry manifest:full-path="Formula-33/content.xml" manifest:media-type="application/xml"/>
  <manifest:file-entry manifest:full-path="Formula-33/" manifest:version="1.2" manifest:media-type="application/vnd.oasis.opendocument.formula"/>
  <manifest:file-entry manifest:full-path="Formula-34/content.xml" manifest:media-type="application/xml"/>
  <manifest:file-entry manifest:full-path="Formula-34/" manifest:version="1.2" manifest:media-type="application/vnd.oasis.opendocument.formula"/>
  <manifest:file-entry manifest:full-path="Formula-35/content.xml" manifest:media-type="application/xml"/>
  <manifest:file-entry manifest:full-path="Formula-35/" manifest:version="1.2" manifest:media-type="application/vnd.oasis.opendocument.formula"/>
  <manifest:file-entry manifest:full-path="Formula-36/content.xml" manifest:media-type="application/xml"/>
  <manifest:file-entry manifest:full-path="Formula-36/" manifest:version="1.2" manifest:media-type="application/vnd.oasis.opendocument.formula"/>
  <manifest:file-entry manifest:full-path="Formula-37/content.xml" manifest:media-type="application/xml"/>
  <manifest:file-entry manifest:full-path="Formula-37/" manifest:version="1.2" manifest:media-type="application/vnd.oasis.opendocument.formula"/>
  <manifest:file-entry manifest:full-path="Formula-38/content.xml" manifest:media-type="application/xml"/>
  <manifest:file-entry manifest:full-path="Formula-38/" manifest:version="1.2" manifest:media-type="application/vnd.oasis.opendocument.formula"/>
  <manifest:file-entry manifest:full-path="Formula-39/content.xml" manifest:media-type="application/xml"/>
  <manifest:file-entry manifest:full-path="Formula-39/" manifest:version="1.2" manifest:media-type="application/vnd.oasis.opendocument.formula"/>
  <manifest:file-entry manifest:full-path="Formula-40/content.xml" manifest:media-type="application/xml"/>
  <manifest:file-entry manifest:full-path="Formula-40/" manifest:version="1.2" manifest:media-type="application/vnd.oasis.opendocument.formula"/>
  <manifest:file-entry manifest:full-path="Formula-41/content.xml" manifest:media-type="application/xml"/>
  <manifest:file-entry manifest:full-path="Formula-41/" manifest:version="1.2" manifest:media-type="application/vnd.oasis.opendocument.formula"/>
  <manifest:file-entry manifest:full-path="Formula-42/content.xml" manifest:media-type="application/xml"/>
  <manifest:file-entry manifest:full-path="Formula-42/" manifest:version="1.2" manifest:media-type="application/vnd.oasis.opendocument.formula"/>
  <manifest:file-entry manifest:full-path="Formula-43/content.xml" manifest:media-type="application/xml"/>
  <manifest:file-entry manifest:full-path="Formula-43/" manifest:version="1.2" manifest:media-type="application/vnd.oasis.opendocument.formula"/>
  <manifest:file-entry manifest:full-path="Formula-44/content.xml" manifest:media-type="application/xml"/>
  <manifest:file-entry manifest:full-path="Formula-44/" manifest:version="1.2" manifest:media-type="application/vnd.oasis.opendocument.formula"/>
  <manifest:file-entry manifest:full-path="Formula-45/content.xml" manifest:media-type="application/xml"/>
  <manifest:file-entry manifest:full-path="Formula-45/" manifest:version="1.2" manifest:media-type="application/vnd.oasis.opendocument.formula"/>
  <manifest:file-entry manifest:full-path="Formula-100/content.xml" manifest:media-type="application/xml"/>
  <manifest:file-entry manifest:full-path="Formula-100/" manifest:version="1.2" manifest:media-type="application/vnd.oasis.opendocument.formula"/>
  <manifest:file-entry manifest:full-path="Formula-46/content.xml" manifest:media-type="application/xml"/>
  <manifest:file-entry manifest:full-path="Formula-46/" manifest:version="1.2" manifest:media-type="application/vnd.oasis.opendocument.formula"/>
  <manifest:file-entry manifest:full-path="Formula-102/content.xml" manifest:media-type="application/xml"/>
  <manifest:file-entry manifest:full-path="Formula-102/" manifest:version="1.2" manifest:media-type="application/vnd.oasis.opendocument.formula"/>
  <manifest:file-entry manifest:full-path="Formula-48/content.xml" manifest:media-type="application/xml"/>
  <manifest:file-entry manifest:full-path="Formula-48/" manifest:version="1.2" manifest:media-type="application/vnd.oasis.opendocument.formula"/>
  <manifest:file-entry manifest:full-path="Formula-103/content.xml" manifest:media-type="application/xml"/>
  <manifest:file-entry manifest:full-path="Formula-103/" manifest:version="1.2" manifest:media-type="application/vnd.oasis.opendocument.formula"/>
  <manifest:file-entry manifest:full-path="Formula-49/content.xml" manifest:media-type="application/xml"/>
  <manifest:file-entry manifest:full-path="Formula-49/" manifest:version="1.2" manifest:media-type="application/vnd.oasis.opendocument.formula"/>
  <manifest:file-entry manifest:full-path="Formula-50/content.xml" manifest:media-type="application/xml"/>
  <manifest:file-entry manifest:full-path="Formula-50/" manifest:version="1.2" manifest:media-type="application/vnd.oasis.opendocument.formula"/>
  <manifest:file-entry manifest:full-path="Formula-51/content.xml" manifest:media-type="application/xml"/>
  <manifest:file-entry manifest:full-path="Formula-51/" manifest:version="1.2" manifest:media-type="application/vnd.oasis.opendocument.formula"/>
  <manifest:file-entry manifest:full-path="Formula-52/content.xml" manifest:media-type="application/xml"/>
  <manifest:file-entry manifest:full-path="Formula-52/" manifest:version="1.2" manifest:media-type="application/vnd.oasis.opendocument.formula"/>
  <manifest:file-entry manifest:full-path="Formula-53/content.xml" manifest:media-type="application/xml"/>
  <manifest:file-entry manifest:full-path="Formula-53/" manifest:version="1.2" manifest:media-type="application/vnd.oasis.opendocument.formula"/>
  <manifest:file-entry manifest:full-path="Formula-54/content.xml" manifest:media-type="application/xml"/>
  <manifest:file-entry manifest:full-path="Formula-54/" manifest:version="1.2" manifest:media-type="application/vnd.oasis.opendocument.formula"/>
  <manifest:file-entry manifest:full-path="Formula-55/content.xml" manifest:media-type="application/xml"/>
  <manifest:file-entry manifest:full-path="Formula-55/" manifest:version="1.2" manifest:media-type="application/vnd.oasis.opendocument.formula"/>
  <manifest:file-entry manifest:full-path="Formula-110/content.xml" manifest:media-type="application/xml"/>
  <manifest:file-entry manifest:full-path="Formula-110/" manifest:version="1.2" manifest:media-type="application/vnd.oasis.opendocument.formula"/>
  <manifest:file-entry manifest:full-path="Formula-56/content.xml" manifest:media-type="application/xml"/>
  <manifest:file-entry manifest:full-path="Formula-56/" manifest:version="1.2" manifest:media-type="application/vnd.oasis.opendocument.formula"/>
  <manifest:file-entry manifest:full-path="Formula-57/content.xml" manifest:media-type="application/xml"/>
  <manifest:file-entry manifest:full-path="Formula-57/" manifest:version="1.2" manifest:media-type="application/vnd.oasis.opendocument.formula"/>
  <manifest:file-entry manifest:full-path="Formula-111/content.xml" manifest:media-type="application/xml"/>
  <manifest:file-entry manifest:full-path="Formula-111/" manifest:version="1.2" manifest:media-type="application/vnd.oasis.opendocument.formula"/>
  <manifest:file-entry manifest:full-path="Formula-58/content.xml" manifest:media-type="application/xml"/>
  <manifest:file-entry manifest:full-path="Formula-58/" manifest:version="1.2" manifest:media-type="application/vnd.oasis.opendocument.formula"/>
  <manifest:file-entry manifest:full-path="Formula-112/content.xml" manifest:media-type="application/xml"/>
  <manifest:file-entry manifest:full-path="Formula-112/" manifest:version="1.2" manifest:media-type="application/vnd.oasis.opendocument.formula"/>
  <manifest:file-entry manifest:full-path="Formula-59/content.xml" manifest:media-type="application/xml"/>
  <manifest:file-entry manifest:full-path="Formula-59/" manifest:version="1.2" manifest:media-type="application/vnd.oasis.opendocument.formula"/>
  <manifest:file-entry manifest:full-path="Formula-113/content.xml" manifest:media-type="application/xml"/>
  <manifest:file-entry manifest:full-path="Formula-113/" manifest:version="1.2" manifest:media-type="application/vnd.oasis.opendocument.formula"/>
  <manifest:file-entry manifest:full-path="Formula-60/content.xml" manifest:media-type="application/xml"/>
  <manifest:file-entry manifest:full-path="Formula-60/" manifest:version="1.2" manifest:media-type="application/vnd.oasis.opendocument.formula"/>
  <manifest:file-entry manifest:full-path="Formula-61/content.xml" manifest:media-type="application/xml"/>
  <manifest:file-entry manifest:full-path="Formula-61/" manifest:version="1.2" manifest:media-type="application/vnd.oasis.opendocument.formula"/>
  <manifest:file-entry manifest:full-path="Formula-62/content.xml" manifest:media-type="application/xml"/>
  <manifest:file-entry manifest:full-path="Formula-62/" manifest:version="1.2" manifest:media-type="application/vnd.oasis.opendocument.formula"/>
  <manifest:file-entry manifest:full-path="Formula-63/content.xml" manifest:media-type="application/xml"/>
  <manifest:file-entry manifest:full-path="Formula-63/" manifest:version="1.2" manifest:media-type="application/vnd.oasis.opendocument.formula"/>
  <manifest:file-entry manifest:full-path="Formula-64/content.xml" manifest:media-type="application/xml"/>
  <manifest:file-entry manifest:full-path="Formula-64/" manifest:version="1.2" manifest:media-type="application/vnd.oasis.opendocument.formula"/>
  <manifest:file-entry manifest:full-path="Formula-65/content.xml" manifest:media-type="application/xml"/>
  <manifest:file-entry manifest:full-path="Formula-65/" manifest:version="1.2" manifest:media-type="application/vnd.oasis.opendocument.formula"/>
  <manifest:file-entry manifest:full-path="Formula-66/content.xml" manifest:media-type="application/xml"/>
  <manifest:file-entry manifest:full-path="Formula-66/" manifest:version="1.2" manifest:media-type="application/vnd.oasis.opendocument.formula"/>
  <manifest:file-entry manifest:full-path="Formula-120/content.xml" manifest:media-type="application/xml"/>
  <manifest:file-entry manifest:full-path="Formula-120/" manifest:version="1.2" manifest:media-type="application/vnd.oasis.opendocument.formula"/>
  <manifest:file-entry manifest:full-path="Formula-67/content.xml" manifest:media-type="application/xml"/>
  <manifest:file-entry manifest:full-path="Formula-67/" manifest:version="1.2" manifest:media-type="application/vnd.oasis.opendocument.formula"/>
  <manifest:file-entry manifest:full-path="Formula-121/content.xml" manifest:media-type="application/xml"/>
  <manifest:file-entry manifest:full-path="Formula-121/" manifest:version="1.2" manifest:media-type="application/vnd.oasis.opendocument.formula"/>
  <manifest:file-entry manifest:full-path="Formula-68/content.xml" manifest:media-type="application/xml"/>
  <manifest:file-entry manifest:full-path="Formula-68/" manifest:version="1.2" manifest:media-type="application/vnd.oasis.opendocument.formula"/>
  <manifest:file-entry manifest:full-path="Formula-122/content.xml" manifest:media-type="application/xml"/>
  <manifest:file-entry manifest:full-path="Formula-122/" manifest:version="1.2" manifest:media-type="application/vnd.oasis.opendocument.formula"/>
  <manifest:file-entry manifest:full-path="Formula-69/content.xml" manifest:media-type="application/xml"/>
  <manifest:file-entry manifest:full-path="Formula-69/" manifest:version="1.2" manifest:media-type="application/vnd.oasis.opendocument.formula"/>
  <manifest:file-entry manifest:full-path="Formula-123/content.xml" manifest:media-type="application/xml"/>
  <manifest:file-entry manifest:full-path="Formula-123/" manifest:version="1.2" manifest:media-type="application/vnd.oasis.opendocument.formula"/>
  <manifest:file-entry manifest:full-path="Formula-70/content.xml" manifest:media-type="application/xml"/>
  <manifest:file-entry manifest:full-path="Formula-70/" manifest:version="1.2" manifest:media-type="application/vnd.oasis.opendocument.formula"/>
  <manifest:file-entry manifest:full-path="Formula-71/content.xml" manifest:media-type="application/xml"/>
  <manifest:file-entry manifest:full-path="Formula-71/" manifest:version="1.2" manifest:media-type="application/vnd.oasis.opendocument.formula"/>
  <manifest:file-entry manifest:full-path="Formula-72/content.xml" manifest:media-type="application/xml"/>
  <manifest:file-entry manifest:full-path="Formula-72/" manifest:version="1.2" manifest:media-type="application/vnd.oasis.opendocument.formula"/>
  <manifest:file-entry manifest:full-path="Formula-73/content.xml" manifest:media-type="application/xml"/>
  <manifest:file-entry manifest:full-path="Formula-73/" manifest:version="1.2" manifest:media-type="application/vnd.oasis.opendocument.formula"/>
  <manifest:file-entry manifest:full-path="Formula-74/content.xml" manifest:media-type="application/xml"/>
  <manifest:file-entry manifest:full-path="Formula-74/" manifest:version="1.2" manifest:media-type="application/vnd.oasis.opendocument.formula"/>
  <manifest:file-entry manifest:full-path="Formula-75/content.xml" manifest:media-type="application/xml"/>
  <manifest:file-entry manifest:full-path="Formula-75/" manifest:version="1.2" manifest:media-type="application/vnd.oasis.opendocument.formula"/>
  <manifest:file-entry manifest:full-path="Formula-76/content.xml" manifest:media-type="application/xml"/>
  <manifest:file-entry manifest:full-path="Formula-76/" manifest:version="1.2" manifest:media-type="application/vnd.oasis.opendocument.formula"/>
  <manifest:file-entry manifest:full-path="Formula-130/content.xml" manifest:media-type="application/xml"/>
  <manifest:file-entry manifest:full-path="Formula-130/" manifest:version="1.2" manifest:media-type="application/vnd.oasis.opendocument.formula"/>
  <manifest:file-entry manifest:full-path="Formula-77/content.xml" manifest:media-type="application/xml"/>
  <manifest:file-entry manifest:full-path="Formula-77/" manifest:version="1.2" manifest:media-type="application/vnd.oasis.opendocument.formula"/>
  <manifest:file-entry manifest:full-path="Formula-131/content.xml" manifest:media-type="application/xml"/>
  <manifest:file-entry manifest:full-path="Formula-131/" manifest:version="1.2" manifest:media-type="application/vnd.oasis.opendocument.formula"/>
  <manifest:file-entry manifest:full-path="Formula-78/content.xml" manifest:media-type="application/xml"/>
  <manifest:file-entry manifest:full-path="Formula-78/" manifest:version="1.2" manifest:media-type="application/vnd.oasis.opendocument.formula"/>
  <manifest:file-entry manifest:full-path="Formula-132/content.xml" manifest:media-type="application/xml"/>
  <manifest:file-entry manifest:full-path="Formula-132/" manifest:version="1.2" manifest:media-type="application/vnd.oasis.opendocument.formula"/>
  <manifest:file-entry manifest:full-path="Formula-79/content.xml" manifest:media-type="application/xml"/>
  <manifest:file-entry manifest:full-path="Formula-79/" manifest:version="1.2" manifest:media-type="application/vnd.oasis.opendocument.formula"/>
  <manifest:file-entry manifest:full-path="Formula-133/content.xml" manifest:media-type="application/xml"/>
  <manifest:file-entry manifest:full-path="Formula-133/" manifest:version="1.2" manifest:media-type="application/vnd.oasis.opendocument.formula"/>
  <manifest:file-entry manifest:full-path="Formula-80/content.xml" manifest:media-type="application/xml"/>
  <manifest:file-entry manifest:full-path="Formula-80/" manifest:version="1.2" manifest:media-type="application/vnd.oasis.opendocument.formula"/>
  <manifest:file-entry manifest:full-path="Formula-81/content.xml" manifest:media-type="application/xml"/>
  <manifest:file-entry manifest:full-path="Formula-81/" manifest:version="1.2" manifest:media-type="application/vnd.oasis.opendocument.formula"/>
  <manifest:file-entry manifest:full-path="Formula-82/content.xml" manifest:media-type="application/xml"/>
  <manifest:file-entry manifest:full-path="Formula-82/" manifest:version="1.2" manifest:media-type="application/vnd.oasis.opendocument.formula"/>
  <manifest:file-entry manifest:full-path="Formula-83/content.xml" manifest:media-type="application/xml"/>
  <manifest:file-entry manifest:full-path="Formula-83/" manifest:version="1.2" manifest:media-type="application/vnd.oasis.opendocument.formula"/>
  <manifest:file-entry manifest:full-path="Formula-84/content.xml" manifest:media-type="application/xml"/>
  <manifest:file-entry manifest:full-path="Formula-84/" manifest:version="1.2" manifest:media-type="application/vnd.oasis.opendocument.formula"/>
  <manifest:file-entry manifest:full-path="Formula-85/content.xml" manifest:media-type="application/xml"/>
  <manifest:file-entry manifest:full-path="Formula-85/" manifest:version="1.2" manifest:media-type="application/vnd.oasis.opendocument.formula"/>
  <manifest:file-entry manifest:full-path="Formula-86/content.xml" manifest:media-type="application/xml"/>
  <manifest:file-entry manifest:full-path="Formula-86/" manifest:version="1.2" manifest:media-type="application/vnd.oasis.opendocument.formula"/>
  <manifest:file-entry manifest:full-path="Formula-140/content.xml" manifest:media-type="application/xml"/>
  <manifest:file-entry manifest:full-path="Formula-140/" manifest:version="1.2" manifest:media-type="application/vnd.oasis.opendocument.formula"/>
  <manifest:file-entry manifest:full-path="Formula-87/content.xml" manifest:media-type="application/xml"/>
  <manifest:file-entry manifest:full-path="Formula-87/" manifest:version="1.2" manifest:media-type="application/vnd.oasis.opendocument.formula"/>
  <manifest:file-entry manifest:full-path="Formula-141/content.xml" manifest:media-type="application/xml"/>
  <manifest:file-entry manifest:full-path="Formula-141/" manifest:version="1.2" manifest:media-type="application/vnd.oasis.opendocument.formula"/>
  <manifest:file-entry manifest:full-path="Formula-88/content.xml" manifest:media-type="application/xml"/>
  <manifest:file-entry manifest:full-path="Formula-88/" manifest:version="1.2" manifest:media-type="application/vnd.oasis.opendocument.formula"/>
  <manifest:file-entry manifest:full-path="Formula-142/content.xml" manifest:media-type="application/xml"/>
  <manifest:file-entry manifest:full-path="Formula-142/" manifest:version="1.2" manifest:media-type="application/vnd.oasis.opendocument.formula"/>
  <manifest:file-entry manifest:full-path="Formula-89/content.xml" manifest:media-type="application/xml"/>
  <manifest:file-entry manifest:full-path="Formula-89/" manifest:version="1.2" manifest:media-type="application/vnd.oasis.opendocument.formula"/>
  <manifest:file-entry manifest:full-path="Formula-143/content.xml" manifest:media-type="application/xml"/>
  <manifest:file-entry manifest:full-path="Formula-143/" manifest:version="1.2" manifest:media-type="application/vnd.oasis.opendocument.formula"/>
  <manifest:file-entry manifest:full-path="Formula-90/content.xml" manifest:media-type="application/xml"/>
  <manifest:file-entry manifest:full-path="Formula-90/" manifest:version="1.2" manifest:media-type="application/vnd.oasis.opendocument.formula"/>
  <manifest:file-entry manifest:full-path="Formula-91/content.xml" manifest:media-type="application/xml"/>
  <manifest:file-entry manifest:full-path="Formula-91/" manifest:version="1.2" manifest:media-type="application/vnd.oasis.opendocument.formula"/>
  <manifest:file-entry manifest:full-path="Formula-92/content.xml" manifest:media-type="application/xml"/>
  <manifest:file-entry manifest:full-path="Formula-92/" manifest:version="1.2" manifest:media-type="application/vnd.oasis.opendocument.formula"/>
  <manifest:file-entry manifest:full-path="manifest.rdf" manifest:media-type="application/rdf+xml"/>
  <manifest:file-entry manifest:full-path="Formula-93/content.xml" manifest:media-type="application/xml"/>
  <manifest:file-entry manifest:full-path="Formula-93/" manifest:version="1.2" manifest:media-type="application/vnd.oasis.opendocument.formula"/>
  <manifest:file-entry manifest:full-path="Formula-94/content.xml" manifest:media-type="application/xml"/>
  <manifest:file-entry manifest:full-path="Formula-94/" manifest:version="1.2" manifest:media-type="application/vnd.oasis.opendocument.formula"/>
  <manifest:file-entry manifest:full-path="Formula-95/content.xml" manifest:media-type="application/xml"/>
  <manifest:file-entry manifest:full-path="Formula-95/" manifest:version="1.2" manifest:media-type="application/vnd.oasis.opendocument.formula"/>
  <manifest:file-entry manifest:full-path="Formula-96/content.xml" manifest:media-type="application/xml"/>
  <manifest:file-entry manifest:full-path="Formula-96/" manifest:version="1.2" manifest:media-type="application/vnd.oasis.opendocument.formula"/>
  <manifest:file-entry manifest:full-path="Formula-150/content.xml" manifest:media-type="application/xml"/>
  <manifest:file-entry manifest:full-path="Formula-150/" manifest:version="1.2" manifest:media-type="application/vnd.oasis.opendocument.formula"/>
  <manifest:file-entry manifest:full-path="Formula-97/content.xml" manifest:media-type="application/xml"/>
  <manifest:file-entry manifest:full-path="Formula-97/" manifest:version="1.2" manifest:media-type="application/vnd.oasis.opendocument.formula"/>
  <manifest:file-entry manifest:full-path="Formula-151/content.xml" manifest:media-type="application/xml"/>
  <manifest:file-entry manifest:full-path="Formula-151/" manifest:version="1.2" manifest:media-type="application/vnd.oasis.opendocument.formula"/>
  <manifest:file-entry manifest:full-path="Formula-98/content.xml" manifest:media-type="application/xml"/>
  <manifest:file-entry manifest:full-path="Formula-98/" manifest:version="1.2" manifest:media-type="application/vnd.oasis.opendocument.formula"/>
  <manifest:file-entry manifest:full-path="Formula-152/content.xml" manifest:media-type="application/xml"/>
  <manifest:file-entry manifest:full-path="Formula-152/" manifest:version="1.2" manifest:media-type="application/vnd.oasis.opendocument.formula"/>
  <manifest:file-entry manifest:full-path="Formula-99/content.xml" manifest:media-type="application/xml"/>
  <manifest:file-entry manifest:full-path="Formula-99/" manifest:version="1.2" manifest:media-type="application/vnd.oasis.opendocument.formula"/>
  <manifest:file-entry manifest:full-path="Formula-153/content.xml" manifest:media-type="application/xml"/>
  <manifest:file-entry manifest:full-path="Formula-153/" manifest:version="1.2" manifest:media-type="application/vnd.oasis.opendocument.formula"/>
  <manifest:file-entry manifest:full-path="Formula-104/content.xml" manifest:media-type="application/xml"/>
  <manifest:file-entry manifest:full-path="Formula-104/" manifest:version="1.2" manifest:media-type="application/vnd.oasis.opendocument.formula"/>
  <manifest:file-entry manifest:full-path="Formula-105/content.xml" manifest:media-type="application/xml"/>
  <manifest:file-entry manifest:full-path="Formula-105/" manifest:version="1.2" manifest:media-type="application/vnd.oasis.opendocument.formula"/>
  <manifest:file-entry manifest:full-path="Formula-106/content.xml" manifest:media-type="application/xml"/>
  <manifest:file-entry manifest:full-path="Formula-106/" manifest:version="1.2" manifest:media-type="application/vnd.oasis.opendocument.formula"/>
  <manifest:file-entry manifest:full-path="Formula-107/content.xml" manifest:media-type="application/xml"/>
  <manifest:file-entry manifest:full-path="Formula-107/" manifest:version="1.2" manifest:media-type="application/vnd.oasis.opendocument.formula"/>
  <manifest:file-entry manifest:full-path="Formula-108/content.xml" manifest:media-type="application/xml"/>
  <manifest:file-entry manifest:full-path="Formula-108/" manifest:version="1.2" manifest:media-type="application/vnd.oasis.opendocument.formula"/>
  <manifest:file-entry manifest:full-path="Formula-109/content.xml" manifest:media-type="application/xml"/>
  <manifest:file-entry manifest:full-path="Formula-109/" manifest:version="1.2" manifest:media-type="application/vnd.oasis.opendocument.formula"/>
  <manifest:file-entry manifest:full-path="Formula-114/content.xml" manifest:media-type="application/xml"/>
  <manifest:file-entry manifest:full-path="Formula-114/" manifest:version="1.2" manifest:media-type="application/vnd.oasis.opendocument.formula"/>
  <manifest:file-entry manifest:full-path="Formula-115/content.xml" manifest:media-type="application/xml"/>
  <manifest:file-entry manifest:full-path="Formula-115/" manifest:version="1.2" manifest:media-type="application/vnd.oasis.opendocument.formula"/>
  <manifest:file-entry manifest:full-path="Formula-116/content.xml" manifest:media-type="application/xml"/>
  <manifest:file-entry manifest:full-path="Formula-116/" manifest:version="1.2" manifest:media-type="application/vnd.oasis.opendocument.formula"/>
  <manifest:file-entry manifest:full-path="Formula-117/content.xml" manifest:media-type="application/xml"/>
  <manifest:file-entry manifest:full-path="Formula-117/" manifest:version="1.2" manifest:media-type="application/vnd.oasis.opendocument.formula"/>
  <manifest:file-entry manifest:full-path="Formula-124/content.xml" manifest:media-type="application/xml"/>
  <manifest:file-entry manifest:full-path="Formula-124/" manifest:version="1.2" manifest:media-type="application/vnd.oasis.opendocument.formula"/>
  <manifest:file-entry manifest:full-path="Formula-125/content.xml" manifest:media-type="application/xml"/>
  <manifest:file-entry manifest:full-path="Formula-125/" manifest:version="1.2" manifest:media-type="application/vnd.oasis.opendocument.formula"/>
  <manifest:file-entry manifest:full-path="Formula-126/content.xml" manifest:media-type="application/xml"/>
  <manifest:file-entry manifest:full-path="Formula-126/" manifest:version="1.2" manifest:media-type="application/vnd.oasis.opendocument.formula"/>
  <manifest:file-entry manifest:full-path="Formula-127/content.xml" manifest:media-type="application/xml"/>
  <manifest:file-entry manifest:full-path="Formula-127/" manifest:version="1.2" manifest:media-type="application/vnd.oasis.opendocument.formula"/>
  <manifest:file-entry manifest:full-path="Formula-128/content.xml" manifest:media-type="application/xml"/>
  <manifest:file-entry manifest:full-path="Formula-128/" manifest:version="1.2" manifest:media-type="application/vnd.oasis.opendocument.formula"/>
  <manifest:file-entry manifest:full-path="Formula-129/content.xml" manifest:media-type="application/xml"/>
  <manifest:file-entry manifest:full-path="Formula-129/" manifest:version="1.2" manifest:media-type="application/vnd.oasis.opendocument.formula"/>
  <manifest:file-entry manifest:full-path="Formula-134/content.xml" manifest:media-type="application/xml"/>
  <manifest:file-entry manifest:full-path="Formula-134/" manifest:version="1.2" manifest:media-type="application/vnd.oasis.opendocument.formula"/>
  <manifest:file-entry manifest:full-path="Formula-135/content.xml" manifest:media-type="application/xml"/>
  <manifest:file-entry manifest:full-path="Formula-135/" manifest:version="1.2" manifest:media-type="application/vnd.oasis.opendocument.formula"/>
  <manifest:file-entry manifest:full-path="Formula-136/content.xml" manifest:media-type="application/xml"/>
  <manifest:file-entry manifest:full-path="Formula-136/" manifest:version="1.2" manifest:media-type="application/vnd.oasis.opendocument.formula"/>
  <manifest:file-entry manifest:full-path="Formula-137/content.xml" manifest:media-type="application/xml"/>
  <manifest:file-entry manifest:full-path="Formula-137/" manifest:version="1.2" manifest:media-type="application/vnd.oasis.opendocument.formula"/>
  <manifest:file-entry manifest:full-path="Formula-138/content.xml" manifest:media-type="application/xml"/>
  <manifest:file-entry manifest:full-path="Formula-138/" manifest:version="1.2" manifest:media-type="application/vnd.oasis.opendocument.formula"/>
  <manifest:file-entry manifest:full-path="Formula-139/content.xml" manifest:media-type="application/xml"/>
  <manifest:file-entry manifest:full-path="Formula-139/" manifest:version="1.2" manifest:media-type="application/vnd.oasis.opendocument.formula"/>
  <manifest:file-entry manifest:full-path="Formula-144/content.xml" manifest:media-type="application/xml"/>
  <manifest:file-entry manifest:full-path="Formula-144/" manifest:version="1.2" manifest:media-type="application/vnd.oasis.opendocument.formula"/>
  <manifest:file-entry manifest:full-path="Formula-145/content.xml" manifest:media-type="application/xml"/>
  <manifest:file-entry manifest:full-path="Formula-145/" manifest:version="1.2" manifest:media-type="application/vnd.oasis.opendocument.formula"/>
  <manifest:file-entry manifest:full-path="Formula-146/content.xml" manifest:media-type="application/xml"/>
  <manifest:file-entry manifest:full-path="Formula-146/" manifest:version="1.2" manifest:media-type="application/vnd.oasis.opendocument.formula"/>
  <manifest:file-entry manifest:full-path="Formula-147/content.xml" manifest:media-type="application/xml"/>
  <manifest:file-entry manifest:full-path="Formula-147/" manifest:version="1.2" manifest:media-type="application/vnd.oasis.opendocument.formula"/>
  <manifest:file-entry manifest:full-path="Formula-148/content.xml" manifest:media-type="application/xml"/>
  <manifest:file-entry manifest:full-path="Formula-148/" manifest:version="1.2" manifest:media-type="application/vnd.oasis.opendocument.formula"/>
  <manifest:file-entry manifest:full-path="Formula-149/content.xml" manifest:media-type="application/xml"/>
  <manifest:file-entry manifest:full-path="Formula-149/" manifest:version="1.2" manifest:media-type="application/vnd.oasis.opendocument.formula"/>
  <manifest:file-entry manifest:full-path="Formula-154/content.xml" manifest:media-type="application/xml"/>
  <manifest:file-entry manifest:full-path="Formula-154/" manifest:version="1.2" manifest:media-type="application/vnd.oasis.opendocument.formula"/>
  <manifest:file-entry manifest:full-path="Formula-155/content.xml" manifest:media-type="application/xml"/>
  <manifest:file-entry manifest:full-path="Formula-155/" manifest:version="1.2" manifest:media-type="application/vnd.oasis.opendocument.formula"/>
  <manifest:file-entry manifest:full-path="Formula-156/content.xml" manifest:media-type="application/xml"/>
  <manifest:file-entry manifest:full-path="Formula-156/" manifest:version="1.2" manifest:media-type="application/vnd.oasis.opendocument.formula"/>
  <manifest:file-entry manifest:full-path="Formula-157/content.xml" manifest:media-type="application/xml"/>
  <manifest:file-entry manifest:full-path="Formula-157/" manifest:version="1.2" manifest:media-type="application/vnd.oasis.opendocument.formula"/>
  <manifest:file-entry manifest:full-path="Formula-159/content.xml" manifest:media-type="application/xml"/>
  <manifest:file-entry manifest:full-path="Formula-159/" manifest:version="1.2" manifest:media-type="application/vnd.oasis.opendocument.formula"/>
  <manifest:file-entry manifest:full-path="Formula-160/content.xml" manifest:media-type="application/xml"/>
  <manifest:file-entry manifest:full-path="Formula-160/" manifest:version="1.2" manifest:media-type="application/vnd.oasis.opendocument.formula"/>
  <manifest:file-entry manifest:full-path="Formula-161/content.xml" manifest:media-type="application/xml"/>
  <manifest:file-entry manifest:full-path="Formula-161/" manifest:version="1.2" manifest:media-type="application/vnd.oasis.opendocument.formula"/>
  <manifest:file-entry manifest:full-path="Formula-162/content.xml" manifest:media-type="application/xml"/>
  <manifest:file-entry manifest:full-path="Formula-162/" manifest:version="1.2" manifest:media-type="application/vnd.oasis.opendocument.formula"/>
  <manifest:file-entry manifest:full-path="Formula-163/content.xml" manifest:media-type="application/xml"/>
  <manifest:file-entry manifest:full-path="Formula-163/" manifest:version="1.2" manifest:media-type="application/vnd.oasis.opendocument.formula"/>
  <manifest:file-entry manifest:full-path="content.xml" manifest:media-type="text/xml"/>
  <manifest:file-entry manifest:full-path="Formula-164/content.xml" manifest:media-type="application/xml"/>
  <manifest:file-entry manifest:full-path="Formula-164/" manifest:version="1.2" manifest:media-type="application/vnd.oasis.opendocument.formula"/>
  <manifest:file-entry manifest:full-path="Formula-165/content.xml" manifest:media-type="application/xml"/>
  <manifest:file-entry manifest:full-path="Formula-165/" manifest:version="1.2" manifest:media-type="application/vnd.oasis.opendocument.formula"/>
  <manifest:file-entry manifest:full-path="Formula-166/content.xml" manifest:media-type="application/xml"/>
  <manifest:file-entry manifest:full-path="Formula-166/" manifest:version="1.2" manifest:media-type="application/vnd.oasis.opendocument.formula"/>
  <manifest:file-entry manifest:full-path="Formula-167/content.xml" manifest:media-type="application/xml"/>
  <manifest:file-entry manifest:full-path="Formula-167/" manifest:version="1.2" manifest:media-type="application/vnd.oasis.opendocument.formula"/>
  <manifest:file-entry manifest:full-path="Formula-168/content.xml" manifest:media-type="application/xml"/>
  <manifest:file-entry manifest:full-path="Formula-168/" manifest:version="1.2" manifest:media-type="application/vnd.oasis.opendocument.formula"/>
  <manifest:file-entry manifest:full-path="Formula-169/content.xml" manifest:media-type="application/xml"/>
  <manifest:file-entry manifest:full-path="Formula-169/" manifest:version="1.2" manifest:media-type="application/vnd.oasis.opendocument.formula"/>
  <manifest:file-entry manifest:full-path="Formula-170/content.xml" manifest:media-type="application/xml"/>
  <manifest:file-entry manifest:full-path="Formula-170/" manifest:version="1.2" manifest:media-type="application/vnd.oasis.opendocument.formula"/>
  <manifest:file-entry manifest:full-path="Formula-171/content.xml" manifest:media-type="application/xml"/>
  <manifest:file-entry manifest:full-path="Formula-171/" manifest:version="1.2" manifest:media-type="application/vnd.oasis.opendocument.formula"/>
  <manifest:file-entry manifest:full-path="Formula-172/content.xml" manifest:media-type="application/xml"/>
  <manifest:file-entry manifest:full-path="Formula-172/" manifest:version="1.2" manifest:media-type="application/vnd.oasis.opendocument.formula"/>
  <manifest:file-entry manifest:full-path="Formula-173/content.xml" manifest:media-type="application/xml"/>
  <manifest:file-entry manifest:full-path="Formula-173/" manifest:version="1.2" manifest:media-type="application/vnd.oasis.opendocument.formula"/>
  <manifest:file-entry manifest:full-path="Formula-174/content.xml" manifest:media-type="application/xml"/>
  <manifest:file-entry manifest:full-path="Formula-174/" manifest:version="1.2" manifest:media-type="application/vnd.oasis.opendocument.formula"/>
  <manifest:file-entry manifest:full-path="Formula-175/content.xml" manifest:media-type="application/xml"/>
  <manifest:file-entry manifest:full-path="Formula-175/" manifest:version="1.2" manifest:media-type="application/vnd.oasis.opendocument.formula"/>
  <manifest:file-entry manifest:full-path="Formula-176/content.xml" manifest:media-type="application/xml"/>
  <manifest:file-entry manifest:full-path="Formula-176/" manifest:version="1.2" manifest:media-type="application/vnd.oasis.opendocument.formula"/>
  <manifest:file-entry manifest:full-path="Formula-177/content.xml" manifest:media-type="application/xml"/>
  <manifest:file-entry manifest:full-path="Formula-177/" manifest:version="1.2" manifest:media-type="application/vnd.oasis.opendocument.formula"/>
  <manifest:file-entry manifest:full-path="Formula-178/content.xml" manifest:media-type="application/xml"/>
  <manifest:file-entry manifest:full-path="Formula-178/" manifest:version="1.2" manifest:media-type="application/vnd.oasis.opendocument.formula"/>
  <manifest:file-entry manifest:full-path="Formula-179/content.xml" manifest:media-type="application/xml"/>
  <manifest:file-entry manifest:full-path="Formula-179/" manifest:version="1.2" manifest:media-type="application/vnd.oasis.opendocument.formula"/>
  <manifest:file-entry manifest:full-path="Formula-180/content.xml" manifest:media-type="application/xml"/>
  <manifest:file-entry manifest:full-path="Formula-180/" manifest:version="1.2" manifest:media-type="application/vnd.oasis.opendocument.formula"/>
  <manifest:file-entry manifest:full-path="Formula-181/content.xml" manifest:media-type="application/xml"/>
  <manifest:file-entry manifest:full-path="Formula-181/" manifest:version="1.2" manifest:media-type="application/vnd.oasis.opendocument.formula"/>
  <manifest:file-entry manifest:full-path="Formula-182/content.xml" manifest:media-type="application/xml"/>
  <manifest:file-entry manifest:full-path="Formula-182/" manifest:version="1.2" manifest:media-type="application/vnd.oasis.opendocument.formula"/>
  <manifest:file-entry manifest:full-path="Formula-183/content.xml" manifest:media-type="application/xml"/>
  <manifest:file-entry manifest:full-path="Formula-183/" manifest:version="1.2" manifest:media-type="application/vnd.oasis.opendocument.formula"/>
  <manifest:file-entry manifest:full-path="Formula-184/content.xml" manifest:media-type="application/xml"/>
  <manifest:file-entry manifest:full-path="Formula-184/" manifest:version="1.2" manifest:media-type="application/vnd.oasis.opendocument.formula"/>
  <manifest:file-entry manifest:full-path="Formula-185/content.xml" manifest:media-type="application/xml"/>
  <manifest:file-entry manifest:full-path="Formula-185/" manifest:version="1.2" manifest:media-type="application/vnd.oasis.opendocument.formula"/>
  <manifest:file-entry manifest:full-path="Formula-186/content.xml" manifest:media-type="application/xml"/>
  <manifest:file-entry manifest:full-path="Formula-186/" manifest:version="1.2" manifest:media-type="application/vnd.oasis.opendocument.formula"/>
  <manifest:file-entry manifest:full-path="Formula-187/content.xml" manifest:media-type="application/xml"/>
  <manifest:file-entry manifest:full-path="Formula-187/" manifest:version="1.2" manifest:media-type="application/vnd.oasis.opendocument.formula"/>
  <manifest:file-entry manifest:full-path="Formula-188/content.xml" manifest:media-type="application/xml"/>
  <manifest:file-entry manifest:full-path="Formula-188/" manifest:version="1.2" manifest:media-type="application/vnd.oasis.opendocument.formula"/>
  <manifest:file-entry manifest:full-path="Formula-189/content.xml" manifest:media-type="application/xml"/>
  <manifest:file-entry manifest:full-path="Formula-189/" manifest:version="1.2" manifest:media-type="application/vnd.oasis.opendocument.formula"/>
  <manifest:file-entry manifest:full-path="Formula-190/content.xml" manifest:media-type="application/xml"/>
  <manifest:file-entry manifest:full-path="Formula-190/" manifest:version="1.2" manifest:media-type="application/vnd.oasis.opendocument.formula"/>
  <manifest:file-entry manifest:full-path="Formula-191/content.xml" manifest:media-type="application/xml"/>
  <manifest:file-entry manifest:full-path="Formula-191/" manifest:version="1.2" manifest:media-type="application/vnd.oasis.opendocument.formula"/>
  <manifest:file-entry manifest:full-path="Formula-192/content.xml" manifest:media-type="application/xml"/>
  <manifest:file-entry manifest:full-path="Formula-192/" manifest:version="1.2" manifest:media-type="application/vnd.oasis.opendocument.formula"/>
  <manifest:file-entry manifest:full-path="Formula-193/content.xml" manifest:media-type="text/xml"/>
  <manifest:file-entry manifest:full-path="Formula-193/settings.xml" manifest:media-type="text/xml"/>
  <manifest:file-entry manifest:full-path="Formula-193/" manifest:version="1.2" manifest:media-type="application/vnd.oasis.opendocument.formula"/>
  <manifest:file-entry manifest:full-path="Formula-194/content.xml" manifest:media-type="text/xml"/>
  <manifest:file-entry manifest:full-path="Formula-194/settings.xml" manifest:media-type="text/xml"/>
  <manifest:file-entry manifest:full-path="Formula-194/" manifest:version="1.2" manifest:media-type="application/vnd.oasis.opendocument.formula"/>
  <manifest:file-entry manifest:full-path="Formula-195/content.xml" manifest:media-type="text/xml"/>
  <manifest:file-entry manifest:full-path="Formula-195/settings.xml" manifest:media-type="text/xml"/>
  <manifest:file-entry manifest:full-path="Formula-195/" manifest:version="1.2" manifest:media-type="application/vnd.oasis.opendocument.formula"/>
  <manifest:file-entry manifest:full-path="Formula-196/content.xml" manifest:media-type="text/xml"/>
  <manifest:file-entry manifest:full-path="Formula-196/settings.xml" manifest:media-type="text/xml"/>
  <manifest:file-entry manifest:full-path="Formula-196/" manifest:version="1.2" manifest:media-type="application/vnd.oasis.opendocument.formula"/>
  <manifest:file-entry manifest:full-path="Formula-197/content.xml" manifest:media-type="text/xml"/>
  <manifest:file-entry manifest:full-path="Formula-197/settings.xml" manifest:media-type="text/xml"/>
  <manifest:file-entry manifest:full-path="Formula-197/" manifest:version="1.2" manifest:media-type="application/vnd.oasis.opendocument.formula"/>
  <manifest:file-entry manifest:full-path="Formula-198/content.xml" manifest:media-type="text/xml"/>
  <manifest:file-entry manifest:full-path="Formula-198/settings.xml" manifest:media-type="text/xml"/>
  <manifest:file-entry manifest:full-path="Formula-198/" manifest:version="1.2" manifest:media-type="application/vnd.oasis.opendocument.formula"/>
  <manifest:file-entry manifest:full-path="Formula-199/content.xml" manifest:media-type="text/xml"/>
  <manifest:file-entry manifest:full-path="Formula-199/settings.xml" manifest:media-type="text/xml"/>
  <manifest:file-entry manifest:full-path="Formula-199/" manifest:version="1.2" manifest:media-type="application/vnd.oasis.opendocument.formula"/>
  <manifest:file-entry manifest:full-path="Formula-200/content.xml" manifest:media-type="text/xml"/>
  <manifest:file-entry manifest:full-path="Formula-200/settings.xml" manifest:media-type="text/xml"/>
  <manifest:file-entry manifest:full-path="Formula-200/" manifest:version="1.2" manifest:media-type="application/vnd.oasis.opendocument.formula"/>
  <manifest:file-entry manifest:full-path="Formula-201/content.xml" manifest:media-type="text/xml"/>
  <manifest:file-entry manifest:full-path="Formula-201/settings.xml" manifest:media-type="text/xml"/>
  <manifest:file-entry manifest:full-path="Formula-201/" manifest:version="1.2" manifest:media-type="application/vnd.oasis.opendocument.formula"/>
  <manifest:file-entry manifest:full-path="Formula-202/content.xml" manifest:media-type="text/xml"/>
  <manifest:file-entry manifest:full-path="Formula-202/settings.xml" manifest:media-type="text/xml"/>
  <manifest:file-entry manifest:full-path="Formula-202/" manifest:version="1.2" manifest:media-type="application/vnd.oasis.opendocument.formula"/>
  <manifest:file-entry manifest:full-path="Formula-203/content.xml" manifest:media-type="text/xml"/>
  <manifest:file-entry manifest:full-path="Formula-203/settings.xml" manifest:media-type="text/xml"/>
  <manifest:file-entry manifest:full-path="Formula-203/" manifest:version="1.2" manifest:media-type="application/vnd.oasis.opendocument.formula"/>
  <manifest:file-entry manifest:full-path="Formula-204/content.xml" manifest:media-type="text/xml"/>
  <manifest:file-entry manifest:full-path="Formula-204/settings.xml" manifest:media-type="text/xml"/>
  <manifest:file-entry manifest:full-path="Formula-204/" manifest:version="1.2" manifest:media-type="application/vnd.oasis.opendocument.formula"/>
  <manifest:file-entry manifest:full-path="Formula-205/content.xml" manifest:media-type="text/xml"/>
  <manifest:file-entry manifest:full-path="Formula-205/settings.xml" manifest:media-type="text/xml"/>
  <manifest:file-entry manifest:full-path="Formula-205/" manifest:version="1.2" manifest:media-type="application/vnd.oasis.opendocument.formula"/>
  <manifest:file-entry manifest:full-path="Formula-206/content.xml" manifest:media-type="text/xml"/>
  <manifest:file-entry manifest:full-path="Formula-206/settings.xml" manifest:media-type="text/xml"/>
  <manifest:file-entry manifest:full-path="Formula-206/" manifest:version="1.2" manifest:media-type="application/vnd.oasis.opendocument.formula"/>
  <manifest:file-entry manifest:full-path="Formula-207/content.xml" manifest:media-type="text/xml"/>
  <manifest:file-entry manifest:full-path="Formula-207/settings.xml" manifest:media-type="text/xml"/>
  <manifest:file-entry manifest:full-path="Formula-207/" manifest:version="1.2" manifest:media-type="application/vnd.oasis.opendocument.formula"/>
  <manifest:file-entry manifest:full-path="Formula-208/content.xml" manifest:media-type="text/xml"/>
  <manifest:file-entry manifest:full-path="Formula-208/settings.xml" manifest:media-type="text/xml"/>
  <manifest:file-entry manifest:full-path="Formula-208/" manifest:version="1.2" manifest:media-type="application/vnd.oasis.opendocument.formula"/>
  <manifest:file-entry manifest:full-path="Formula-209/content.xml" manifest:media-type="text/xml"/>
  <manifest:file-entry manifest:full-path="Formula-209/settings.xml" manifest:media-type="text/xml"/>
  <manifest:file-entry manifest:full-path="Formula-209/" manifest:version="1.2" manifest:media-type="application/vnd.oasis.opendocument.formula"/>
  <manifest:file-entry manifest:full-path="Formula-210/content.xml" manifest:media-type="text/xml"/>
  <manifest:file-entry manifest:full-path="Formula-210/settings.xml" manifest:media-type="text/xml"/>
  <manifest:file-entry manifest:full-path="Formula-210/" manifest:version="1.2" manifest:media-type="application/vnd.oasis.opendocument.formula"/>
  <manifest:file-entry manifest:full-path="Formula-211/content.xml" manifest:media-type="text/xml"/>
  <manifest:file-entry manifest:full-path="Formula-211/settings.xml" manifest:media-type="text/xml"/>
  <manifest:file-entry manifest:full-path="Formula-211/" manifest:version="1.2" manifest:media-type="application/vnd.oasis.opendocument.formula"/>
  <manifest:file-entry manifest:full-path="Formula-212/content.xml" manifest:media-type="text/xml"/>
  <manifest:file-entry manifest:full-path="Formula-212/settings.xml" manifest:media-type="text/xml"/>
  <manifest:file-entry manifest:full-path="Formula-212/"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fr1" style:family="graphic" style:parent-style-name="OLE">
      <style:graphic-properties style:vertical-pos="top" style:vertical-rel="baseline"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timization in Economic Theory:<text:line-break/>Lagrange’s Method</text:p>
      <text:p text:style-name="Author">Francisco Treviño</text:p>
      <text:h text:style-name="Heading_20_1" text:outline-level="1">Excersise 2.1: The Cobbs-Douglas Utility Function</text:h>
      <text:h text:style-name="Heading_20_4" text:outline-level="4"/>
      <text:p text:style-name="First_20_paragraph">Consider the consumer’s problem with utility function <draw:frame draw:style-name="fr1" draw:name="1" text:anchor-type="as-char" svg:width="0.2161in" svg:height="0.1839in" draw:z-index="0"><draw:object xlink:href="./Formula-0" xlink:type="simple" xlink:show="embed" xlink:actuate="onLoad"/><draw:image xlink:href="./ObjectReplacements/Formula-0" xlink:type="simple" xlink:show="embed" xlink:actuate="onLoad"/></draw:frame> defined by the following function </text:p>
      <text:p text:style-name="Text_20_body"><draw:frame draw:style-name="fr2" draw:name="2" text:anchor-type="paragraph" svg:width="1.1098in" svg:height="0.2138in" draw:z-index="1"><draw:object xlink:href="./Formula-1" xlink:type="simple" xlink:show="embed" xlink:actuate="onLoad"/><draw:image xlink:href="./ObjectReplacements/Formula-1" xlink:type="simple" xlink:show="embed" xlink:actuate="onLoad"/></draw:frame></text:p>
      <text:p text:style-name="Text_20_body">Find a way for showing that the given utility function yields the constant-budget-shared demand functions defined by: </text:p>
      <text:p text:style-name="Text_20_body"><draw:frame draw:style-name="fr2" draw:name="3" text:anchor-type="paragraph" svg:width="1.8217in" svg:height="0.3992in" draw:z-index="2"><draw:object xlink:href="./Formula-2" xlink:type="simple" xlink:show="embed" xlink:actuate="onLoad"/><draw:image xlink:href="./ObjectReplacements/Formula-2" xlink:type="simple" xlink:show="embed" xlink:actuate="onLoad"/></draw:frame></text:p>
      <text:p text:style-name="Text_20_body">The budget constraint is </text:p>
      <text:p text:style-name="Text_20_body"><draw:frame draw:style-name="fr2" draw:name="4" text:anchor-type="paragraph" svg:width="0.8346in" svg:height="0.1839in" draw:z-index="3"><draw:object xlink:href="./Formula-3" xlink:type="simple" xlink:show="embed" xlink:actuate="onLoad"/><draw:image xlink:href="./ObjectReplacements/Formula-3" xlink:type="simple" xlink:show="embed" xlink:actuate="onLoad"/></draw:frame></text:p>
      <text:h text:style-name="Heading_20_4" text:outline-level="4"/>
      <text:p text:style-name="First_20_paragraph">We begin by constructing the Lagrangian <draw:frame draw:style-name="fr1" draw:name="5" text:anchor-type="as-char" svg:width="0.1819in" svg:height="0.1839in" draw:z-index="4"><draw:object xlink:href="./Formula-4" xlink:type="simple" xlink:show="embed" xlink:actuate="onLoad"/><draw:image xlink:href="./ObjectReplacements/Formula-4" xlink:type="simple" xlink:show="embed" xlink:actuate="onLoad"/></draw:frame> using the utility function and the constraint</text:p>
      <text:p text:style-name="Text_20_body"><draw:frame draw:style-name="fr2" draw:name="6" text:anchor-type="paragraph" svg:width="2.3307in" svg:height="0.2138in" draw:z-index="5"><draw:object xlink:href="./Formula-5" xlink:type="simple" xlink:show="embed" xlink:actuate="onLoad"/><draw:image xlink:href="./ObjectReplacements/Formula-5" xlink:type="simple" xlink:show="embed" xlink:actuate="onLoad"/></draw:frame></text:p>
      <text:p text:style-name="Text_20_body">And now proceed with the partial derivatives, that involve implicit derivation, and optimize the results: </text:p>
      <text:p text:style-name="Text_20_body"><draw:frame draw:style-name="fr2" draw:name="7" text:anchor-type="paragraph" svg:width="1.5835in" svg:height="0.3929in" draw:z-index="6"><draw:object xlink:href="./Formula-6" xlink:type="simple" xlink:show="embed" xlink:actuate="onLoad"/><draw:image xlink:href="./ObjectReplacements/Formula-6" xlink:type="simple" xlink:show="embed" xlink:actuate="onLoad"/></draw:frame></text:p>
      <text:p text:style-name="Text_20_body"><draw:frame draw:style-name="fr2" draw:name="8" text:anchor-type="paragraph" svg:width="1.5709in" svg:height="0.3929in" draw:z-index="7"><draw:object xlink:href="./Formula-7" xlink:type="simple" xlink:show="embed" xlink:actuate="onLoad"/><draw:image xlink:href="./ObjectReplacements/Formula-7" xlink:type="simple" xlink:show="embed" xlink:actuate="onLoad"/></draw:frame></text:p>
      <text:p text:style-name="Text_20_body"><draw:frame draw:style-name="fr2" draw:name="9" text:anchor-type="paragraph" svg:width="1.4201in" svg:height="0.3929in" draw:z-index="8"><draw:object xlink:href="./Formula-8" xlink:type="simple" xlink:show="embed" xlink:actuate="onLoad"/><draw:image xlink:href="./ObjectReplacements/Formula-8" xlink:type="simple" xlink:show="embed" xlink:actuate="onLoad"/></draw:frame></text:p>
      <text:p text:style-name="Text_20_body">If we clear for <draw:frame draw:style-name="fr1" draw:name="10" text:anchor-type="as-char" svg:width="0.1673in" svg:height="0.1839in" draw:z-index="9"><draw:object xlink:href="./Formula-9" xlink:type="simple" xlink:show="embed" xlink:actuate="onLoad"/><draw:image xlink:href="./ObjectReplacements/Formula-9" xlink:type="simple" xlink:show="embed" xlink:actuate="onLoad"/></draw:frame> in the two first partial derivatives we have:</text:p>
      <text:p text:style-name="Text_20_body"><draw:frame draw:style-name="fr2" draw:name="11" text:anchor-type="paragraph" svg:width="0.911in" svg:height="0.4165in" draw:z-index="10"><draw:object xlink:href="./Formula-10" xlink:type="simple" xlink:show="embed" xlink:actuate="onLoad"/><draw:image xlink:href="./ObjectReplacements/Formula-10" xlink:type="simple" xlink:show="embed" xlink:actuate="onLoad"/></draw:frame></text:p>
      <text:p text:style-name="Text_20_body"><draw:frame draw:style-name="fr2" draw:name="12" text:anchor-type="paragraph" svg:width="0.911in" svg:height="0.4165in" draw:z-index="11"><draw:object xlink:href="./Formula-11" xlink:type="simple" xlink:show="embed" xlink:actuate="onLoad"/><draw:image xlink:href="./ObjectReplacements/Formula-11" xlink:type="simple" xlink:show="embed" xlink:actuate="onLoad"/></draw:frame></text:p>
      <text:p text:style-name="Text_20_body">So we can find a relationship between <draw:frame draw:style-name="fr1" draw:name="13" text:anchor-type="as-char" svg:width="0.1701in" svg:height="0.1839in" draw:z-index="12"><draw:object xlink:href="./Formula-12" xlink:type="simple" xlink:show="embed" xlink:actuate="onLoad"/><draw:image xlink:href="./ObjectReplacements/Formula-12" xlink:type="simple" xlink:show="embed" xlink:actuate="onLoad"/></draw:frame> and <draw:frame draw:style-name="fr1" draw:name="14" text:anchor-type="as-char" svg:width="0.1835in" svg:height="0.1839in" draw:z-index="13"><draw:object xlink:href="./Formula-13" xlink:type="simple" xlink:show="embed" xlink:actuate="onLoad"/><draw:image xlink:href="./ObjectReplacements/Formula-13" xlink:type="simple" xlink:show="embed" xlink:actuate="onLoad"/></draw:frame> doing some Algebra, as shown:</text:p>
      <text:p text:style-name="Text_20_body"><draw:frame draw:style-name="fr2" draw:name="15" text:anchor-type="paragraph" svg:width="1.428in" svg:height="0.4165in" draw:z-index="14"><draw:object xlink:href="./Formula-14" xlink:type="simple" xlink:show="embed" xlink:actuate="onLoad"/><draw:image xlink:href="./ObjectReplacements/Formula-14" xlink:type="simple" xlink:show="embed" xlink:actuate="onLoad"/></draw:frame><text:soft-page-break/></text:p>
      <text:p text:style-name="Text_20_body">Therefore, multiplying both sides by <draw:frame draw:style-name="fr1" draw:name="16" text:anchor-type="as-char" svg:width="0.3508in" svg:height="0.2075in" draw:z-index="15"><draw:object xlink:href="./Formula-15" xlink:type="simple" xlink:show="embed" xlink:actuate="onLoad"/><draw:image xlink:href="./ObjectReplacements/Formula-15" xlink:type="simple" xlink:show="embed" xlink:actuate="onLoad"/></draw:frame> </text:p>
      <text:p text:style-name="Text_20_body"><draw:frame draw:style-name="fr2" draw:name="17" text:anchor-type="paragraph" svg:width="1.0783in" svg:height="0.4165in" draw:z-index="16"><draw:object xlink:href="./Formula-16" xlink:type="simple" xlink:show="embed" xlink:actuate="onLoad"/><draw:image xlink:href="./ObjectReplacements/Formula-16" xlink:type="simple" xlink:show="embed" xlink:actuate="onLoad"/></draw:frame></text:p>
      <text:p text:style-name="Text_20_body">and now, multiplying both sides by <draw:frame draw:style-name="fr1" draw:name="18" text:anchor-type="as-char" svg:width="0.3638in" svg:height="0.2075in" draw:z-index="17"><draw:object xlink:href="./Formula-17" xlink:type="simple" xlink:show="embed" xlink:actuate="onLoad"/><draw:image xlink:href="./ObjectReplacements/Formula-17" xlink:type="simple" xlink:show="embed" xlink:actuate="onLoad"/></draw:frame> </text:p>
      <text:p text:style-name="Text_20_body"><draw:frame draw:style-name="fr2" draw:name="19" text:anchor-type="paragraph" svg:width="0.7161in" svg:height="0.3929in" draw:z-index="18"><draw:object xlink:href="./Formula-18" xlink:type="simple" xlink:show="embed" xlink:actuate="onLoad"/><draw:image xlink:href="./ObjectReplacements/Formula-18" xlink:type="simple" xlink:show="embed" xlink:actuate="onLoad"/></draw:frame></text:p>
      <text:p text:style-name="Text_20_body">From there we find <draw:frame draw:style-name="fr1" draw:name="20" text:anchor-type="as-char" svg:width="0.1701in" svg:height="0.1839in" draw:z-index="19"><draw:object xlink:href="./Formula-19" xlink:type="simple" xlink:show="embed" xlink:actuate="onLoad"/><draw:image xlink:href="./ObjectReplacements/Formula-19" xlink:type="simple" xlink:show="embed" xlink:actuate="onLoad"/></draw:frame> and <draw:frame draw:style-name="fr1" draw:name="21" text:anchor-type="as-char" svg:width="0.1835in" svg:height="0.1839in" draw:z-index="20"><draw:object xlink:href="./Formula-20" xlink:type="simple" xlink:show="embed" xlink:actuate="onLoad"/><draw:image xlink:href="./ObjectReplacements/Formula-20" xlink:type="simple" xlink:show="embed" xlink:actuate="onLoad"/></draw:frame> relationships: </text:p>
      <text:p text:style-name="Text_20_body"><draw:frame draw:style-name="fr2" draw:name="22" text:anchor-type="paragraph" svg:width="1.3701in" svg:height="0.3929in" draw:z-index="21"><draw:object xlink:href="./Formula-21" xlink:type="simple" xlink:show="embed" xlink:actuate="onLoad"/><draw:image xlink:href="./ObjectReplacements/Formula-21" xlink:type="simple" xlink:show="embed" xlink:actuate="onLoad"/></draw:frame></text:p>
      <text:p text:style-name="Text_20_body">Now lets substitute these, one at the time, in the Lagrange multiplier partial derivative $\ref{lag}$, as follows: </text:p>
      <text:p text:style-name="Text_20_body"><draw:frame draw:style-name="fr2" draw:name="23" text:anchor-type="paragraph" svg:width="0.8346in" svg:height="0.1839in" draw:z-index="22"><draw:object xlink:href="./Formula-22" xlink:type="simple" xlink:show="embed" xlink:actuate="onLoad"/><draw:image xlink:href="./ObjectReplacements/Formula-22" xlink:type="simple" xlink:show="embed" xlink:actuate="onLoad"/></draw:frame></text:p>
      <text:p text:style-name="Text_20_body">Lets begin with <draw:frame draw:style-name="fr1" draw:name="24" text:anchor-type="as-char" svg:width="0.1701in" svg:height="0.1839in" draw:z-index="23"><draw:object xlink:href="./Formula-23" xlink:type="simple" xlink:show="embed" xlink:actuate="onLoad"/><draw:image xlink:href="./ObjectReplacements/Formula-23" xlink:type="simple" xlink:show="embed" xlink:actuate="onLoad"/></draw:frame>: </text:p>
      <text:p text:style-name="Text_20_body"><draw:frame draw:style-name="fr2" draw:name="25" text:anchor-type="paragraph" svg:width="1.0945in" svg:height="0.3929in" draw:z-index="24"><draw:object xlink:href="./Formula-24" xlink:type="simple" xlink:show="embed" xlink:actuate="onLoad"/><draw:image xlink:href="./ObjectReplacements/Formula-24" xlink:type="simple" xlink:show="embed" xlink:actuate="onLoad"/></draw:frame></text:p>
      <text:p text:style-name="Text_20_body"><draw:frame draw:style-name="fr2" draw:name="26" text:anchor-type="paragraph" svg:width="0.9874in" svg:height="0.3929in" draw:z-index="25"><draw:object xlink:href="./Formula-25" xlink:type="simple" xlink:show="embed" xlink:actuate="onLoad"/><draw:image xlink:href="./ObjectReplacements/Formula-25" xlink:type="simple" xlink:show="embed" xlink:actuate="onLoad"/></draw:frame></text:p>
      <text:p text:style-name="Text_20_body"><draw:frame draw:style-name="fr2" draw:name="27" text:anchor-type="paragraph" svg:width="0.9965in" svg:height="0.3929in" draw:z-index="26"><draw:object xlink:href="./Formula-26" xlink:type="simple" xlink:show="embed" xlink:actuate="onLoad"/><draw:image xlink:href="./ObjectReplacements/Formula-26" xlink:type="simple" xlink:show="embed" xlink:actuate="onLoad"/></draw:frame></text:p>
      <text:p text:style-name="Text_20_body"><draw:frame draw:style-name="fr2" draw:name="28" text:anchor-type="paragraph" svg:width="1.0307in" svg:height="0.4319in" draw:z-index="27"><draw:object xlink:href="./Formula-27" xlink:type="simple" xlink:show="embed" xlink:actuate="onLoad"/><draw:image xlink:href="./ObjectReplacements/Formula-27" xlink:type="simple" xlink:show="embed" xlink:actuate="onLoad"/></draw:frame></text:p>
      <text:p text:style-name="Text_20_body">So we lastly solve for <draw:frame draw:style-name="fr1" draw:name="29" text:anchor-type="as-char" svg:width="0.1701in" svg:height="0.1839in" draw:z-index="28"><draw:object xlink:href="./Formula-28" xlink:type="simple" xlink:show="embed" xlink:actuate="onLoad"/><draw:image xlink:href="./ObjectReplacements/Formula-28" xlink:type="simple" xlink:show="embed" xlink:actuate="onLoad"/></draw:frame>: </text:p>
      <text:p text:style-name="Text_20_body"><draw:frame draw:style-name="fr2" draw:name="30" text:anchor-type="paragraph" svg:width="0.9118in" svg:height="0.3992in" draw:z-index="29"><draw:object xlink:href="./Formula-29" xlink:type="simple" xlink:show="embed" xlink:actuate="onLoad"/><draw:image xlink:href="./ObjectReplacements/Formula-29" xlink:type="simple" xlink:show="embed" xlink:actuate="onLoad"/></draw:frame></text:p>
      <text:p text:style-name="Text_20_body">Now we follow the same process for <draw:frame draw:style-name="fr1" draw:name="31" text:anchor-type="as-char" svg:width="0.1835in" svg:height="0.1839in" draw:z-index="30"><draw:object xlink:href="./Formula-30" xlink:type="simple" xlink:show="embed" xlink:actuate="onLoad"/><draw:image xlink:href="./ObjectReplacements/Formula-30" xlink:type="simple" xlink:show="embed" xlink:actuate="onLoad"/></draw:frame>: </text:p>
      <text:p text:style-name="Text_20_body"><draw:frame draw:style-name="fr2" draw:name="32" text:anchor-type="paragraph" svg:width="1.1201in" svg:height="0.3929in" draw:z-index="31"><draw:object xlink:href="./Formula-31" xlink:type="simple" xlink:show="embed" xlink:actuate="onLoad"/><draw:image xlink:href="./ObjectReplacements/Formula-31" xlink:type="simple" xlink:show="embed" xlink:actuate="onLoad"/></draw:frame></text:p>
      <text:p text:style-name="Text_20_body"><draw:frame draw:style-name="fr2" draw:name="33" text:anchor-type="paragraph" svg:width="1.0134in" svg:height="0.4319in" draw:z-index="32"><draw:object xlink:href="./Formula-32" xlink:type="simple" xlink:show="embed" xlink:actuate="onLoad"/><draw:image xlink:href="./ObjectReplacements/Formula-32" xlink:type="simple" xlink:show="embed" xlink:actuate="onLoad"/></draw:frame></text:p>
      <text:p text:style-name="Text_20_body"><draw:frame draw:style-name="fr2" draw:name="34" text:anchor-type="paragraph" svg:width="1.0291in" svg:height="0.4319in" draw:z-index="33"><draw:object xlink:href="./Formula-33" xlink:type="simple" xlink:show="embed" xlink:actuate="onLoad"/><draw:image xlink:href="./ObjectReplacements/Formula-33" xlink:type="simple" xlink:show="embed" xlink:actuate="onLoad"/></draw:frame></text:p>
      <text:p text:style-name="Text_20_body">Solving for <draw:frame draw:style-name="fr1" draw:name="35" text:anchor-type="as-char" svg:width="0.1835in" svg:height="0.1839in" draw:z-index="34"><draw:object xlink:href="./Formula-34" xlink:type="simple" xlink:show="embed" xlink:actuate="onLoad"/><draw:image xlink:href="./ObjectReplacements/Formula-34" xlink:type="simple" xlink:show="embed" xlink:actuate="onLoad"/></draw:frame>, we have: </text:p>
      <text:p text:style-name="Text_20_body"><draw:frame draw:style-name="fr2" draw:name="36" text:anchor-type="paragraph" svg:width="0.9102in" svg:height="0.3992in" draw:z-index="35"><draw:object xlink:href="./Formula-35" xlink:type="simple" xlink:show="embed" xlink:actuate="onLoad"/><draw:image xlink:href="./ObjectReplacements/Formula-35" xlink:type="simple" xlink:show="embed" xlink:actuate="onLoad"/></draw:frame></text:p>
      <text:h text:style-name="Heading_20_4" text:outline-level="4"/>
      <text:p text:style-name="First_20_paragraph">So we proved that the Utility function yields the constant-budget-shared demand functions <text:soft-page-break/>$\ref{df}$</text:p>
      <text:h text:style-name="Heading_20_4" text:outline-level="4"/>
      <text:p text:style-name="First_20_paragraph">Lastly, we find the lagrange multiplier, lets use a previously obtained result, from the Lagrangian partial derivatives: </text:p>
      <text:p text:style-name="Text_20_body"><draw:frame draw:style-name="fr2" draw:name="37" text:anchor-type="paragraph" svg:width="1.5835in" svg:height="0.3929in" draw:z-index="36"><draw:object xlink:href="./Formula-36" xlink:type="simple" xlink:show="embed" xlink:actuate="onLoad"/><draw:image xlink:href="./ObjectReplacements/Formula-36" xlink:type="simple" xlink:show="embed" xlink:actuate="onLoad"/></draw:frame></text:p>
      <text:p text:style-name="Text_20_body">There we substitute the results obtained for <draw:frame draw:style-name="fr1" draw:name="38" text:anchor-type="as-char" svg:width="0.1701in" svg:height="0.1839in" draw:z-index="37"><draw:object xlink:href="./Formula-37" xlink:type="simple" xlink:show="embed" xlink:actuate="onLoad"/><draw:image xlink:href="./ObjectReplacements/Formula-37" xlink:type="simple" xlink:show="embed" xlink:actuate="onLoad"/></draw:frame> and <draw:frame draw:style-name="fr1" draw:name="39" text:anchor-type="as-char" svg:width="0.1835in" svg:height="0.1839in" draw:z-index="38"><draw:object xlink:href="./Formula-38" xlink:type="simple" xlink:show="embed" xlink:actuate="onLoad"/><draw:image xlink:href="./ObjectReplacements/Formula-38" xlink:type="simple" xlink:show="embed" xlink:actuate="onLoad"/></draw:frame>, $\ref{x}$ and $\ref{y}$ respectively, and so we have: </text:p>
      <text:p text:style-name="Text_20_body"><draw:frame draw:style-name="fr2" draw:name="40" text:anchor-type="paragraph" svg:width="2.4866in" svg:height="0.4571in" draw:z-index="39"><draw:object xlink:href="./Formula-39" xlink:type="simple" xlink:show="embed" xlink:actuate="onLoad"/><draw:image xlink:href="./ObjectReplacements/Formula-39" xlink:type="simple" xlink:show="embed" xlink:actuate="onLoad"/></draw:frame></text:p>
      <text:p text:style-name="Text_20_body"><draw:frame draw:style-name="fr2" draw:name="41" text:anchor-type="paragraph" svg:width="2.1957in" svg:height="0.4571in" draw:z-index="40"><draw:object xlink:href="./Formula-40" xlink:type="simple" xlink:show="embed" xlink:actuate="onLoad"/><draw:image xlink:href="./ObjectReplacements/Formula-40" xlink:type="simple" xlink:show="embed" xlink:actuate="onLoad"/></draw:frame></text:p>
      <text:p text:style-name="Text_20_body">And finally: </text:p>
      <text:p text:style-name="Text_20_body"><draw:frame draw:style-name="fr2" draw:name="42" text:anchor-type="paragraph" svg:width="1.4472in" svg:height="0.4465in" draw:z-index="41"><draw:object xlink:href="./Formula-41" xlink:type="simple" xlink:show="embed" xlink:actuate="onLoad"/><draw:image xlink:href="./ObjectReplacements/Formula-41" xlink:type="simple" xlink:show="embed" xlink:actuate="onLoad"/></draw:frame></text:p>
      <text:p text:style-name="Text_20_body">which give us an expression of the Lagrange multiplier <draw:frame draw:style-name="fr1" draw:name="43" text:anchor-type="as-char" svg:width="0.1673in" svg:height="0.1839in" draw:z-index="42"><draw:object xlink:href="./Formula-42" xlink:type="simple" xlink:show="embed" xlink:actuate="onLoad"/><draw:image xlink:href="./ObjectReplacements/Formula-42" xlink:type="simple" xlink:show="embed" xlink:actuate="onLoad"/></draw:frame> in terms of the utility function and budget constraint parameters.</text:p>
      <text:h text:style-name="Heading_20_1" text:outline-level="1">Exercise 2.2: The Linear Expenditure System</text:h>
      <text:h text:style-name="Heading_20_4" text:outline-level="4"/>
      <text:p text:style-name="First_20_paragraph">Let the utility function be defined as: </text:p>
      <text:p text:style-name="Text_20_body"><draw:frame draw:style-name="fr2" draw:name="44" text:anchor-type="paragraph" svg:width="2.2598in" svg:height="0.2091in" draw:z-index="43"><draw:object xlink:href="./Formula-43" xlink:type="simple" xlink:show="embed" xlink:actuate="onLoad"/><draw:image xlink:href="./ObjectReplacements/Formula-43" xlink:type="simple" xlink:show="embed" xlink:actuate="onLoad"/></draw:frame></text:p>
      <text:p text:style-name="Text_20_body">where <draw:frame draw:style-name="fr1" draw:name="45" text:anchor-type="as-char" svg:width="0.2244in" svg:height="0.2091in" draw:z-index="44"><draw:object xlink:href="./Formula-44" xlink:type="simple" xlink:show="embed" xlink:actuate="onLoad"/><draw:image xlink:href="./ObjectReplacements/Formula-44" xlink:type="simple" xlink:show="embed" xlink:actuate="onLoad"/></draw:frame>, <draw:frame draw:style-name="fr1" draw:name="46" text:anchor-type="as-char" svg:width="0.2374in" svg:height="0.2091in" draw:z-index="45"><draw:object xlink:href="./Formula-45" xlink:type="simple" xlink:show="embed" xlink:actuate="onLoad"/><draw:image xlink:href="./ObjectReplacements/Formula-45" xlink:type="simple" xlink:show="embed" xlink:actuate="onLoad"/></draw:frame> are given constants, and </text:p>
      <text:p text:style-name="Text_20_body"><draw:frame draw:style-name="fr2" draw:name="47" text:anchor-type="paragraph" svg:width="0.6201in" svg:height="0.1839in" draw:z-index="46"><draw:object xlink:href="./Formula-46" xlink:type="simple" xlink:show="embed" xlink:actuate="onLoad"/><draw:image xlink:href="./ObjectReplacements/Formula-46" xlink:type="simple" xlink:show="embed" xlink:actuate="onLoad"/></draw:frame></text:p>
      <text:p text:style-name="Text_20_body">The budget constraint is </text:p>
      <text:p text:style-name="Text_20_body"><draw:frame draw:style-name="fr2" draw:name="48" text:anchor-type="paragraph" svg:width="0.8346in" svg:height="0.1839in" draw:z-index="47"><draw:object xlink:href="./Formula-47" xlink:type="simple" xlink:show="embed" xlink:actuate="onLoad"/><draw:image xlink:href="./ObjectReplacements/Formula-47" xlink:type="simple" xlink:show="embed" xlink:actuate="onLoad"/></draw:frame></text:p>
      <text:p text:style-name="Text_20_body">Show that the optimal expenditures on the two goods are linear functions of income and prices.</text:p>
      <text:p text:style-name="Text_20_body">The utility function brings with it a rich range of possible optimum choice. The budget shares of the two goods can now vary systematically with income and prices. One good can be a necessity and the other a luxury (but neither good can be inferior since <draw:frame draw:style-name="fr1" draw:name="49" text:anchor-type="as-char" svg:width="0.1807in" svg:height="0.1839in" draw:z-index="48"><draw:object xlink:href="./Formula-48" xlink:type="simple" xlink:show="embed" xlink:actuate="onLoad"/><draw:image xlink:href="./ObjectReplacements/Formula-48" xlink:type="simple" xlink:show="embed" xlink:actuate="onLoad"/></draw:frame> and <draw:frame draw:style-name="fr1" draw:name="50" text:anchor-type="as-char" svg:width="0.1807in" svg:height="0.1839in" draw:z-index="49"><draw:object xlink:href="./Formula-49" xlink:type="simple" xlink:show="embed" xlink:actuate="onLoad"/><draw:image xlink:href="./ObjectReplacements/Formula-49" xlink:type="simple" xlink:show="embed" xlink:actuate="onLoad"/></draw:frame> must be positive). But the expenditures still have a simple functional form. For these reasons, this specification was popular in the early empirical work on consumer demand.</text:p>
      <text:h text:style-name="Heading_20_4" text:outline-level="4"/>
      <text:p text:style-name="First_20_paragraph">Lets build the Langrangian: </text:p>
      <text:p text:style-name="Text_20_body"><draw:frame draw:style-name="fr2" draw:name="51" text:anchor-type="paragraph" svg:width="3.4819in" svg:height="0.2091in" draw:z-index="50"><draw:object xlink:href="./Formula-50" xlink:type="simple" xlink:show="embed" xlink:actuate="onLoad"/><draw:image xlink:href="./ObjectReplacements/Formula-50" xlink:type="simple" xlink:show="embed" xlink:actuate="onLoad"/></draw:frame><text:soft-page-break/></text:p>
      <text:p text:style-name="Text_20_body">And now calculate the partial derivatives, the optimal points that is: </text:p>
      <text:p text:style-name="Text_20_body"><draw:frame draw:style-name="fr2" draw:name="52" text:anchor-type="paragraph" svg:width="1.3965in" svg:height="0.4181in" draw:z-index="51"><draw:object xlink:href="./Formula-51" xlink:type="simple" xlink:show="embed" xlink:actuate="onLoad"/><draw:image xlink:href="./ObjectReplacements/Formula-51" xlink:type="simple" xlink:show="embed" xlink:actuate="onLoad"/></draw:frame></text:p>
      <text:p text:style-name="Text_20_body">So we solve for x: </text:p>
      <text:p text:style-name="Text_20_body"><draw:frame draw:style-name="fr2" draw:name="53" text:anchor-type="paragraph" svg:width="1.0339in" svg:height="0.2091in" draw:z-index="52"><draw:object xlink:href="./Formula-52" xlink:type="simple" xlink:show="embed" xlink:actuate="onLoad"/><draw:image xlink:href="./ObjectReplacements/Formula-52" xlink:type="simple" xlink:show="embed" xlink:actuate="onLoad"/></draw:frame></text:p>
      <text:p text:style-name="Text_20_body">therefore: </text:p>
      <text:p text:style-name="Text_20_body"><draw:frame draw:style-name="fr2" draw:name="54" text:anchor-type="paragraph" svg:width="0.811in" svg:height="0.3929in" draw:z-index="53"><draw:object xlink:href="./Formula-53" xlink:type="simple" xlink:show="embed" xlink:actuate="onLoad"/><draw:image xlink:href="./ObjectReplacements/Formula-53" xlink:type="simple" xlink:show="embed" xlink:actuate="onLoad"/></draw:frame></text:p>
      <text:p text:style-name="Text_20_body">Optimum for <draw:frame draw:style-name="fr1" draw:name="55" text:anchor-type="as-char" svg:width="0.1835in" svg:height="0.1839in" draw:z-index="54"><draw:object xlink:href="./Formula-54" xlink:type="simple" xlink:show="embed" xlink:actuate="onLoad"/><draw:image xlink:href="./ObjectReplacements/Formula-54" xlink:type="simple" xlink:show="embed" xlink:actuate="onLoad"/></draw:frame>: </text:p>
      <text:p text:style-name="Text_20_body"><draw:frame draw:style-name="fr2" draw:name="56" text:anchor-type="paragraph" svg:width="1.4098in" svg:height="0.4181in" draw:z-index="55"><draw:object xlink:href="./Formula-55" xlink:type="simple" xlink:show="embed" xlink:actuate="onLoad"/><draw:image xlink:href="./ObjectReplacements/Formula-55" xlink:type="simple" xlink:show="embed" xlink:actuate="onLoad"/></draw:frame></text:p>
      <text:p text:style-name="Text_20_body">We now solve for y: </text:p>
      <text:p text:style-name="Text_20_body"><draw:frame draw:style-name="fr2" draw:name="57" text:anchor-type="paragraph" svg:width="1.0457in" svg:height="0.2091in" draw:z-index="56"><draw:object xlink:href="./Formula-56" xlink:type="simple" xlink:show="embed" xlink:actuate="onLoad"/><draw:image xlink:href="./ObjectReplacements/Formula-56" xlink:type="simple" xlink:show="embed" xlink:actuate="onLoad"/></draw:frame></text:p>
      <text:p text:style-name="Text_20_body">therefore: </text:p>
      <text:p text:style-name="Text_20_body"><draw:frame draw:style-name="fr2" draw:name="58" text:anchor-type="paragraph" svg:width="0.8228in" svg:height="0.3929in" draw:z-index="57"><draw:object xlink:href="./Formula-57" xlink:type="simple" xlink:show="embed" xlink:actuate="onLoad"/><draw:image xlink:href="./ObjectReplacements/Formula-57" xlink:type="simple" xlink:show="embed" xlink:actuate="onLoad"/></draw:frame></text:p>
      <text:p text:style-name="Text_20_body">Optimum for <draw:frame draw:style-name="fr1" draw:name="59" text:anchor-type="as-char" svg:width="0.1673in" svg:height="0.1839in" draw:z-index="58"><draw:object xlink:href="./Formula-58" xlink:type="simple" xlink:show="embed" xlink:actuate="onLoad"/><draw:image xlink:href="./ObjectReplacements/Formula-58" xlink:type="simple" xlink:show="embed" xlink:actuate="onLoad"/></draw:frame>: </text:p>
      <text:p text:style-name="Text_20_body"><draw:frame draw:style-name="fr2" draw:name="60" text:anchor-type="paragraph" svg:width="1.4201in" svg:height="0.3929in" draw:z-index="59"><draw:object xlink:href="./Formula-59" xlink:type="simple" xlink:show="embed" xlink:actuate="onLoad"/><draw:image xlink:href="./ObjectReplacements/Formula-59" xlink:type="simple" xlink:show="embed" xlink:actuate="onLoad"/></draw:frame></text:p>
      <text:p text:style-name="Text_20_body">Lets substitute the found expressions of <draw:frame draw:style-name="fr1" draw:name="61" text:anchor-type="as-char" svg:width="0.1701in" svg:height="0.1839in" draw:z-index="60"><draw:object xlink:href="./Formula-60" xlink:type="simple" xlink:show="embed" xlink:actuate="onLoad"/><draw:image xlink:href="./ObjectReplacements/Formula-60" xlink:type="simple" xlink:show="embed" xlink:actuate="onLoad"/></draw:frame> and <draw:frame draw:style-name="fr1" draw:name="62" text:anchor-type="as-char" svg:width="0.1835in" svg:height="0.1839in" draw:z-index="61"><draw:object xlink:href="./Formula-61" xlink:type="simple" xlink:show="embed" xlink:actuate="onLoad"/><draw:image xlink:href="./ObjectReplacements/Formula-61" xlink:type="simple" xlink:show="embed" xlink:actuate="onLoad"/></draw:frame> in the last equation: </text:p>
      <text:p text:style-name="Text_20_body"><draw:frame draw:style-name="fr2" draw:name="63" text:anchor-type="paragraph" svg:width="2.1346in" svg:height="0.4319in" draw:z-index="62"><draw:object xlink:href="./Formula-62" xlink:type="simple" xlink:show="embed" xlink:actuate="onLoad"/><draw:image xlink:href="./ObjectReplacements/Formula-62" xlink:type="simple" xlink:show="embed" xlink:actuate="onLoad"/></draw:frame></text:p>
      <text:p text:style-name="Text_20_body">and do simplify: </text:p>
      <text:p text:style-name="Text_20_body"><draw:frame draw:style-name="fr2" draw:name="64" text:anchor-type="paragraph" svg:width="1.6508in" svg:height="0.3929in" draw:z-index="63"><draw:object xlink:href="./Formula-63" xlink:type="simple" xlink:show="embed" xlink:actuate="onLoad"/><draw:image xlink:href="./ObjectReplacements/Formula-63" xlink:type="simple" xlink:show="embed" xlink:actuate="onLoad"/></draw:frame></text:p>
      <text:p text:style-name="Text_20_body"><draw:frame draw:style-name="fr2" draw:name="65" text:anchor-type="paragraph" svg:width="1.6465in" svg:height="0.3929in" draw:z-index="64"><draw:object xlink:href="./Formula-64" xlink:type="simple" xlink:show="embed" xlink:actuate="onLoad"/><draw:image xlink:href="./ObjectReplacements/Formula-64" xlink:type="simple" xlink:show="embed" xlink:actuate="onLoad"/></draw:frame></text:p>
      <text:p text:style-name="Text_20_body">Hence, due to restriction given above: </text:p>
      <text:p text:style-name="Text_20_body"><draw:frame draw:style-name="fr2" draw:name="66" text:anchor-type="paragraph" svg:width="1.4862in" svg:height="0.2091in" draw:z-index="65"><draw:object xlink:href="./Formula-65" xlink:type="simple" xlink:show="embed" xlink:actuate="onLoad"/><draw:image xlink:href="./ObjectReplacements/Formula-65" xlink:type="simple" xlink:show="embed" xlink:actuate="onLoad"/></draw:frame></text:p>
      <text:p text:style-name="Text_20_body">We now proceed to find two expressions for <draw:frame draw:style-name="fr1" draw:name="67" text:anchor-type="as-char" svg:width="0.1673in" svg:height="0.1839in" draw:z-index="66"><draw:object xlink:href="./Formula-66" xlink:type="simple" xlink:show="embed" xlink:actuate="onLoad"/><draw:image xlink:href="./ObjectReplacements/Formula-66" xlink:type="simple" xlink:show="embed" xlink:actuate="onLoad"/></draw:frame> in terms of <draw:frame draw:style-name="fr1" draw:name="68" text:anchor-type="as-char" svg:width="0.1701in" svg:height="0.1839in" draw:z-index="67"><draw:object xlink:href="./Formula-67" xlink:type="simple" xlink:show="embed" xlink:actuate="onLoad"/><draw:image xlink:href="./ObjectReplacements/Formula-67" xlink:type="simple" xlink:show="embed" xlink:actuate="onLoad"/></draw:frame> and <draw:frame draw:style-name="fr1" draw:name="69" text:anchor-type="as-char" svg:width="0.1835in" svg:height="0.1839in" draw:z-index="68"><draw:object xlink:href="./Formula-68" xlink:type="simple" xlink:show="embed" xlink:actuate="onLoad"/><draw:image xlink:href="./ObjectReplacements/Formula-68" xlink:type="simple" xlink:show="embed" xlink:actuate="onLoad"/></draw:frame> and find the value of them in terms of the parameters.</text:p>
      <text:p text:style-name="Text_20_body">From the partial derivative of the Lagrangian with respect to <draw:frame draw:style-name="fr1" draw:name="70" text:anchor-type="as-char" svg:width="0.1701in" svg:height="0.1839in" draw:z-index="69"><draw:object xlink:href="./Formula-69" xlink:type="simple" xlink:show="embed" xlink:actuate="onLoad"/><draw:image xlink:href="./ObjectReplacements/Formula-69" xlink:type="simple" xlink:show="embed" xlink:actuate="onLoad"/></draw:frame> we can easily see that </text:p>
      <text:p text:style-name="Text_20_body"><draw:frame draw:style-name="fr2" draw:name="71" text:anchor-type="paragraph" svg:width="0.9437in" svg:height="0.4181in" draw:z-index="70"><draw:object xlink:href="./Formula-70" xlink:type="simple" xlink:show="embed" xlink:actuate="onLoad"/><draw:image xlink:href="./ObjectReplacements/Formula-70" xlink:type="simple" xlink:show="embed" xlink:actuate="onLoad"/></draw:frame></text:p>
      <text:p text:style-name="Text_20_body"><text:soft-page-break/>we can equal this equation with [lam]: </text:p>
      <text:p text:style-name="Text_20_body"><draw:frame draw:style-name="fr2" draw:name="72" text:anchor-type="paragraph" svg:width="1.8618in" svg:height="0.4181in" draw:z-index="71"><draw:object xlink:href="./Formula-71" xlink:type="simple" xlink:show="embed" xlink:actuate="onLoad"/><draw:image xlink:href="./ObjectReplacements/Formula-71" xlink:type="simple" xlink:show="embed" xlink:actuate="onLoad"/></draw:frame></text:p>
      <text:p text:style-name="Text_20_body"><draw:frame draw:style-name="fr2" draw:name="73" text:anchor-type="paragraph" svg:width="2.0071in" svg:height="0.2091in" draw:z-index="72"><draw:object xlink:href="./Formula-72" xlink:type="simple" xlink:show="embed" xlink:actuate="onLoad"/><draw:image xlink:href="./ObjectReplacements/Formula-72" xlink:type="simple" xlink:show="embed" xlink:actuate="onLoad"/></draw:frame></text:p>
      <text:p text:style-name="Text_20_body"><draw:frame draw:style-name="fr2" draw:name="74" text:anchor-type="paragraph" svg:width="1.9634in" svg:height="0.2091in" draw:z-index="73"><draw:object xlink:href="./Formula-73" xlink:type="simple" xlink:show="embed" xlink:actuate="onLoad"/><draw:image xlink:href="./ObjectReplacements/Formula-73" xlink:type="simple" xlink:show="embed" xlink:actuate="onLoad"/></draw:frame></text:p>
      <text:p text:style-name="Text_20_body">Remember the restriction [res], so we have: </text:p>
      <text:p text:style-name="Text_20_body"><draw:frame draw:style-name="fr2" draw:name="75" text:anchor-type="paragraph" svg:width="1.6256in" svg:height="0.2091in" draw:z-index="74"><draw:object xlink:href="./Formula-74" xlink:type="simple" xlink:show="embed" xlink:actuate="onLoad"/><draw:image xlink:href="./ObjectReplacements/Formula-74" xlink:type="simple" xlink:show="embed" xlink:actuate="onLoad"/></draw:frame></text:p>
      <text:p text:style-name="Text_20_body">From the partial derivative of the Lagrangian with respect to <draw:frame draw:style-name="fr1" draw:name="76" text:anchor-type="as-char" svg:width="0.1835in" svg:height="0.1839in" draw:z-index="75"><draw:object xlink:href="./Formula-75" xlink:type="simple" xlink:show="embed" xlink:actuate="onLoad"/><draw:image xlink:href="./ObjectReplacements/Formula-75" xlink:type="simple" xlink:show="embed" xlink:actuate="onLoad"/></draw:frame> we follow the same procedure as we did with <draw:frame draw:style-name="fr1" draw:name="77" text:anchor-type="as-char" svg:width="0.1701in" svg:height="0.1839in" draw:z-index="76"><draw:object xlink:href="./Formula-76" xlink:type="simple" xlink:show="embed" xlink:actuate="onLoad"/><draw:image xlink:href="./ObjectReplacements/Formula-76" xlink:type="simple" xlink:show="embed" xlink:actuate="onLoad"/></draw:frame>:</text:p>
      <text:p text:style-name="Text_20_body"><draw:frame draw:style-name="fr2" draw:name="78" text:anchor-type="paragraph" svg:width="0.9555in" svg:height="0.4181in" draw:z-index="77"><draw:object xlink:href="./Formula-77" xlink:type="simple" xlink:show="embed" xlink:actuate="onLoad"/><draw:image xlink:href="./ObjectReplacements/Formula-77" xlink:type="simple" xlink:show="embed" xlink:actuate="onLoad"/></draw:frame></text:p>
      <text:p text:style-name="Text_20_body">we can equal this equation with [lam]: </text:p>
      <text:p text:style-name="Text_20_body"><draw:frame draw:style-name="fr2" draw:name="79" text:anchor-type="paragraph" svg:width="1.8736in" svg:height="0.4181in" draw:z-index="78"><draw:object xlink:href="./Formula-78" xlink:type="simple" xlink:show="embed" xlink:actuate="onLoad"/><draw:image xlink:href="./ObjectReplacements/Formula-78" xlink:type="simple" xlink:show="embed" xlink:actuate="onLoad"/></draw:frame></text:p>
      <text:p text:style-name="Text_20_body"><draw:frame draw:style-name="fr2" draw:name="80" text:anchor-type="paragraph" svg:width="2.0063in" svg:height="0.2091in" draw:z-index="79"><draw:object xlink:href="./Formula-79" xlink:type="simple" xlink:show="embed" xlink:actuate="onLoad"/><draw:image xlink:href="./ObjectReplacements/Formula-79" xlink:type="simple" xlink:show="embed" xlink:actuate="onLoad"/></draw:frame></text:p>
      <text:p text:style-name="Text_20_body"><draw:frame draw:style-name="fr2" draw:name="81" text:anchor-type="paragraph" svg:width="1.9634in" svg:height="0.2091in" draw:z-index="80"><draw:object xlink:href="./Formula-80" xlink:type="simple" xlink:show="embed" xlink:actuate="onLoad"/><draw:image xlink:href="./ObjectReplacements/Formula-80" xlink:type="simple" xlink:show="embed" xlink:actuate="onLoad"/></draw:frame></text:p>
      <text:p text:style-name="Text_20_body">Remember the restriction [res], so we have:</text:p>
      <text:p text:style-name="Text_20_body"><draw:frame draw:style-name="fr2" draw:name="82" text:anchor-type="paragraph" svg:width="1.6252in" svg:height="0.2091in" draw:z-index="81"><draw:object xlink:href="./Formula-81" xlink:type="simple" xlink:show="embed" xlink:actuate="onLoad"/><draw:image xlink:href="./ObjectReplacements/Formula-81" xlink:type="simple" xlink:show="embed" xlink:actuate="onLoad"/></draw:frame></text:p>
      <text:p text:style-name="Text_20_body">So we now have both Optimal expenditures for <draw:frame draw:style-name="fr1" draw:name="83" text:anchor-type="as-char" svg:width="0.1701in" svg:height="0.1839in" draw:z-index="82"><draw:object xlink:href="./Formula-82" xlink:type="simple" xlink:show="embed" xlink:actuate="onLoad"/><draw:image xlink:href="./ObjectReplacements/Formula-82" xlink:type="simple" xlink:show="embed" xlink:actuate="onLoad"/></draw:frame> and <draw:frame draw:style-name="fr1" draw:name="84" text:anchor-type="as-char" svg:width="0.1835in" svg:height="0.1839in" draw:z-index="83"><draw:object xlink:href="./Formula-83" xlink:type="simple" xlink:show="embed" xlink:actuate="onLoad"/><draw:image xlink:href="./ObjectReplacements/Formula-83" xlink:type="simple" xlink:show="embed" xlink:actuate="onLoad"/></draw:frame> that show a linear dependency on the initial parameters of both, the utility function and budget constraint as well.</text:p>
      <text:h text:style-name="Heading_20_1" text:outline-level="1">Excercise 3.1: Rationing</text:h>
      <text:p text:style-name="First_20_paragraph">Suppose a consumer has the utility function </text:p>
      <text:p text:style-name="Text_20_body"><draw:frame draw:style-name="fr2" draw:name="85" text:anchor-type="paragraph" svg:width="3.1957in" svg:height="0.2091in" draw:z-index="84"><draw:object xlink:href="./Formula-84" xlink:type="simple" xlink:show="embed" xlink:actuate="onLoad"/><draw:image xlink:href="./ObjectReplacements/Formula-84" xlink:type="simple" xlink:show="embed" xlink:actuate="onLoad"/></draw:frame></text:p>
      <text:p text:style-name="Text_20_body">where <draw:frame draw:style-name="fr1" draw:name="86" text:anchor-type="as-char" svg:width="0.2256in" svg:height="0.2091in" draw:z-index="85"><draw:object xlink:href="./Formula-85" xlink:type="simple" xlink:show="embed" xlink:actuate="onLoad"/><draw:image xlink:href="./ObjectReplacements/Formula-85" xlink:type="simple" xlink:show="embed" xlink:actuate="onLoad"/></draw:frame> are positive constants summing to one. The budget constraint is</text:p>
      <text:p text:style-name="Text_20_body"><draw:frame draw:style-name="fr2" draw:name="87" text:anchor-type="paragraph" svg:width="1.528in" svg:height="0.2091in" draw:z-index="86"><draw:object xlink:href="./Formula-86" xlink:type="simple" xlink:show="embed" xlink:actuate="onLoad"/><draw:image xlink:href="./ObjectReplacements/Formula-86" xlink:type="simple" xlink:show="embed" xlink:actuate="onLoad"/></draw:frame></text:p>
      <text:p text:style-name="Text_20_body">In addition, the consumer faces a rationing constraint: he is not allowed to buy more that <draw:frame draw:style-name="fr1" draw:name="88" text:anchor-type="as-char" svg:width="0.1665in" svg:height="0.1839in" draw:z-index="87"><draw:object xlink:href="./Formula-87" xlink:type="simple" xlink:show="embed" xlink:actuate="onLoad"/><draw:image xlink:href="./ObjectReplacements/Formula-87" xlink:type="simple" xlink:show="embed" xlink:actuate="onLoad"/></draw:frame> units of good 1.</text:p>
      <text:h text:style-name="Heading_20_4" text:outline-level="4"/>
      <text:p text:style-name="First_20_paragraph">Solve the optimization problem. Under what condition on the various parameters is the rationing constraint binding?</text:p>
      <text:h text:style-name="Heading_20_4" text:outline-level="4"><text:soft-page-break/></text:h>
      <text:p text:style-name="First_20_paragraph">We do construct the Lagrangian function as follows </text:p>
      <text:p text:style-name="Text_20_body"><draw:frame draw:style-name="fr2" draw:name="89" text:anchor-type="paragraph" svg:width="3.3283in" svg:height="0.4465in" draw:z-index="88"><draw:object xlink:href="./Formula-88" xlink:type="simple" xlink:show="embed" xlink:actuate="onLoad"/><draw:image xlink:href="./ObjectReplacements/Formula-88" xlink:type="simple" xlink:show="embed" xlink:actuate="onLoad"/></draw:frame></text:p>
      <text:p text:style-name="Text_20_body">We do assume that the quantities of goods variables <draw:frame draw:style-name="fr1" draw:name="90" text:anchor-type="as-char" svg:width="0.6728in" svg:height="0.2091in" draw:z-index="89"><draw:object xlink:href="./Formula-89" xlink:type="simple" xlink:show="embed" xlink:actuate="onLoad"/><draw:image xlink:href="./ObjectReplacements/Formula-89" xlink:type="simple" xlink:show="embed" xlink:actuate="onLoad"/></draw:frame> are non negative which “binds” the expressions of the partial derivatives to be exact equations, and not unequalities as the Kuhn-Tucker Theorem would render necesary, by the term binding, we refer to the fact that when a single unequality, say <draw:frame draw:style-name="fr1" draw:name="91" text:anchor-type="as-char" svg:width="0.3764in" svg:height="0.1839in" draw:z-index="90"><draw:object xlink:href="./Formula-90" xlink:type="simple" xlink:show="embed" xlink:actuate="onLoad"/><draw:image xlink:href="./ObjectReplacements/Formula-90" xlink:type="simple" xlink:show="embed" xlink:actuate="onLoad"/></draw:frame>, is binding if it holds as an equation. That is, according to Kuhn-Tucker theorem, for the optimization of Lagrangian we must have</text:p>
      <text:p text:style-name="Text_20_body"><draw:frame draw:style-name="fr2" draw:name="92" text:anchor-type="paragraph" svg:width="2.111in" svg:height="0.4181in" draw:z-index="91"><draw:object xlink:href="./Formula-91" xlink:type="simple" xlink:show="embed" xlink:actuate="onLoad"/><draw:image xlink:href="./ObjectReplacements/Formula-91" xlink:type="simple" xlink:show="embed" xlink:actuate="onLoad"/></draw:frame></text:p>
      <text:p text:style-name="Text_20_body">Therefore, as we have all quantities of goods non-negative, then <draw:frame draw:style-name="fr1" draw:name="93" text:anchor-type="as-char" svg:width="0.3992in" svg:height="0.2091in" draw:z-index="92"><draw:object xlink:href="./Formula-92" xlink:type="simple" xlink:show="embed" xlink:actuate="onLoad"/><draw:image xlink:href="./ObjectReplacements/Formula-92" xlink:type="simple" xlink:show="embed" xlink:actuate="onLoad"/></draw:frame> holds for each good variable which in turn allows the optimization of the goods variables to be binding, rendering an equation, in other words, we do have</text:p>
      <text:p text:style-name="Text_20_body"><draw:frame draw:style-name="fr2" draw:name="94" text:anchor-type="paragraph" svg:width="2.1283in" svg:height="0.4181in" draw:z-index="93"><draw:object xlink:href="./Formula-93" xlink:type="simple" xlink:show="embed" xlink:actuate="onLoad"/><draw:image xlink:href="./ObjectReplacements/Formula-93" xlink:type="simple" xlink:show="embed" xlink:actuate="onLoad"/></draw:frame></text:p>
      <text:p text:style-name="Text_20_body">With this theoretical considerations in mind, now let’s proceed to calculate the optimization conditions for each variable and the Lagrange multiplier as well, considering the goods variables binding for the optimization expressions:</text:p>
      <text:p text:style-name="Text_20_body"><draw:frame draw:style-name="fr2" draw:name="95" text:anchor-type="paragraph" svg:width="1.2874in" svg:height="0.4425in" draw:z-index="94"><draw:object xlink:href="./Formula-94" xlink:type="simple" xlink:show="embed" xlink:actuate="onLoad"/><draw:image xlink:href="./ObjectReplacements/Formula-94" xlink:type="simple" xlink:show="embed" xlink:actuate="onLoad"/></draw:frame></text:p>
      <text:p text:style-name="Text_20_body">from this result we can express <draw:frame draw:style-name="fr1" draw:name="96" text:anchor-type="as-char" svg:width="0.2217in" svg:height="0.2091in" draw:z-index="95"><draw:object xlink:href="./Formula-95" xlink:type="simple" xlink:show="embed" xlink:actuate="onLoad"/><draw:image xlink:href="./ObjectReplacements/Formula-95" xlink:type="simple" xlink:show="embed" xlink:actuate="onLoad"/></draw:frame> as a function of <draw:frame draw:style-name="fr1" draw:name="97" text:anchor-type="as-char" svg:width="0.1673in" svg:height="0.1839in" draw:z-index="96"><draw:object xlink:href="./Formula-96" xlink:type="simple" xlink:show="embed" xlink:actuate="onLoad"/><draw:image xlink:href="./ObjectReplacements/Formula-96" xlink:type="simple" xlink:show="embed" xlink:actuate="onLoad"/></draw:frame></text:p>
      <text:p text:style-name="Text_20_body"><draw:frame draw:style-name="fr2" draw:name="98" text:anchor-type="paragraph" svg:width="0.6543in" svg:height="0.4425in" draw:z-index="97"><draw:object xlink:href="./Formula-97" xlink:type="simple" xlink:show="embed" xlink:actuate="onLoad"/><draw:image xlink:href="./ObjectReplacements/Formula-97" xlink:type="simple" xlink:show="embed" xlink:actuate="onLoad"/></draw:frame></text:p>
      <text:p text:style-name="Text_20_body">we do the same process for the variables <draw:frame draw:style-name="fr1" draw:name="99" text:anchor-type="as-char" svg:width="0.228in" svg:height="0.2091in" draw:z-index="98"><draw:object xlink:href="./Formula-98" xlink:type="simple" xlink:show="embed" xlink:actuate="onLoad"/><draw:image xlink:href="./ObjectReplacements/Formula-98" xlink:type="simple" xlink:show="embed" xlink:actuate="onLoad"/></draw:frame> and <draw:frame draw:style-name="fr1" draw:name="100" text:anchor-type="as-char" svg:width="0.2264in" svg:height="0.2091in" draw:z-index="99"><draw:object xlink:href="./Formula-99" xlink:type="simple" xlink:show="embed" xlink:actuate="onLoad"/><draw:image xlink:href="./ObjectReplacements/Formula-99" xlink:type="simple" xlink:show="embed" xlink:actuate="onLoad"/></draw:frame>, this is for <draw:frame draw:style-name="fr1" draw:name="101" text:anchor-type="as-char" svg:width="0.228in" svg:height="0.2091in" draw:z-index="100"><draw:object xlink:href="./Formula-100" xlink:type="simple" xlink:show="embed" xlink:actuate="onLoad"/><draw:image xlink:href="./ObjectReplacements/Formula-100" xlink:type="simple" xlink:show="embed" xlink:actuate="onLoad"/></draw:frame>: </text:p>
      <text:p text:style-name="Text_20_body"><draw:frame draw:style-name="fr2" draw:name="102" text:anchor-type="paragraph" svg:width="1.3071in" svg:height="0.4425in" draw:z-index="101"><draw:object xlink:href="./Formula-101" xlink:type="simple" xlink:show="embed" xlink:actuate="onLoad"/><draw:image xlink:href="./ObjectReplacements/Formula-101" xlink:type="simple" xlink:show="embed" xlink:actuate="onLoad"/></draw:frame></text:p>
      <text:p text:style-name="Text_20_body">from this result we can express <draw:frame draw:style-name="fr1" draw:name="103" text:anchor-type="as-char" svg:width="0.228in" svg:height="0.2091in" draw:z-index="102"><draw:object xlink:href="./Formula-102" xlink:type="simple" xlink:show="embed" xlink:actuate="onLoad"/><draw:image xlink:href="./ObjectReplacements/Formula-102" xlink:type="simple" xlink:show="embed" xlink:actuate="onLoad"/></draw:frame> as a function of <draw:frame draw:style-name="fr1" draw:name="104" text:anchor-type="as-char" svg:width="0.1673in" svg:height="0.1839in" draw:z-index="103"><draw:object xlink:href="./Formula-103" xlink:type="simple" xlink:show="embed" xlink:actuate="onLoad"/><draw:image xlink:href="./ObjectReplacements/Formula-103" xlink:type="simple" xlink:show="embed" xlink:actuate="onLoad"/></draw:frame></text:p>
      <text:p text:style-name="Text_20_body"><draw:frame draw:style-name="fr2" draw:name="105" text:anchor-type="paragraph" svg:width="0.6665in" svg:height="0.4425in" draw:z-index="104"><draw:object xlink:href="./Formula-104" xlink:type="simple" xlink:show="embed" xlink:actuate="onLoad"/><draw:image xlink:href="./ObjectReplacements/Formula-104" xlink:type="simple" xlink:show="embed" xlink:actuate="onLoad"/></draw:frame></text:p>
      <text:p text:style-name="Text_20_body">and now for <draw:frame draw:style-name="fr1" draw:name="106" text:anchor-type="as-char" svg:width="0.2264in" svg:height="0.2091in" draw:z-index="105"><draw:object xlink:href="./Formula-105" xlink:type="simple" xlink:show="embed" xlink:actuate="onLoad"/><draw:image xlink:href="./ObjectReplacements/Formula-105" xlink:type="simple" xlink:show="embed" xlink:actuate="onLoad"/></draw:frame></text:p>
      <text:p text:style-name="Text_20_body"><draw:frame draw:style-name="fr2" draw:name="107" text:anchor-type="paragraph" svg:width="1.3035in" svg:height="0.4425in" draw:z-index="106"><draw:object xlink:href="./Formula-106" xlink:type="simple" xlink:show="embed" xlink:actuate="onLoad"/><draw:image xlink:href="./ObjectReplacements/Formula-106" xlink:type="simple" xlink:show="embed" xlink:actuate="onLoad"/></draw:frame></text:p>
      <text:p text:style-name="Text_20_body">from this result we can express <draw:frame draw:style-name="fr1" draw:name="108" text:anchor-type="as-char" svg:width="0.2264in" svg:height="0.2091in" draw:z-index="107"><draw:object xlink:href="./Formula-107" xlink:type="simple" xlink:show="embed" xlink:actuate="onLoad"/><draw:image xlink:href="./ObjectReplacements/Formula-107" xlink:type="simple" xlink:show="embed" xlink:actuate="onLoad"/></draw:frame> as <text:soft-page-break/>a function of <draw:frame draw:style-name="fr1" draw:name="109" text:anchor-type="as-char" svg:width="0.1673in" svg:height="0.1839in" draw:z-index="108"><draw:object xlink:href="./Formula-108" xlink:type="simple" xlink:show="embed" xlink:actuate="onLoad"/><draw:image xlink:href="./ObjectReplacements/Formula-108" xlink:type="simple" xlink:show="embed" xlink:actuate="onLoad"/></draw:frame></text:p>
      <text:p text:style-name="Text_20_body"><draw:frame draw:style-name="fr2" draw:name="110" text:anchor-type="paragraph" svg:width="0.6638in" svg:height="0.4425in" draw:z-index="109"><draw:object xlink:href="./Formula-109" xlink:type="simple" xlink:show="embed" xlink:actuate="onLoad"/><draw:image xlink:href="./ObjectReplacements/Formula-109" xlink:type="simple" xlink:show="embed" xlink:actuate="onLoad"/></draw:frame></text:p>
      <text:h text:style-name="Heading_20_4" text:outline-level="4"/>
      <text:p text:style-name="First_20_paragraph">Now we have all goods variables expressed as functions of the Lagrange multiplier.</text:p>
      <text:h text:style-name="Heading_20_4" text:outline-level="4"/>
      <text:p text:style-name="First_20_paragraph">Let’s apply the optimization method for the Lagrange multiplier in our Lagrangian function, taking into account the Kuhn-Tucker Theorem, that states that, the partial derivative of the Lagrangian function with respect to a lagrangian multiplier, must be related to the multiplier itself by “complementary slackness”, by this we mean that because of our unequality constraint, the optimization of the lagrangian multiplier is given by the expression:</text:p>
      <text:p text:style-name="Text_20_body"><draw:frame draw:style-name="fr2" draw:name="111" text:anchor-type="paragraph" svg:width="1.8425in" svg:height="0.4181in" draw:z-index="110"><draw:object xlink:href="./Formula-110" xlink:type="simple" xlink:show="embed" xlink:actuate="onLoad"/><draw:image xlink:href="./ObjectReplacements/Formula-110" xlink:type="simple" xlink:show="embed" xlink:actuate="onLoad"/></draw:frame></text:p>
      <text:p text:style-name="Text_20_body">as given by the Kuhn-Tucker Theorem and the complementary slackness imply that if the two unequalties just given cannot be strict simultaneously, then that pair of unequalities show complementary slackness.</text:p>
      <text:p text:style-name="Text_20_body">Which in our excersise renders this expression:</text:p>
      <text:p text:style-name="Text_20_body"><draw:frame draw:style-name="fr2" draw:name="112" text:anchor-type="paragraph" svg:width="2.4866in" svg:height="0.3929in" draw:z-index="111"><draw:object xlink:href="./Formula-111" xlink:type="simple" xlink:show="embed" xlink:actuate="onLoad"/><draw:image xlink:href="./ObjectReplacements/Formula-111" xlink:type="simple" xlink:show="embed" xlink:actuate="onLoad"/></draw:frame></text:p>
      <text:p text:style-name="Text_20_body">The optimization of the lagrange multiplier just given, can be expressed in terms of the goods variables <draw:frame draw:style-name="fr1" draw:name="113" text:anchor-type="as-char" svg:width="0.6728in" svg:height="0.2091in" draw:z-index="112"><draw:object xlink:href="./Formula-112" xlink:type="simple" xlink:show="embed" xlink:actuate="onLoad"/><draw:image xlink:href="./ObjectReplacements/Formula-112" xlink:type="simple" xlink:show="embed" xlink:actuate="onLoad"/></draw:frame> if we use the optimization expressions found above, let’s substitute those findings in the last expression: </text:p>
      <text:p text:style-name="Text_20_body"><draw:frame draw:style-name="fr2" draw:name="114" text:anchor-type="paragraph" svg:width="2.1091in" svg:height="0.2091in" draw:z-index="113"><draw:object xlink:href="./Formula-113" xlink:type="simple" xlink:show="embed" xlink:actuate="onLoad"/><draw:image xlink:href="./ObjectReplacements/Formula-113" xlink:type="simple" xlink:show="embed" xlink:actuate="onLoad"/></draw:frame></text:p>
      <text:p text:style-name="Text_20_body">can be expressed as: </text:p>
      <text:p text:style-name="Text_20_body"><draw:frame draw:style-name="fr2" draw:name="115" text:anchor-type="paragraph" svg:width="2.9902in" svg:height="0.4866in" draw:z-index="114"><draw:object xlink:href="./Formula-114" xlink:type="simple" xlink:show="embed" xlink:actuate="onLoad"/><draw:image xlink:href="./ObjectReplacements/Formula-114" xlink:type="simple" xlink:show="embed" xlink:actuate="onLoad"/></draw:frame></text:p>
      <text:p text:style-name="Text_20_body">This provides us with two possibilities or two cases to analyse, either <draw:frame draw:style-name="fr1" draw:name="116" text:anchor-type="as-char" svg:width="0.1673in" svg:height="0.1839in" draw:z-index="115"><draw:object xlink:href="./Formula-115" xlink:type="simple" xlink:show="embed" xlink:actuate="onLoad"/><draw:image xlink:href="./ObjectReplacements/Formula-115" xlink:type="simple" xlink:show="embed" xlink:actuate="onLoad"/></draw:frame> is equal to zero, or greater than zero. Let’s analyse those cases.</text:p>
      <text:h text:style-name="Heading_20_2" text:outline-level="2">Case: <draw:frame draw:style-name="fr1" draw:name="117" text:anchor-type="as-char" svg:width="0.3972in" svg:height="0.1839in" draw:z-index="116"><draw:object xlink:href="./Formula-116" xlink:type="simple" xlink:show="embed" xlink:actuate="onLoad"/><draw:image xlink:href="./ObjectReplacements/Formula-116" xlink:type="simple" xlink:show="embed" xlink:actuate="onLoad"/></draw:frame></text:h>
      <text:p text:style-name="First_20_paragraph">If we have <draw:frame draw:style-name="fr1" draw:name="118" text:anchor-type="as-char" svg:width="0.3972in" svg:height="0.1839in" draw:z-index="117"><draw:object xlink:href="./Formula-117" xlink:type="simple" xlink:show="embed" xlink:actuate="onLoad"/><draw:image xlink:href="./ObjectReplacements/Formula-117" xlink:type="simple" xlink:show="embed" xlink:actuate="onLoad"/></draw:frame>, then that would imply, that our goods variables <draw:frame draw:style-name="fr1" draw:name="119" text:anchor-type="as-char" svg:width="0.6728in" svg:height="0.2091in" draw:z-index="118"><draw:object xlink:href="./Formula-118" xlink:type="simple" xlink:show="embed" xlink:actuate="onLoad"/><draw:image xlink:href="./ObjectReplacements/Formula-118" xlink:type="simple" xlink:show="embed" xlink:actuate="onLoad"/></draw:frame> would be undefined, and that makes no sense, that is:</text:p>
      <text:p text:style-name="Text_20_body"><draw:frame draw:style-name="fr2" draw:name="120" text:anchor-type="paragraph" svg:width="1.622in" svg:height="0.4425in" draw:z-index="119"><draw:object xlink:href="./Formula-119" xlink:type="simple" xlink:show="embed" xlink:actuate="onLoad"/><draw:image xlink:href="./ObjectReplacements/Formula-119" xlink:type="simple" xlink:show="embed" xlink:actuate="onLoad"/></draw:frame></text:p>
      <text:p text:style-name="Text_20_body"><draw:frame draw:style-name="fr2" draw:name="121" text:anchor-type="paragraph" svg:width="1.6398in" svg:height="0.4425in" draw:z-index="120"><draw:object xlink:href="./Formula-120" xlink:type="simple" xlink:show="embed" xlink:actuate="onLoad"/><draw:image xlink:href="./ObjectReplacements/Formula-120" xlink:type="simple" xlink:show="embed" xlink:actuate="onLoad"/></draw:frame></text:p>
      <text:p text:style-name="Text_20_body"><draw:frame draw:style-name="fr2" draw:name="122" text:anchor-type="paragraph" svg:width="1.6374in" svg:height="0.4425in" draw:z-index="121"><draw:object xlink:href="./Formula-121" xlink:type="simple" xlink:show="embed" xlink:actuate="onLoad"/><draw:image xlink:href="./ObjectReplacements/Formula-121" xlink:type="simple" xlink:show="embed" xlink:actuate="onLoad"/></draw:frame><text:soft-page-break/></text:p>
      <text:p text:style-name="Text_20_body">Therefore, <draw:frame draw:style-name="fr1" draw:name="123" text:anchor-type="as-char" svg:width="0.3972in" svg:height="0.1839in" draw:z-index="122"><draw:object xlink:href="./Formula-122" xlink:type="simple" xlink:show="embed" xlink:actuate="onLoad"/><draw:image xlink:href="./ObjectReplacements/Formula-122" xlink:type="simple" xlink:show="embed" xlink:actuate="onLoad"/></draw:frame>, is not a valid case.</text:p>
      <text:h text:style-name="Heading_20_2" text:outline-level="2">Case: <draw:frame draw:style-name="fr1" draw:name="124" text:anchor-type="as-char" svg:width="0.3673in" svg:height="0.1839in" draw:z-index="123"><draw:object xlink:href="./Formula-123" xlink:type="simple" xlink:show="embed" xlink:actuate="onLoad"/><draw:image xlink:href="./ObjectReplacements/Formula-123" xlink:type="simple" xlink:show="embed" xlink:actuate="onLoad"/></draw:frame></text:h>
      <text:p text:style-name="First_20_paragraph">If <draw:frame draw:style-name="fr1" draw:name="125" text:anchor-type="as-char" svg:width="0.3673in" svg:height="0.1839in" draw:z-index="124"><draw:object xlink:href="./Formula-124" xlink:type="simple" xlink:show="embed" xlink:actuate="onLoad"/><draw:image xlink:href="./ObjectReplacements/Formula-124" xlink:type="simple" xlink:show="embed" xlink:actuate="onLoad"/></draw:frame>, then by the coupled expresions [cou] complementary slackness, we have binding for the Income and can be expressed as an equation, not only as an unequality, so we have:</text:p>
      <text:p text:style-name="Text_20_body"><draw:frame draw:style-name="fr2" draw:name="126" text:anchor-type="paragraph" svg:width="3.0075in" svg:height="0.4866in" draw:z-index="125"><draw:object xlink:href="./Formula-125" xlink:type="simple" xlink:show="embed" xlink:actuate="onLoad"/><draw:image xlink:href="./ObjectReplacements/Formula-125" xlink:type="simple" xlink:show="embed" xlink:actuate="onLoad"/></draw:frame></text:p>
      <text:p text:style-name="Text_20_body">Let’s work out the Income expression: </text:p>
      <text:p text:style-name="Text_20_body"><draw:frame draw:style-name="fr2" draw:name="127" text:anchor-type="paragraph" svg:width="2.5819in" svg:height="0.4866in" draw:z-index="126"><draw:object xlink:href="./Formula-126" xlink:type="simple" xlink:show="embed" xlink:actuate="onLoad"/><draw:image xlink:href="./ObjectReplacements/Formula-126" xlink:type="simple" xlink:show="embed" xlink:actuate="onLoad"/></draw:frame></text:p>
      <text:p text:style-name="Text_20_body">we can easily that we can simplify: </text:p>
      <text:p text:style-name="Text_20_body"><draw:frame draw:style-name="fr2" draw:name="128" text:anchor-type="paragraph" svg:width="1.7299in" svg:height="0.4598in" draw:z-index="127"><draw:object xlink:href="./Formula-127" xlink:type="simple" xlink:show="embed" xlink:actuate="onLoad"/><draw:image xlink:href="./ObjectReplacements/Formula-127" xlink:type="simple" xlink:show="embed" xlink:actuate="onLoad"/></draw:frame></text:p>
      <text:p text:style-name="Text_20_body">yet another step: </text:p>
      <text:p text:style-name="Text_20_body"><draw:frame draw:style-name="fr2" draw:name="129" text:anchor-type="paragraph" svg:width="1.6126in" svg:height="0.4319in" draw:z-index="128"><draw:object xlink:href="./Formula-128" xlink:type="simple" xlink:show="embed" xlink:actuate="onLoad"/><draw:image xlink:href="./ObjectReplacements/Formula-128" xlink:type="simple" xlink:show="embed" xlink:actuate="onLoad"/></draw:frame></text:p>
      <text:p text:style-name="Text_20_body">and lastly we can solve for the langrangian multiplier: </text:p>
      <text:p text:style-name="Text_20_body"><draw:frame draw:style-name="fr2" draw:name="130" text:anchor-type="paragraph" svg:width="1.0972in" svg:height="0.4181in" draw:z-index="129"><draw:object xlink:href="./Formula-129" xlink:type="simple" xlink:show="embed" xlink:actuate="onLoad"/><draw:image xlink:href="./ObjectReplacements/Formula-129" xlink:type="simple" xlink:show="embed" xlink:actuate="onLoad"/></draw:frame></text:p>
      <text:p text:style-name="Text_20_body">plug in the given condition: </text:p>
      <text:p text:style-name="Text_20_body"><draw:frame draw:style-name="fr2" draw:name="131" text:anchor-type="paragraph" svg:width="1in" svg:height="0.2091in" draw:z-index="130"><draw:object xlink:href="./Formula-130" xlink:type="simple" xlink:show="embed" xlink:actuate="onLoad"/><draw:image xlink:href="./ObjectReplacements/Formula-130" xlink:type="simple" xlink:show="embed" xlink:actuate="onLoad"/></draw:frame></text:p>
      <text:p text:style-name="Text_20_body">So we have a final expression for the lagrangian multiplier in terms of the income: </text:p>
      <text:p text:style-name="Text_20_body"><draw:frame draw:style-name="fr2" draw:name="132" text:anchor-type="paragraph" svg:width="0.4839in" svg:height="0.3929in" draw:z-index="131"><draw:object xlink:href="./Formula-131" xlink:type="simple" xlink:show="embed" xlink:actuate="onLoad"/><draw:image xlink:href="./ObjectReplacements/Formula-131" xlink:type="simple" xlink:show="embed" xlink:actuate="onLoad"/></draw:frame></text:p>
      <text:p text:style-name="Text_20_body">As <draw:frame draw:style-name="fr1" draw:name="133" text:anchor-type="as-char" svg:width="0.3673in" svg:height="0.1839in" draw:z-index="132"><draw:object xlink:href="./Formula-132" xlink:type="simple" xlink:show="embed" xlink:actuate="onLoad"/><draw:image xlink:href="./ObjectReplacements/Formula-132" xlink:type="simple" xlink:show="embed" xlink:actuate="onLoad"/></draw:frame>, the last expression implies that the Income, <draw:frame draw:style-name="fr1" draw:name="134" text:anchor-type="as-char" svg:width="0.3583in" svg:height="0.1839in" draw:z-index="133"><draw:object xlink:href="./Formula-133" xlink:type="simple" xlink:show="embed" xlink:actuate="onLoad"/><draw:image xlink:href="./ObjectReplacements/Formula-133" xlink:type="simple" xlink:show="embed" xlink:actuate="onLoad"/></draw:frame> as well.</text:p>
      <text:p text:style-name="Text_20_body">We are now in a position where we can solve the optimization problem for the all goods variables as well, lets plug the found expression of the lagrangian multiplier, into the goods variables expressions found when optimizing the Lagrangian function.</text:p>
      <text:h text:style-name="Heading_20_4" text:outline-level="4"/>
      <text:p text:style-name="First_20_paragraph">For the variable good <draw:frame draw:style-name="fr1" draw:name="135" text:anchor-type="as-char" svg:width="0.2217in" svg:height="0.2091in" draw:z-index="134"><draw:object xlink:href="./Formula-134" xlink:type="simple" xlink:show="embed" xlink:actuate="onLoad"/><draw:image xlink:href="./ObjectReplacements/Formula-134" xlink:type="simple" xlink:show="embed" xlink:actuate="onLoad"/></draw:frame> we have: </text:p>
      <text:p text:style-name="Text_20_body"><draw:frame draw:style-name="fr2" draw:name="136" text:anchor-type="paragraph" svg:width="1.3819in" svg:height="0.4425in" draw:z-index="135"><draw:object xlink:href="./Formula-135" xlink:type="simple" xlink:show="embed" xlink:actuate="onLoad"/><draw:image xlink:href="./ObjectReplacements/Formula-135" xlink:type="simple" xlink:show="embed" xlink:actuate="onLoad"/></draw:frame></text:p>
      <text:p text:style-name="Text_20_body">From this last expression, if we take <text:soft-page-break/>into account that both <draw:frame draw:style-name="fr1" draw:name="137" text:anchor-type="as-char" svg:width="0.4217in" svg:height="0.2091in" draw:z-index="136"><draw:object xlink:href="./Formula-136" xlink:type="simple" xlink:show="embed" xlink:actuate="onLoad"/><draw:image xlink:href="./ObjectReplacements/Formula-136" xlink:type="simple" xlink:show="embed" xlink:actuate="onLoad"/></draw:frame> and <draw:frame draw:style-name="fr1" draw:name="138" text:anchor-type="as-char" svg:width="0.3583in" svg:height="0.1839in" draw:z-index="137"><draw:object xlink:href="./Formula-137" xlink:type="simple" xlink:show="embed" xlink:actuate="onLoad"/><draw:image xlink:href="./ObjectReplacements/Formula-137" xlink:type="simple" xlink:show="embed" xlink:actuate="onLoad"/></draw:frame>, we hence can infere that we only have two options for <draw:frame draw:style-name="fr1" draw:name="139" text:anchor-type="as-char" svg:width="0.2311in" svg:height="0.2091in" draw:z-index="138"><draw:object xlink:href="./Formula-138" xlink:type="simple" xlink:show="embed" xlink:actuate="onLoad"/><draw:image xlink:href="./ObjectReplacements/Formula-138" xlink:type="simple" xlink:show="embed" xlink:actuate="onLoad"/></draw:frame> and <draw:frame draw:style-name="fr1" draw:name="140" text:anchor-type="as-char" svg:width="0.2346in" svg:height="0.2091in" draw:z-index="139"><draw:object xlink:href="./Formula-139" xlink:type="simple" xlink:show="embed" xlink:actuate="onLoad"/><draw:image xlink:href="./ObjectReplacements/Formula-139" xlink:type="simple" xlink:show="embed" xlink:actuate="onLoad"/></draw:frame>, either they are both positive, or both negative, and none of them can be zero. Keep those implications in mind, as they might be solved by the practical economical terms of the problem statement. As the problem statement clearly says, the <draw:frame draw:style-name="fr1" draw:name="141" text:anchor-type="as-char" svg:width="0.2256in" svg:height="0.2091in" draw:z-index="140"><draw:object xlink:href="./Formula-140" xlink:type="simple" xlink:show="embed" xlink:actuate="onLoad"/><draw:image xlink:href="./ObjectReplacements/Formula-140" xlink:type="simple" xlink:show="embed" xlink:actuate="onLoad"/></draw:frame> constant are positive, therefore, both <draw:frame draw:style-name="fr1" draw:name="142" text:anchor-type="as-char" svg:width="0.2311in" svg:height="0.2091in" draw:z-index="141"><draw:object xlink:href="./Formula-141" xlink:type="simple" xlink:show="embed" xlink:actuate="onLoad"/><draw:image xlink:href="./ObjectReplacements/Formula-141" xlink:type="simple" xlink:show="embed" xlink:actuate="onLoad"/></draw:frame> and <draw:frame draw:style-name="fr1" draw:name="143" text:anchor-type="as-char" svg:width="0.2346in" svg:height="0.2091in" draw:z-index="142"><draw:object xlink:href="./Formula-142" xlink:type="simple" xlink:show="embed" xlink:actuate="onLoad"/><draw:image xlink:href="./ObjectReplacements/Formula-142" xlink:type="simple" xlink:show="embed" xlink:actuate="onLoad"/></draw:frame> have to be positive.</text:p>
      <text:h text:style-name="Heading_20_4" text:outline-level="4"/>
      <text:p text:style-name="First_20_paragraph">For the variable good <draw:frame draw:style-name="fr1" draw:name="144" text:anchor-type="as-char" svg:width="0.228in" svg:height="0.2091in" draw:z-index="143"><draw:object xlink:href="./Formula-143" xlink:type="simple" xlink:show="embed" xlink:actuate="onLoad"/><draw:image xlink:href="./ObjectReplacements/Formula-143" xlink:type="simple" xlink:show="embed" xlink:actuate="onLoad"/></draw:frame> we have: </text:p>
      <text:p text:style-name="Text_20_body"><draw:frame draw:style-name="fr2" draw:name="145" text:anchor-type="paragraph" svg:width="1.4665in" svg:height="0.4425in" draw:z-index="144"><draw:object xlink:href="./Formula-144" xlink:type="simple" xlink:show="embed" xlink:actuate="onLoad"/><draw:image xlink:href="./ObjectReplacements/Formula-144" xlink:type="simple" xlink:show="embed" xlink:actuate="onLoad"/></draw:frame></text:p>
      <text:h text:style-name="Heading_20_4" text:outline-level="4"/>
      <text:p text:style-name="First_20_paragraph">And finally, for the variable good <draw:frame draw:style-name="fr1" draw:name="146" text:anchor-type="as-char" svg:width="0.2264in" svg:height="0.2091in" draw:z-index="145"><draw:object xlink:href="./Formula-145" xlink:type="simple" xlink:show="embed" xlink:actuate="onLoad"/><draw:image xlink:href="./ObjectReplacements/Formula-145" xlink:type="simple" xlink:show="embed" xlink:actuate="onLoad"/></draw:frame> we have: </text:p>
      <text:p text:style-name="Text_20_body"><draw:frame draw:style-name="fr2" draw:name="147" text:anchor-type="paragraph" svg:width="1.4626in" svg:height="0.4425in" draw:z-index="146"><draw:object xlink:href="./Formula-146" xlink:type="simple" xlink:show="embed" xlink:actuate="onLoad"/><draw:image xlink:href="./ObjectReplacements/Formula-146" xlink:type="simple" xlink:show="embed" xlink:actuate="onLoad"/></draw:frame></text:p>
      <text:p text:style-name="Text_20_body">So we have solved the optimization of the Utility function and comply with the budget unequality constraint. We also found some restrictions on variables, lagrangian multiplier and parameters, let’s summarize them:</text:p>
      <text:p text:style-name="Text_20_body">Constant parameters given by the excercise information </text:p>
      <text:p text:style-name="Text_20_body"><draw:frame draw:style-name="fr2" draw:name="148" text:anchor-type="paragraph" svg:width="1.061in" svg:height="0.2091in" draw:z-index="147"><draw:object xlink:href="./Formula-147" xlink:type="simple" xlink:show="embed" xlink:actuate="onLoad"/><draw:image xlink:href="./ObjectReplacements/Formula-147" xlink:type="simple" xlink:show="embed" xlink:actuate="onLoad"/></draw:frame></text:p>
      <text:p text:style-name="Text_20_body">$$\alpha_1, \alpha_2, \alpha_3 \text{ <text:s/>are positive constants.}\\$$</text:p>
      <text:p text:style-name="Text_20_body">We began with the assumption that the quantities of goods variables </text:p>
      <text:p text:style-name="Text_20_body"><draw:frame draw:style-name="fr2" draw:name="149" text:anchor-type="paragraph" svg:width="1.3319in" svg:height="0.2091in" draw:z-index="148"><draw:object xlink:href="./Formula-148" xlink:type="simple" xlink:show="embed" xlink:actuate="onLoad"/><draw:image xlink:href="./ObjectReplacements/Formula-148" xlink:type="simple" xlink:show="embed" xlink:actuate="onLoad"/></draw:frame></text:p>
      <text:p text:style-name="Text_20_body">But now we have the necessary information to prove that the assumption is correct, given the fact that complimentary slackness [slk] and factibility of Case <draw:frame draw:style-name="fr1" draw:name="150" text:anchor-type="as-char" svg:width="0.3673in" svg:height="0.1839in" draw:z-index="149"><draw:object xlink:href="./Formula-149" xlink:type="simple" xlink:show="embed" xlink:actuate="onLoad"/><draw:image xlink:href="./ObjectReplacements/Formula-149" xlink:type="simple" xlink:show="embed" xlink:actuate="onLoad"/></draw:frame> and goods variables optimization solution:</text:p>
      <text:p text:style-name="Text_20_body"><draw:frame draw:style-name="fr2" draw:name="151" text:anchor-type="paragraph" svg:width="1.9819in" svg:height="0.4425in" draw:z-index="150"><draw:object xlink:href="./Formula-150" xlink:type="simple" xlink:show="embed" xlink:actuate="onLoad"/><draw:image xlink:href="./ObjectReplacements/Formula-150" xlink:type="simple" xlink:show="embed" xlink:actuate="onLoad"/></draw:frame></text:p>
      <text:p text:style-name="Text_20_body">altogether show that </text:p>
      <text:p text:style-name="Text_20_body"><draw:frame draw:style-name="fr2" draw:name="152" text:anchor-type="paragraph" svg:width="0.3583in" svg:height="0.1839in" draw:z-index="151"><draw:object xlink:href="./Formula-151" xlink:type="simple" xlink:show="embed" xlink:actuate="onLoad"/><draw:image xlink:href="./ObjectReplacements/Formula-151" xlink:type="simple" xlink:show="embed" xlink:actuate="onLoad"/></draw:frame></text:p>
      <text:p text:style-name="Text_20_body">keeping in mind that </text:p>
      <text:p text:style-name="Text_20_body"><draw:frame draw:style-name="fr2" draw:name="153" text:anchor-type="paragraph" svg:width="0.4244in" svg:height="0.3929in" draw:z-index="152"><draw:object xlink:href="./Formula-152" xlink:type="simple" xlink:show="embed" xlink:actuate="onLoad"/><draw:image xlink:href="./ObjectReplacements/Formula-152" xlink:type="simple" xlink:show="embed" xlink:actuate="onLoad"/></draw:frame></text:p>
      <text:p text:style-name="Text_20_body">we also found that the budget constraints coeficients are positive </text:p>
      <text:p text:style-name="Text_20_body"><draw:frame draw:style-name="fr2" draw:name="154" text:anchor-type="paragraph" svg:width="1.372in" svg:height="0.2091in" draw:z-index="153"><draw:object xlink:href="./Formula-153" xlink:type="simple" xlink:show="embed" xlink:actuate="onLoad"/><draw:image xlink:href="./ObjectReplacements/Formula-153" xlink:type="simple" xlink:show="embed" xlink:actuate="onLoad"/></draw:frame></text:p>
      <text:p text:style-name="Text_20_body"><text:soft-page-break/>as the result of the lagrangian optimization.</text:p>
      <text:p text:style-name="Text_20_body">And for the exact same reasons the budget constraint now holds a binding: </text:p>
      <text:p text:style-name="Text_20_body"><draw:frame draw:style-name="fr2" draw:name="155" text:anchor-type="paragraph" svg:width="1.4925in" svg:height="0.2091in" draw:z-index="154"><draw:object xlink:href="./Formula-154" xlink:type="simple" xlink:show="embed" xlink:actuate="onLoad"/><draw:image xlink:href="./ObjectReplacements/Formula-154" xlink:type="simple" xlink:show="embed" xlink:actuate="onLoad"/></draw:frame></text:p>
      <text:p text:style-name="Text_20_body">Let’s do question ourselves about the budget constraint expression coeficients. The exercise provided rationing constraint tells us that the the customer is not allowed to buy more than k units of good <draw:frame draw:style-name="fr1" draw:name="156" text:anchor-type="as-char" svg:width="0.2217in" svg:height="0.2091in" draw:z-index="155"><draw:object xlink:href="./Formula-155" xlink:type="simple" xlink:show="embed" xlink:actuate="onLoad"/><draw:image xlink:href="./ObjectReplacements/Formula-155" xlink:type="simple" xlink:show="embed" xlink:actuate="onLoad"/></draw:frame>, that is: </text:p>
      <text:p text:style-name="Text_20_body"><draw:frame draw:style-name="fr2" draw:name="157" text:anchor-type="paragraph" svg:width="0.4244in" svg:height="0.2091in" draw:z-index="156"><draw:object xlink:href="./Formula-156" xlink:type="simple" xlink:show="embed" xlink:actuate="onLoad"/><draw:image xlink:href="./ObjectReplacements/Formula-156" xlink:type="simple" xlink:show="embed" xlink:actuate="onLoad"/></draw:frame></text:p>
      <text:p text:style-name="Text_20_body">when this unequality binds we have <draw:frame draw:style-name="fr1" draw:name="158" text:anchor-type="as-char" svg:width="0.448in" svg:height="0.2091in" draw:z-index="157"><draw:object xlink:href="./Formula-157" xlink:type="simple" xlink:show="embed" xlink:actuate="onLoad"/><draw:image xlink:href="./ObjectReplacements/Formula-157" xlink:type="simple" xlink:show="embed" xlink:actuate="onLoad"/></draw:frame>, and therefore the expression for the good variable Lagrange optimization becomes: </text:p>
      <text:p text:style-name="Text_20_body"><draw:frame draw:style-name="fr2" draw:name="159" text:anchor-type="paragraph" svg:width="0.5874in" svg:height="0.4425in" draw:z-index="158"><draw:object xlink:href="./Formula-158" xlink:type="simple" xlink:show="embed" xlink:actuate="onLoad"/><draw:image xlink:href="./ObjectReplacements/Formula-158" xlink:type="simple" xlink:show="embed" xlink:actuate="onLoad"/></draw:frame></text:p>
      <text:p text:style-name="Text_20_body">So now we can express the budget constrtaint, now a bindig, using the rationing constraint just discussed </text:p>
      <text:p text:style-name="Text_20_body"><draw:frame draw:style-name="fr2" draw:name="160" text:anchor-type="paragraph" svg:width="1.4925in" svg:height="0.2091in" draw:z-index="159"><draw:object xlink:href="./Formula-159" xlink:type="simple" xlink:show="embed" xlink:actuate="onLoad"/><draw:image xlink:href="./ObjectReplacements/Formula-159" xlink:type="simple" xlink:show="embed" xlink:actuate="onLoad"/></draw:frame></text:p>
      <text:p text:style-name="Text_20_body"><draw:frame draw:style-name="fr2" draw:name="161" text:anchor-type="paragraph" svg:width="1.4374in" svg:height="0.2091in" draw:z-index="160"><draw:object xlink:href="./Formula-160" xlink:type="simple" xlink:show="embed" xlink:actuate="onLoad"/><draw:image xlink:href="./ObjectReplacements/Formula-160" xlink:type="simple" xlink:show="embed" xlink:actuate="onLoad"/></draw:frame></text:p>
      <text:p text:style-name="Text_20_body">And keep in mind the lagrangian optimization goods variables equations, solved for <draw:frame draw:style-name="fr1" draw:name="162" text:anchor-type="as-char" svg:width="0.1583in" svg:height="0.1839in" draw:z-index="161"><draw:object xlink:href="./Formula-161" xlink:type="simple" xlink:show="embed" xlink:actuate="onLoad"/><draw:image xlink:href="./ObjectReplacements/Formula-161" xlink:type="simple" xlink:show="embed" xlink:actuate="onLoad"/></draw:frame>: </text:p>
      <text:p text:style-name="Text_20_body"><draw:frame draw:style-name="fr2" draw:name="163" text:anchor-type="paragraph" svg:width="1.1543in" svg:height="0.4425in" draw:z-index="162"><draw:object xlink:href="./Formula-162" xlink:type="simple" xlink:show="embed" xlink:actuate="onLoad"/><draw:image xlink:href="./ObjectReplacements/Formula-162" xlink:type="simple" xlink:show="embed" xlink:actuate="onLoad"/></draw:frame></text:p>
      <text:p text:style-name="Text_20_body">Let’s express the budget constraint binding [binisb] as a function of the goods variables optimized expressions and rationing constraint binding: </text:p>
      <text:p text:style-name="Text_20_body"><draw:frame draw:style-name="fr2" draw:name="164" text:anchor-type="paragraph" svg:width="2.0071in" svg:height="0.4866in" draw:z-index="163"><draw:object xlink:href="./Formula-163" xlink:type="simple" xlink:show="embed" xlink:actuate="onLoad"/><draw:image xlink:href="./ObjectReplacements/Formula-163" xlink:type="simple" xlink:show="embed" xlink:actuate="onLoad"/></draw:frame></text:p>
      <text:p text:style-name="Text_20_body">Now a bit of algebra: </text:p>
      <text:p text:style-name="Text_20_body"><draw:frame draw:style-name="fr2" draw:name="165" text:anchor-type="paragraph" svg:width="1.2937in" svg:height="0.2091in" draw:z-index="164"><draw:object xlink:href="./Formula-164" xlink:type="simple" xlink:show="embed" xlink:actuate="onLoad"/><draw:image xlink:href="./ObjectReplacements/Formula-164" xlink:type="simple" xlink:show="embed" xlink:actuate="onLoad"/></draw:frame></text:p>
      <text:p text:style-name="Text_20_body"><draw:frame draw:style-name="fr2" draw:name="166" text:anchor-type="paragraph" svg:width="1.3374in" svg:height="0.2091in" draw:z-index="165"><draw:object xlink:href="./Formula-165" xlink:type="simple" xlink:show="embed" xlink:actuate="onLoad"/><draw:image xlink:href="./ObjectReplacements/Formula-165" xlink:type="simple" xlink:show="embed" xlink:actuate="onLoad"/></draw:frame></text:p>
      <text:p text:style-name="Text_20_body">Remember the problem statement condition:</text:p>
      <text:p text:style-name="Text_20_body"><draw:frame draw:style-name="fr2" draw:name="167" text:anchor-type="paragraph" svg:width="1in" svg:height="0.2091in" draw:z-index="166"><draw:object xlink:href="./Formula-166" xlink:type="simple" xlink:show="embed" xlink:actuate="onLoad"/><draw:image xlink:href="./ObjectReplacements/Formula-166" xlink:type="simple" xlink:show="embed" xlink:actuate="onLoad"/></draw:frame></text:p>
      <text:p text:style-name="Text_20_body">therefore, we can simplify:</text:p>
      <text:p text:style-name="Text_20_body"><draw:frame draw:style-name="fr2" draw:name="168" text:anchor-type="paragraph" svg:width="0.7272in" svg:height="0.2091in" draw:z-index="167"><draw:object xlink:href="./Formula-167" xlink:type="simple" xlink:show="embed" xlink:actuate="onLoad"/><draw:image xlink:href="./ObjectReplacements/Formula-167" xlink:type="simple" xlink:show="embed" xlink:actuate="onLoad"/></draw:frame></text:p>
      <text:p text:style-name="Text_20_body">Hence, we can express the income in terms of variable <draw:frame draw:style-name="fr1" draw:name="169" text:anchor-type="as-char" svg:width="0.2217in" svg:height="0.2091in" draw:z-index="168"><draw:object xlink:href="./Formula-168" xlink:type="simple" xlink:show="embed" xlink:actuate="onLoad"/><draw:image xlink:href="./ObjectReplacements/Formula-168" xlink:type="simple" xlink:show="embed" xlink:actuate="onLoad"/></draw:frame> coefficients:</text:p>
      <text:p text:style-name="Text_20_body"><draw:frame draw:style-name="fr2" draw:name="170" text:anchor-type="paragraph" svg:width="0.5902in" svg:height="0.4425in" draw:z-index="169"><draw:object xlink:href="./Formula-169" xlink:type="simple" xlink:show="embed" xlink:actuate="onLoad"/><draw:image xlink:href="./ObjectReplacements/Formula-169" xlink:type="simple" xlink:show="embed" xlink:actuate="onLoad"/></draw:frame></text:p>
      <text:p text:style-name="Text_20_body"><text:soft-page-break/>Now we have the sufficient information to express [binisb] the Income constraint and rationing constraint, both being bindings, and find out under what conditions of the various parameters is the rationing constraint a binding <draw:frame draw:style-name="fr1" draw:name="171" text:anchor-type="as-char" svg:width="0.5902in" svg:height="0.2091in" draw:z-index="170"><draw:object xlink:href="./Formula-170" xlink:type="simple" xlink:show="embed" xlink:actuate="onLoad"/><draw:image xlink:href="./ObjectReplacements/Formula-170" xlink:type="simple" xlink:show="embed" xlink:actuate="onLoad"/></draw:frame>. So, let’s express [binisb] using our latest finding:</text:p>
      <text:p text:style-name="Text_20_body"><draw:frame draw:style-name="fr2" draw:name="172" text:anchor-type="paragraph" svg:width="1.652in" svg:height="0.4425in" draw:z-index="171"><draw:object xlink:href="./Formula-171" xlink:type="simple" xlink:show="embed" xlink:actuate="onLoad"/><draw:image xlink:href="./ObjectReplacements/Formula-171" xlink:type="simple" xlink:show="embed" xlink:actuate="onLoad"/></draw:frame></text:p>
      <text:p text:style-name="Text_20_body">Hence, these conditions apply on goods 2 and 3 for the rationing constraint to hold a binding:</text:p>
      <text:p text:style-name="Text_20_body"><draw:frame draw:style-name="fr2" draw:name="173" text:anchor-type="paragraph" svg:width="1.8016in" svg:height="0.4598in" draw:z-index="172"><draw:object xlink:href="./Formula-172" xlink:type="simple" xlink:show="embed" xlink:actuate="onLoad"/><draw:image xlink:href="./ObjectReplacements/Formula-172" xlink:type="simple" xlink:show="embed" xlink:actuate="onLoad"/></draw:frame></text:p>
      <text:p text:style-name="Text_20_body"><draw:frame draw:style-name="fr2" draw:name="174" text:anchor-type="paragraph" svg:width="1.8484in" svg:height="0.4866in" draw:z-index="173"><draw:object xlink:href="./Formula-173" xlink:type="simple" xlink:show="embed" xlink:actuate="onLoad"/><draw:image xlink:href="./ObjectReplacements/Formula-173" xlink:type="simple" xlink:show="embed" xlink:actuate="onLoad"/></draw:frame></text:p>
      <text:h text:style-name="Heading_20_4" text:outline-level="4"/>
      <text:p text:style-name="First_20_paragraph">Now lets analyze the rationing constraint when it binds, that is when <draw:frame draw:style-name="fr1" draw:name="175" text:anchor-type="as-char" svg:width="0.448in" svg:height="0.2091in" draw:z-index="174"><draw:object xlink:href="./Formula-174" xlink:type="simple" xlink:show="embed" xlink:actuate="onLoad"/><draw:image xlink:href="./ObjectReplacements/Formula-174" xlink:type="simple" xlink:show="embed" xlink:actuate="onLoad"/></draw:frame>, is subject to the constraint. We are going to show how the proportion among positive constants of goods 2 and 3, <draw:frame draw:style-name="fr1" draw:name="176" text:anchor-type="as-char" svg:width="0.4752in" svg:height="0.2091in" draw:z-index="175"><draw:object xlink:href="./Formula-175" xlink:type="simple" xlink:show="embed" xlink:actuate="onLoad"/><draw:image xlink:href="./ObjectReplacements/Formula-175" xlink:type="simple" xlink:show="embed" xlink:actuate="onLoad"/></draw:frame> represents the Income that the customer would like to have spend on good 1 but cannot do so and is split between goods 2 and 3. Lets begin with the Income expression for when the rationing constraint binds:</text:p>
      <text:p text:style-name="Text_20_body"><draw:frame draw:style-name="fr2" draw:name="177" text:anchor-type="paragraph" svg:width="1.4374in" svg:height="0.2091in" draw:z-index="176"><draw:object xlink:href="./Formula-176" xlink:type="simple" xlink:show="embed" xlink:actuate="onLoad"/><draw:image xlink:href="./ObjectReplacements/Formula-176" xlink:type="simple" xlink:show="embed" xlink:actuate="onLoad"/></draw:frame></text:p>
      <text:p text:style-name="Text_20_body">and bring back the optimization results for each good variable in equations [opt1], [opt2], [opt3], using these equations let’s express good variable <draw:frame draw:style-name="fr1" draw:name="178" text:anchor-type="as-char" svg:width="0.228in" svg:height="0.2091in" draw:z-index="177"><draw:object xlink:href="./Formula-177" xlink:type="simple" xlink:show="embed" xlink:actuate="onLoad"/><draw:image xlink:href="./ObjectReplacements/Formula-177" xlink:type="simple" xlink:show="embed" xlink:actuate="onLoad"/></draw:frame> in terms of <draw:frame draw:style-name="fr1" draw:name="179" text:anchor-type="as-char" svg:width="0.2264in" svg:height="0.2091in" draw:z-index="178"><draw:object xlink:href="./Formula-178" xlink:type="simple" xlink:show="embed" xlink:actuate="onLoad"/><draw:image xlink:href="./ObjectReplacements/Formula-178" xlink:type="simple" xlink:show="embed" xlink:actuate="onLoad"/></draw:frame> and substitute in the Income binding rationing constraint equation [binprop], as follows:</text:p>
      <text:p text:style-name="Text_20_body"><draw:frame draw:style-name="fr2" draw:name="180" text:anchor-type="paragraph" svg:width="2.1819in" svg:height="0.4425in" draw:z-index="179"><draw:object xlink:href="./Formula-179" xlink:type="simple" xlink:show="embed" xlink:actuate="onLoad"/><draw:image xlink:href="./ObjectReplacements/Formula-179" xlink:type="simple" xlink:show="embed" xlink:actuate="onLoad"/></draw:frame></text:p>
      <text:p text:style-name="Text_20_body">Therefore we can express these equalities:</text:p>
      <text:p text:style-name="Text_20_body"><draw:frame draw:style-name="fr2" draw:name="181" text:anchor-type="paragraph" svg:width="1.5866in" svg:height="0.4425in" draw:z-index="180"><draw:object xlink:href="./Formula-180" xlink:type="simple" xlink:show="embed" xlink:actuate="onLoad"/><draw:image xlink:href="./ObjectReplacements/Formula-180" xlink:type="simple" xlink:show="embed" xlink:actuate="onLoad"/></draw:frame></text:p>
      <text:p text:style-name="Text_20_body">and use them to express <draw:frame draw:style-name="fr1" draw:name="182" text:anchor-type="as-char" svg:width="0.228in" svg:height="0.2091in" draw:z-index="181"><draw:object xlink:href="./Formula-181" xlink:type="simple" xlink:show="embed" xlink:actuate="onLoad"/><draw:image xlink:href="./ObjectReplacements/Formula-181" xlink:type="simple" xlink:show="embed" xlink:actuate="onLoad"/></draw:frame> in terms of <draw:frame draw:style-name="fr1" draw:name="183" text:anchor-type="as-char" svg:width="0.2264in" svg:height="0.2091in" draw:z-index="182"><draw:object xlink:href="./Formula-182" xlink:type="simple" xlink:show="embed" xlink:actuate="onLoad"/><draw:image xlink:href="./ObjectReplacements/Formula-182" xlink:type="simple" xlink:show="embed" xlink:actuate="onLoad"/></draw:frame></text:p>
      <text:p text:style-name="Text_20_body"><draw:frame draw:style-name="fr2" draw:name="184" text:anchor-type="paragraph" svg:width="1.9992in" svg:height="0.4866in" draw:z-index="183"><draw:object xlink:href="./Formula-183" xlink:type="simple" xlink:show="embed" xlink:actuate="onLoad"/><draw:image xlink:href="./ObjectReplacements/Formula-183" xlink:type="simple" xlink:show="embed" xlink:actuate="onLoad"/></draw:frame></text:p>
      <text:p text:style-name="Text_20_body">and simplify:</text:p>
      <text:p text:style-name="Text_20_body"><draw:frame draw:style-name="fr2" draw:name="185" text:anchor-type="paragraph" svg:width="1.5465in" svg:height="0.4866in" draw:z-index="184"><draw:object xlink:href="./Formula-184" xlink:type="simple" xlink:show="embed" xlink:actuate="onLoad"/><draw:image xlink:href="./ObjectReplacements/Formula-184" xlink:type="simple" xlink:show="embed" xlink:actuate="onLoad"/></draw:frame></text:p>
      <text:p text:style-name="Text_20_body">Now let’s express <draw:frame draw:style-name="fr1" draw:name="186" text:anchor-type="as-char" svg:width="0.4043in" svg:height="0.2091in" draw:z-index="185"><draw:object xlink:href="./Formula-185" xlink:type="simple" xlink:show="embed" xlink:actuate="onLoad"/><draw:image xlink:href="./ObjectReplacements/Formula-185" xlink:type="simple" xlink:show="embed" xlink:actuate="onLoad"/></draw:frame> in terms of <draw:frame draw:style-name="fr1" draw:name="187" text:anchor-type="as-char" svg:width="0.461in" svg:height="0.2091in" draw:z-index="186"><draw:object xlink:href="./Formula-186" xlink:type="simple" xlink:show="embed" xlink:actuate="onLoad"/><draw:image xlink:href="./ObjectReplacements/Formula-186" xlink:type="simple" xlink:show="embed" xlink:actuate="onLoad"/></draw:frame> and <draw:frame draw:style-name="fr1" draw:name="188" text:anchor-type="as-char" svg:width="0.2311in" svg:height="0.2091in" draw:z-index="187"><draw:object xlink:href="./Formula-187" xlink:type="simple" xlink:show="embed" xlink:actuate="onLoad"/><draw:image xlink:href="./ObjectReplacements/Formula-187" xlink:type="simple" xlink:show="embed" xlink:actuate="onLoad"/></draw:frame> using equalities [equals], as follows:</text:p>
      <text:p text:style-name="Text_20_body"><draw:frame draw:style-name="fr2" draw:name="189" text:anchor-type="paragraph" svg:width="1.8311in" svg:height="0.4866in" draw:z-index="188"><draw:object xlink:href="./Formula-188" xlink:type="simple" xlink:show="embed" xlink:actuate="onLoad"/><draw:image xlink:href="./ObjectReplacements/Formula-188" xlink:type="simple" xlink:show="embed" xlink:actuate="onLoad"/></draw:frame></text:p>
      <text:p text:style-name="Text_20_body"><draw:frame draw:style-name="fr2" draw:name="190" text:anchor-type="paragraph" svg:width="2.1846in" svg:height="0.4866in" draw:z-index="189"><draw:object xlink:href="./Formula-189" xlink:type="simple" xlink:show="embed" xlink:actuate="onLoad"/><draw:image xlink:href="./ObjectReplacements/Formula-189" xlink:type="simple" xlink:show="embed" xlink:actuate="onLoad"/></draw:frame></text:p>
      <text:p text:style-name="Text_20_body"><text:soft-page-break/>express <draw:frame draw:style-name="fr1" draw:name="191" text:anchor-type="as-char" svg:width="0.4654in" svg:height="0.2091in" draw:z-index="190"><draw:object xlink:href="./Formula-190" xlink:type="simple" xlink:show="embed" xlink:actuate="onLoad"/><draw:image xlink:href="./ObjectReplacements/Formula-190" xlink:type="simple" xlink:show="embed" xlink:actuate="onLoad"/></draw:frame> in terms of k and I from equalities [equals]</text:p>
      <text:p text:style-name="Text_20_body"><draw:frame draw:style-name="fr2" draw:name="192" text:anchor-type="paragraph" svg:width="2.1071in" svg:height="0.4634in" draw:z-index="191"><draw:object xlink:href="./Formula-191" xlink:type="simple" xlink:show="embed" xlink:actuate="onLoad"/><draw:image xlink:href="./ObjectReplacements/Formula-191" xlink:type="simple" xlink:show="embed" xlink:actuate="onLoad"/></draw:frame></text:p>
      <text:p text:style-name="Text_20_body">so we see how the amount of income that the customer would have like to spend on good 1, <draw:frame draw:style-name="fr1" draw:name="193" text:anchor-type="as-char" svg:width="0.6764in" svg:height="0.2091in" draw:z-index="192"><draw:object xlink:href="./Formula-192" xlink:type="simple" xlink:show="embed" xlink:actuate="onLoad"/><draw:image xlink:href="./ObjectReplacements/Formula-192" xlink:type="simple" xlink:show="embed" xlink:actuate="onLoad"/></draw:frame>, is determined in terms of the various known parameters.</text:p>
      <text:p text:style-name="Text_20_body"><draw:frame draw:style-name="fr2" draw:name="194" text:anchor-type="paragraph" svg:width="1.3256in" svg:height="0.4425in" draw:z-index="193"><draw:object xlink:href="./Formula-193" xlink:type="simple" xlink:show="embed" xlink:actuate="onLoad"/><draw:image xlink:href="./ObjectReplacements/Formula-193" xlink:type="simple" xlink:show="embed" xlink:actuate="onLoad"/></draw:frame></text:p>
      <text:p text:style-name="Text_20_body">We now repeat the same process expressing <draw:frame draw:style-name="fr1" draw:name="195" text:anchor-type="as-char" svg:width="0.2264in" svg:height="0.2091in" draw:z-index="194"><draw:object xlink:href="./Formula-194" xlink:type="simple" xlink:show="embed" xlink:actuate="onLoad"/><draw:image xlink:href="./ObjectReplacements/Formula-194" xlink:type="simple" xlink:show="embed" xlink:actuate="onLoad"/></draw:frame> good variable in terms of <draw:frame draw:style-name="fr1" draw:name="196" text:anchor-type="as-char" svg:width="0.228in" svg:height="0.2091in" draw:z-index="195"><draw:object xlink:href="./Formula-195" xlink:type="simple" xlink:show="embed" xlink:actuate="onLoad"/><draw:image xlink:href="./ObjectReplacements/Formula-195" xlink:type="simple" xlink:show="embed" xlink:actuate="onLoad"/></draw:frame>.</text:p>
      <text:p text:style-name="Text_20_body"><draw:frame draw:style-name="fr2" draw:name="197" text:anchor-type="paragraph" svg:width="1.4374in" svg:height="0.2091in" draw:z-index="196"><draw:object xlink:href="./Formula-196" xlink:type="simple" xlink:show="embed" xlink:actuate="onLoad"/><draw:image xlink:href="./ObjectReplacements/Formula-196" xlink:type="simple" xlink:show="embed" xlink:actuate="onLoad"/></draw:frame></text:p>
      <text:p text:style-name="Text_20_body">express <draw:frame draw:style-name="fr1" draw:name="198" text:anchor-type="as-char" svg:width="0.2264in" svg:height="0.2091in" draw:z-index="197"><draw:object xlink:href="./Formula-197" xlink:type="simple" xlink:show="embed" xlink:actuate="onLoad"/><draw:image xlink:href="./ObjectReplacements/Formula-197" xlink:type="simple" xlink:show="embed" xlink:actuate="onLoad"/></draw:frame> in terms of <draw:frame draw:style-name="fr1" draw:name="199" text:anchor-type="as-char" svg:width="0.228in" svg:height="0.2091in" draw:z-index="198"><draw:object xlink:href="./Formula-198" xlink:type="simple" xlink:show="embed" xlink:actuate="onLoad"/><draw:image xlink:href="./ObjectReplacements/Formula-198" xlink:type="simple" xlink:show="embed" xlink:actuate="onLoad"/></draw:frame> using equalities [equals]</text:p>
      <text:p text:style-name="Text_20_body"><draw:frame draw:style-name="fr2" draw:name="200" text:anchor-type="paragraph" svg:width="2.1437in" svg:height="0.4866in" draw:z-index="199"><draw:object xlink:href="./Formula-199" xlink:type="simple" xlink:show="embed" xlink:actuate="onLoad"/><draw:image xlink:href="./ObjectReplacements/Formula-199" xlink:type="simple" xlink:show="embed" xlink:actuate="onLoad"/></draw:frame></text:p>
      <text:p text:style-name="Text_20_body"><draw:frame draw:style-name="fr2" draw:name="201" text:anchor-type="paragraph" svg:width="1.5484in" svg:height="0.4866in" draw:z-index="200"><draw:object xlink:href="./Formula-200" xlink:type="simple" xlink:show="embed" xlink:actuate="onLoad"/><draw:image xlink:href="./ObjectReplacements/Formula-200" xlink:type="simple" xlink:show="embed" xlink:actuate="onLoad"/></draw:frame></text:p>
      <text:p text:style-name="Text_20_body">Now let’s express <draw:frame draw:style-name="fr1" draw:name="202" text:anchor-type="as-char" svg:width="0.4063in" svg:height="0.2091in" draw:z-index="201"><draw:object xlink:href="./Formula-201" xlink:type="simple" xlink:show="embed" xlink:actuate="onLoad"/><draw:image xlink:href="./ObjectReplacements/Formula-201" xlink:type="simple" xlink:show="embed" xlink:actuate="onLoad"/></draw:frame> in terms of <draw:frame draw:style-name="fr1" draw:name="203" text:anchor-type="as-char" svg:width="0.4008in" svg:height="0.2091in" draw:z-index="202"><draw:object xlink:href="./Formula-202" xlink:type="simple" xlink:show="embed" xlink:actuate="onLoad"/><draw:image xlink:href="./ObjectReplacements/Formula-202" xlink:type="simple" xlink:show="embed" xlink:actuate="onLoad"/></draw:frame> and <draw:frame draw:style-name="fr1" draw:name="204" text:anchor-type="as-char" svg:width="0.2311in" svg:height="0.2091in" draw:z-index="203"><draw:object xlink:href="./Formula-203" xlink:type="simple" xlink:show="embed" xlink:actuate="onLoad"/><draw:image xlink:href="./ObjectReplacements/Formula-203" xlink:type="simple" xlink:show="embed" xlink:actuate="onLoad"/></draw:frame> using equalities [equals], as follows:</text:p>
      <text:p text:style-name="Text_20_body"><draw:frame draw:style-name="fr2" draw:name="205" text:anchor-type="paragraph" svg:width="1.6917in" svg:height="0.4866in" draw:z-index="204"><draw:object xlink:href="./Formula-204" xlink:type="simple" xlink:show="embed" xlink:actuate="onLoad"/><draw:image xlink:href="./ObjectReplacements/Formula-204" xlink:type="simple" xlink:show="embed" xlink:actuate="onLoad"/></draw:frame></text:p>
      <text:p text:style-name="Text_20_body"><draw:frame draw:style-name="fr2" draw:name="206" text:anchor-type="paragraph" svg:width="2.0102in" svg:height="0.4866in" draw:z-index="205"><draw:object xlink:href="./Formula-205" xlink:type="simple" xlink:show="embed" xlink:actuate="onLoad"/><draw:image xlink:href="./ObjectReplacements/Formula-205" xlink:type="simple" xlink:show="embed" xlink:actuate="onLoad"/></draw:frame></text:p>
      <text:p text:style-name="Text_20_body">express <draw:frame draw:style-name="fr1" draw:name="207" text:anchor-type="as-char" svg:width="0.4654in" svg:height="0.2091in" draw:z-index="206"><draw:object xlink:href="./Formula-206" xlink:type="simple" xlink:show="embed" xlink:actuate="onLoad"/><draw:image xlink:href="./ObjectReplacements/Formula-206" xlink:type="simple" xlink:show="embed" xlink:actuate="onLoad"/></draw:frame> in terms of k and I from equalities [equals]</text:p>
      <text:p text:style-name="Text_20_body"><draw:frame draw:style-name="fr2" draw:name="208" text:anchor-type="paragraph" svg:width="1.9327in" svg:height="0.4634in" draw:z-index="207"><draw:object xlink:href="./Formula-207" xlink:type="simple" xlink:show="embed" xlink:actuate="onLoad"/><draw:image xlink:href="./ObjectReplacements/Formula-207" xlink:type="simple" xlink:show="embed" xlink:actuate="onLoad"/></draw:frame></text:p>
      <text:p text:style-name="Text_20_body"><draw:frame draw:style-name="fr2" draw:name="209" text:anchor-type="paragraph" svg:width="1.2681in" svg:height="0.4425in" draw:z-index="208"><draw:object xlink:href="./Formula-208" xlink:type="simple" xlink:show="embed" xlink:actuate="onLoad"/><draw:image xlink:href="./ObjectReplacements/Formula-208" xlink:type="simple" xlink:show="embed" xlink:actuate="onLoad"/></draw:frame></text:p>
      <text:p text:style-name="Text_20_body">Finally, let’s do divide the complete equation [prop2] by [prop3], as physicists do sometimes:</text:p>
      <text:p text:style-name="Text_20_body"><draw:frame draw:style-name="fr2" draw:name="210" text:anchor-type="paragraph" svg:width="1.7043in" svg:height="0.4709in" draw:z-index="209"><draw:object xlink:href="./Formula-209" xlink:type="simple" xlink:show="embed" xlink:actuate="onLoad"/><draw:image xlink:href="./ObjectReplacements/Formula-209" xlink:type="simple" xlink:show="embed" xlink:actuate="onLoad"/></draw:frame></text:p>
      <text:p text:style-name="Text_20_body"><draw:frame draw:style-name="fr2" draw:name="211" text:anchor-type="paragraph" svg:width="1.2681in" svg:height="0.4425in" draw:z-index="210"><draw:object xlink:href="./Formula-210" xlink:type="simple" xlink:show="embed" xlink:actuate="onLoad"/><draw:image xlink:href="./ObjectReplacements/Formula-210" xlink:type="simple" xlink:show="embed" xlink:actuate="onLoad"/></draw:frame></text:p>
      <text:p text:style-name="Text_20_body">Therefore we can see how the amount of Income that the customer would like to have spend on good 1, <draw:frame draw:style-name="fr1" draw:name="212" text:anchor-type="as-char" svg:width="0.6764in" svg:height="0.2091in" draw:z-index="211"><draw:object xlink:href="./Formula-211" xlink:type="simple" xlink:show="embed" xlink:actuate="onLoad"/><draw:image xlink:href="./ObjectReplacements/Formula-211" xlink:type="simple" xlink:show="embed" xlink:actuate="onLoad"/></draw:frame>, is given by the proportion <draw:frame draw:style-name="fr1" draw:name="213" text:anchor-type="as-char" svg:width="0.4752in" svg:height="0.2091in" draw:z-index="212"><draw:object xlink:href="./Formula-212" xlink:type="simple" xlink:show="embed" xlink:actuate="onLoad"/><draw:image xlink:href="./ObjectReplacements/Formula-21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timization in Economic Theory: Lagrange’s Method</dc:title>
    <meta:document-statistic meta:table-count="0" meta:image-count="0" meta:object-count="213" meta:page-count="12" meta:paragraph-count="122" meta:word-count="1761" meta:character-count="10734" meta:non-whitespace-character-count="8967"/>
    <meta:generator>LibreOffice/5.0.4.2$Windows_x86 LibreOffice_project/2b9802c1994aa0b7dc6079e128979269cf95bc78</meta:generator>
  </office:meta>
</office:document-meta>
</file>

<file path=Formula-0/content.xml><?xml version="1.0" encoding="utf-8"?>
<math xmlns="http://www.w3.org/1998/Math/MathML" display="inline">
  <mi>U</mi>
</math>
</file>

<file path=Formula-1/content.xml><?xml version="1.0" encoding="utf-8"?>
<math xmlns="http://www.w3.org/1998/Math/MathML" display="block">
  <mrow>
    <mi>U</mi>
    <mo stretchy="false" form="prefix">(</mo>
    <mi>x</mi>
    <mo>,</mo>
    <mi>y</mi>
    <mo stretchy="false" form="postfix">)</mo>
    <mo>=</mo>
    <msup>
      <mi>x</mi>
      <mi>α</mi>
    </msup>
    <msup>
      <mi>y</mi>
      <mi>β</mi>
    </msup>
  </mrow>
</math>
</file>

<file path=Formula-10/content.xml><?xml version="1.0" encoding="utf-8"?>
<math xmlns="http://www.w3.org/1998/Math/MathML" display="block">
  <mrow>
    <mi>λ</mi>
    <mo>=</mo>
    <mfrac>
      <mrow>
        <mi>α</mi>
        <msup>
          <mi>x</mi>
          <mrow>
            <mi>α</mi>
            <mo>−</mo>
            <mn>1</mn>
          </mrow>
        </msup>
        <msup>
          <mi>y</mi>
          <mi>β</mi>
        </msup>
      </mrow>
      <mi>p</mi>
    </mfrac>
  </mrow>
</math>
</file>

<file path=Formula-100/content.xml><?xml version="1.0" encoding="utf-8"?>
<math xmlns="http://www.w3.org/1998/Math/MathML" display="inline">
  <msub>
    <mi>x</mi>
    <mn>2</mn>
  </msub>
</math>
</file>

<file path=Formula-101/content.xml><?xml version="1.0" encoding="utf-8"?>
<math xmlns="http://www.w3.org/1998/Math/MathML" display="block">
  <mrow>
    <mfrac>
      <mrow>
        <mi>∂</mi>
        <mi>L</mi>
      </mrow>
      <mrow>
        <mi>∂</mi>
        <msub>
          <mi>x</mi>
          <mn>2</mn>
        </msub>
      </mrow>
    </mfrac>
    <mo>=</mo>
    <mfrac>
      <msub>
        <mi>α</mi>
        <mn>2</mn>
      </msub>
      <msub>
        <mi>x</mi>
        <mn>2</mn>
      </msub>
    </mfrac>
    <mo>−</mo>
    <mi>λ</mi>
    <msub>
      <mi>p</mi>
      <mn>2</mn>
    </msub>
    <mo>=</mo>
    <mn>0</mn>
  </mrow>
</math>
</file>

<file path=Formula-102/content.xml><?xml version="1.0" encoding="utf-8"?>
<math xmlns="http://www.w3.org/1998/Math/MathML" display="inline">
  <msub>
    <mi>x</mi>
    <mn>2</mn>
  </msub>
</math>
</file>

<file path=Formula-103/content.xml><?xml version="1.0" encoding="utf-8"?>
<math xmlns="http://www.w3.org/1998/Math/MathML" display="inline">
  <mi>λ</mi>
</math>
</file>

<file path=Formula-104/content.xml><?xml version="1.0" encoding="utf-8"?>
<math xmlns="http://www.w3.org/1998/Math/MathML" display="block">
  <mrow>
    <msub>
      <mi>x</mi>
      <mn>2</mn>
    </msub>
    <mo>=</mo>
    <mfrac>
      <msub>
        <mi>α</mi>
        <mn>2</mn>
      </msub>
      <mrow>
        <mi>λ</mi>
        <msub>
          <mi>p</mi>
          <mn>2</mn>
        </msub>
      </mrow>
    </mfrac>
  </mrow>
</math>
</file>

<file path=Formula-105/content.xml><?xml version="1.0" encoding="utf-8"?>
<math xmlns="http://www.w3.org/1998/Math/MathML" display="inline">
  <msub>
    <mi>x</mi>
    <mn>3</mn>
  </msub>
</math>
</file>

<file path=Formula-106/content.xml><?xml version="1.0" encoding="utf-8"?>
<math xmlns="http://www.w3.org/1998/Math/MathML" display="block">
  <mrow>
    <mfrac>
      <mrow>
        <mi>∂</mi>
        <mi>L</mi>
      </mrow>
      <mrow>
        <mi>∂</mi>
        <msub>
          <mi>x</mi>
          <mn>3</mn>
        </msub>
      </mrow>
    </mfrac>
    <mo>=</mo>
    <mfrac>
      <msub>
        <mi>α</mi>
        <mn>3</mn>
      </msub>
      <msub>
        <mi>x</mi>
        <mn>3</mn>
      </msub>
    </mfrac>
    <mo>−</mo>
    <mi>λ</mi>
    <msub>
      <mi>p</mi>
      <mn>3</mn>
    </msub>
    <mo>=</mo>
    <mn>0</mn>
  </mrow>
</math>
</file>

<file path=Formula-107/content.xml><?xml version="1.0" encoding="utf-8"?>
<math xmlns="http://www.w3.org/1998/Math/MathML" display="inline">
  <msub>
    <mi>x</mi>
    <mn>3</mn>
  </msub>
</math>
</file>

<file path=Formula-108/content.xml><?xml version="1.0" encoding="utf-8"?>
<math xmlns="http://www.w3.org/1998/Math/MathML" display="inline">
  <mi>λ</mi>
</math>
</file>

<file path=Formula-109/content.xml><?xml version="1.0" encoding="utf-8"?>
<math xmlns="http://www.w3.org/1998/Math/MathML" display="block">
  <mrow>
    <msub>
      <mi>x</mi>
      <mn>3</mn>
    </msub>
    <mo>=</mo>
    <mfrac>
      <msub>
        <mi>α</mi>
        <mn>3</mn>
      </msub>
      <mrow>
        <mi>λ</mi>
        <msub>
          <mi>p</mi>
          <mn>3</mn>
        </msub>
      </mrow>
    </mfrac>
  </mrow>
</math>
</file>

<file path=Formula-11/content.xml><?xml version="1.0" encoding="utf-8"?>
<math xmlns="http://www.w3.org/1998/Math/MathML" display="block">
  <mrow>
    <mi>λ</mi>
    <mo>=</mo>
    <mfrac>
      <mrow>
        <mi>β</mi>
        <msup>
          <mi>x</mi>
          <mi>α</mi>
        </msup>
        <msup>
          <mi>y</mi>
          <mrow>
            <mi>β</mi>
            <mo>−</mo>
            <mn>1</mn>
          </mrow>
        </msup>
      </mrow>
      <mi>q</mi>
    </mfrac>
  </mrow>
</math>
</file>

<file path=Formula-110/content.xml><?xml version="1.0" encoding="utf-8"?>
<math xmlns="http://www.w3.org/1998/Math/MathML" display="block">
  <mrow>
    <mfrac>
      <mrow>
        <mi>∂</mi>
        <mi>L</mi>
        <mo stretchy="false" form="prefix">(</mo>
        <mi>x</mi>
        <mn>1</mn>
        <mo>,</mo>
        <mi>.</mi>
        <mi>.</mi>
        <mi>.</mi>
        <mo>,</mo>
        <msub>
          <mi>x</mi>
          <mi>i</mi>
        </msub>
        <mo>,</mo>
        <mi>λ</mi>
        <mo stretchy="false" form="postfix">)</mo>
      </mrow>
      <mrow>
        <mi>∂</mi>
        <mi>λ</mi>
      </mrow>
    </mfrac>
    <mo>≥</mo>
    <mn>0</mn>
    <mo>,</mo>
    <mspace width="2.0em"/>
    <mi>λ</mi>
    <mo>≥</mo>
    <mn>0</mn>
  </mrow>
</math>
</file>

<file path=Formula-111/content.xml><?xml version="1.0" encoding="utf-8"?>
<math xmlns="http://www.w3.org/1998/Math/MathML" display="block">
  <mrow>
    <mfrac>
      <mrow>
        <mi>∂</mi>
        <mi>L</mi>
      </mrow>
      <mrow>
        <mi>∂</mi>
        <mi>λ</mi>
      </mrow>
    </mfrac>
    <mo>=</mo>
    <mi>I</mi>
    <mo>−</mo>
    <msub>
      <mi>p</mi>
      <mn>1</mn>
    </msub>
    <msub>
      <mi>x</mi>
      <mn>1</mn>
    </msub>
    <mo>−</mo>
    <msub>
      <mi>p</mi>
      <mn>2</mn>
    </msub>
    <msub>
      <mi>x</mi>
      <mn>2</mn>
    </msub>
    <mo>−</mo>
    <msub>
      <mi>p</mi>
      <mn>3</mn>
    </msub>
    <msub>
      <mi>x</mi>
      <mn>3</mn>
    </msub>
    <mo>≥</mo>
    <mn>0</mn>
    <mo>,</mo>
    <mspace width="2.0em"/>
    <mi>λ</mi>
    <mo>≥</mo>
    <mn>0</mn>
    <mi>.</mi>
  </mrow>
</math>
</file>

<file path=Formula-112/content.xml><?xml version="1.0" encoding="utf-8"?>
<math xmlns="http://www.w3.org/1998/Math/MathML" display="inline">
  <mrow>
    <msub>
      <mi>x</mi>
      <mn>1</mn>
    </msub>
    <mo>,</mo>
    <msub>
      <mi>x</mi>
      <mn>2</mn>
    </msub>
    <mo>,</mo>
    <msub>
      <mi>x</mi>
      <mn>3</mn>
    </msub>
  </mrow>
</math>
</file>

<file path=Formula-113/content.xml><?xml version="1.0" encoding="utf-8"?>
<math xmlns="http://www.w3.org/1998/Math/MathML" display="block">
  <mrow>
    <mi>I</mi>
    <mo>−</mo>
    <msub>
      <mi>p</mi>
      <mn>1</mn>
    </msub>
    <msub>
      <mi>x</mi>
      <mn>1</mn>
    </msub>
    <mo>−</mo>
    <msub>
      <mi>p</mi>
      <mn>2</mn>
    </msub>
    <msub>
      <mi>x</mi>
      <mn>2</mn>
    </msub>
    <mo>−</mo>
    <msub>
      <mi>p</mi>
      <mn>3</mn>
    </msub>
    <msub>
      <mi>x</mi>
      <mn>3</mn>
    </msub>
    <mo>≥</mo>
    <mn>0</mn>
    <mo>,</mo>
    <mspace width="2.0em"/>
    <mi>λ</mi>
    <mo>≥</mo>
    <mn>0</mn>
    <mi>.</mi>
  </mrow>
</math>
</file>

<file path=Formula-114/content.xml><?xml version="1.0" encoding="utf-8"?>
<math xmlns="http://www.w3.org/1998/Math/MathML" display="block">
  <mrow>
    <mi>I</mi>
    <mo>−</mo>
    <msub>
      <mi>p</mi>
      <mn>1</mn>
    </msub>
    <mrow>
      <mo stretchy="true" form="prefix">(</mo>
      <mfrac>
        <msub>
          <mi>α</mi>
          <mn>1</mn>
        </msub>
        <mrow>
          <mi>λ</mi>
          <msub>
            <mi>p</mi>
            <mn>1</mn>
          </msub>
        </mrow>
      </mfrac>
      <mo stretchy="true" form="postfix">)</mo>
    </mrow>
    <mo>−</mo>
    <msub>
      <mi>p</mi>
      <mn>2</mn>
    </msub>
    <mrow>
      <mo stretchy="true" form="prefix">(</mo>
      <mfrac>
        <msub>
          <mi>α</mi>
          <mn>2</mn>
        </msub>
        <mrow>
          <mi>λ</mi>
          <msub>
            <mi>p</mi>
            <mn>2</mn>
          </msub>
        </mrow>
      </mfrac>
      <mo stretchy="true" form="postfix">)</mo>
    </mrow>
    <mo>−</mo>
    <msub>
      <mi>p</mi>
      <mn>3</mn>
    </msub>
    <mrow>
      <mo stretchy="true" form="prefix">(</mo>
      <mfrac>
        <msub>
          <mi>α</mi>
          <mn>3</mn>
        </msub>
        <mrow>
          <mi>λ</mi>
          <msub>
            <mi>p</mi>
            <mn>3</mn>
          </msub>
        </mrow>
      </mfrac>
      <mo stretchy="true" form="postfix">)</mo>
    </mrow>
    <mo>≥</mo>
    <mn>0</mn>
    <mo>,</mo>
    <mspace width="2.0em"/>
    <mi>λ</mi>
    <mo>≥</mo>
    <mn>0</mn>
    <mi>.</mi>
  </mrow>
</math>
</file>

<file path=Formula-115/content.xml><?xml version="1.0" encoding="utf-8"?>
<math xmlns="http://www.w3.org/1998/Math/MathML" display="inline">
  <mi>λ</mi>
</math>
</file>

<file path=Formula-116/content.xml><?xml version="1.0" encoding="utf-8"?>
<math xmlns="http://www.w3.org/1998/Math/MathML" display="inline">
  <mrow>
    <mi>λ</mi>
    <mo>=</mo>
    <mn>0</mn>
  </mrow>
</math>
</file>

<file path=Formula-117/content.xml><?xml version="1.0" encoding="utf-8"?>
<math xmlns="http://www.w3.org/1998/Math/MathML" display="inline">
  <mrow>
    <mi>λ</mi>
    <mo>=</mo>
    <mn>0</mn>
  </mrow>
</math>
</file>

<file path=Formula-118/content.xml><?xml version="1.0" encoding="utf-8"?>
<math xmlns="http://www.w3.org/1998/Math/MathML" display="inline">
  <mrow>
    <msub>
      <mi>x</mi>
      <mn>1</mn>
    </msub>
    <mo>,</mo>
    <msub>
      <mi>x</mi>
      <mn>2</mn>
    </msub>
    <mo>,</mo>
    <msub>
      <mi>x</mi>
      <mn>3</mn>
    </msub>
  </mrow>
</math>
</file>

<file path=Formula-119/content.xml><?xml version="1.0" encoding="utf-8"?>
<math xmlns="http://www.w3.org/1998/Math/MathML" display="block">
  <mrow>
    <msub>
      <mi>x</mi>
      <mn>1</mn>
    </msub>
    <mo>=</mo>
    <mfrac>
      <msub>
        <mi>α</mi>
        <mn>1</mn>
      </msub>
      <mrow>
        <mi>λ</mi>
        <msub>
          <mi>p</mi>
          <mn>1</mn>
        </msub>
      </mrow>
    </mfrac>
    <mo>,</mo>
    <mspace width="1.0em"/>
    <mi>λ</mi>
    <mo>=</mo>
    <mn>0</mn>
    <mspace width="1.0em"/>
    <mo accent="false">⇒</mo>
    <mspace width="1.0em"/>
    <msub>
      <mi>x</mi>
      <mn>1</mn>
    </msub>
    <mo>=</mo>
    <mi>∞</mi>
  </mrow>
</math>
</file>

<file path=Formula-12/content.xml><?xml version="1.0" encoding="utf-8"?>
<math xmlns="http://www.w3.org/1998/Math/MathML" display="inline">
  <mi>x</mi>
</math>
</file>

<file path=Formula-120/content.xml><?xml version="1.0" encoding="utf-8"?>
<math xmlns="http://www.w3.org/1998/Math/MathML" display="block">
  <mrow>
    <msub>
      <mi>x</mi>
      <mn>3</mn>
    </msub>
    <mo>=</mo>
    <mfrac>
      <msub>
        <mi>α</mi>
        <mn>2</mn>
      </msub>
      <mrow>
        <mi>λ</mi>
        <msub>
          <mi>p</mi>
          <mn>2</mn>
        </msub>
      </mrow>
    </mfrac>
    <mo>,</mo>
    <mspace width="1.0em"/>
    <mi>λ</mi>
    <mo>=</mo>
    <mn>0</mn>
    <mspace width="1.0em"/>
    <mo accent="false">⇒</mo>
    <mspace width="1.0em"/>
    <msub>
      <mi>x</mi>
      <mn>2</mn>
    </msub>
    <mo>=</mo>
    <mi>∞</mi>
  </mrow>
</math>
</file>

<file path=Formula-121/content.xml><?xml version="1.0" encoding="utf-8"?>
<math xmlns="http://www.w3.org/1998/Math/MathML" display="block">
  <mrow>
    <msub>
      <mi>x</mi>
      <mn>3</mn>
    </msub>
    <mo>=</mo>
    <mfrac>
      <msub>
        <mi>α</mi>
        <mn>3</mn>
      </msub>
      <mrow>
        <mi>λ</mi>
        <msub>
          <mi>p</mi>
          <mn>3</mn>
        </msub>
      </mrow>
    </mfrac>
    <mo>,</mo>
    <mspace width="1.0em"/>
    <mi>λ</mi>
    <mo>=</mo>
    <mn>0</mn>
    <mspace width="1.0em"/>
    <mo accent="false">⇒</mo>
    <mspace width="1.0em"/>
    <msub>
      <mi>x</mi>
      <mn>3</mn>
    </msub>
    <mo>=</mo>
    <mi>∞</mi>
  </mrow>
</math>
</file>

<file path=Formula-122/content.xml><?xml version="1.0" encoding="utf-8"?>
<math xmlns="http://www.w3.org/1998/Math/MathML" display="inline">
  <mrow>
    <mi>λ</mi>
    <mo>=</mo>
    <mn>0</mn>
  </mrow>
</math>
</file>

<file path=Formula-123/content.xml><?xml version="1.0" encoding="utf-8"?>
<math xmlns="http://www.w3.org/1998/Math/MathML" display="inline">
  <mrow>
    <mi>λ</mi>
    <mo>&gt;</mo>
    <mn>0</mn>
  </mrow>
</math>
</file>

<file path=Formula-124/content.xml><?xml version="1.0" encoding="utf-8"?>
<math xmlns="http://www.w3.org/1998/Math/MathML" display="inline">
  <mrow>
    <mi>λ</mi>
    <mo>&gt;</mo>
    <mn>0</mn>
  </mrow>
</math>
</file>

<file path=Formula-125/content.xml><?xml version="1.0" encoding="utf-8"?>
<math xmlns="http://www.w3.org/1998/Math/MathML" display="block">
  <mrow>
    <mi>I</mi>
    <mo>−</mo>
    <msub>
      <mi>p</mi>
      <mn>1</mn>
    </msub>
    <mrow>
      <mo stretchy="true" form="prefix">(</mo>
      <mfrac>
        <msub>
          <mi>α</mi>
          <mn>1</mn>
        </msub>
        <mrow>
          <mi>λ</mi>
          <msub>
            <mi>p</mi>
            <mn>1</mn>
          </msub>
        </mrow>
      </mfrac>
      <mo stretchy="true" form="postfix">)</mo>
    </mrow>
    <mo>−</mo>
    <msub>
      <mi>p</mi>
      <mn>2</mn>
    </msub>
    <mrow>
      <mo stretchy="true" form="prefix">(</mo>
      <mfrac>
        <msub>
          <mi>α</mi>
          <mn>2</mn>
        </msub>
        <mrow>
          <mi>λ</mi>
          <msub>
            <mi>p</mi>
            <mn>2</mn>
          </msub>
        </mrow>
      </mfrac>
      <mo stretchy="true" form="postfix">)</mo>
    </mrow>
    <mo>−</mo>
    <msub>
      <mi>p</mi>
      <mn>3</mn>
    </msub>
    <mrow>
      <mo stretchy="true" form="prefix">(</mo>
      <mfrac>
        <msub>
          <mi>α</mi>
          <mn>3</mn>
        </msub>
        <mrow>
          <mi>λ</mi>
          <msub>
            <mi>p</mi>
            <mn>3</mn>
          </msub>
        </mrow>
      </mfrac>
      <mo stretchy="true" form="postfix">)</mo>
    </mrow>
    <mo>=</mo>
    <mn>0</mn>
    <mo>,</mo>
    <mspace width="2.0em"/>
    <mi>λ</mi>
    <mo>&gt;</mo>
    <mn>0</mn>
    <mi>.</mi>
  </mrow>
</math>
</file>

<file path=Formula-126/content.xml><?xml version="1.0" encoding="utf-8"?>
<math xmlns="http://www.w3.org/1998/Math/MathML" display="block">
  <mrow>
    <mi>I</mi>
    <mo>−</mo>
    <msub>
      <mi>p</mi>
      <mn>1</mn>
    </msub>
    <mrow>
      <mo stretchy="true" form="prefix">(</mo>
      <mfrac>
        <msub>
          <mi>α</mi>
          <mn>1</mn>
        </msub>
        <mrow>
          <mi>λ</mi>
          <msub>
            <mi>p</mi>
            <mn>1</mn>
          </msub>
        </mrow>
      </mfrac>
      <mo stretchy="true" form="postfix">)</mo>
    </mrow>
    <mo>−</mo>
    <msub>
      <mi>p</mi>
      <mn>2</mn>
    </msub>
    <mrow>
      <mo stretchy="true" form="prefix">(</mo>
      <mfrac>
        <msub>
          <mi>α</mi>
          <mn>2</mn>
        </msub>
        <mrow>
          <mi>λ</mi>
          <msub>
            <mi>p</mi>
            <mn>2</mn>
          </msub>
        </mrow>
      </mfrac>
      <mo stretchy="true" form="postfix">)</mo>
    </mrow>
    <mo>−</mo>
    <msub>
      <mi>p</mi>
      <mn>3</mn>
    </msub>
    <mrow>
      <mo stretchy="true" form="prefix">(</mo>
      <mfrac>
        <msub>
          <mi>α</mi>
          <mn>3</mn>
        </msub>
        <mrow>
          <mi>λ</mi>
          <msub>
            <mi>p</mi>
            <mn>3</mn>
          </msub>
        </mrow>
      </mfrac>
      <mo stretchy="true" form="postfix">)</mo>
    </mrow>
    <mo>=</mo>
    <mn>0</mn>
  </mrow>
</math>
</file>

<file path=Formula-127/content.xml><?xml version="1.0" encoding="utf-8"?>
<math xmlns="http://www.w3.org/1998/Math/MathML" display="block">
  <mrow>
    <mi>I</mi>
    <mo>−</mo>
    <mrow>
      <mo stretchy="true" form="prefix">(</mo>
      <mfrac>
        <msub>
          <mi>α</mi>
          <mn>1</mn>
        </msub>
        <mi>λ</mi>
      </mfrac>
      <mo stretchy="true" form="postfix">)</mo>
    </mrow>
    <mo>−</mo>
    <mrow>
      <mo stretchy="true" form="prefix">(</mo>
      <mfrac>
        <msub>
          <mi>α</mi>
          <mn>2</mn>
        </msub>
        <mi>λ</mi>
      </mfrac>
      <mo stretchy="true" form="postfix">)</mo>
    </mrow>
    <mo>−</mo>
    <mrow>
      <mo stretchy="true" form="prefix">(</mo>
      <mfrac>
        <msub>
          <mi>α</mi>
          <mn>3</mn>
        </msub>
        <mi>λ</mi>
      </mfrac>
      <mo stretchy="true" form="postfix">)</mo>
    </mrow>
    <mo>=</mo>
    <mn>0</mn>
  </mrow>
</math>
</file>

<file path=Formula-128/content.xml><?xml version="1.0" encoding="utf-8"?>
<math xmlns="http://www.w3.org/1998/Math/MathML" display="block">
  <mrow>
    <mi>I</mi>
    <mo>−</mo>
    <mrow>
      <mo stretchy="true" form="prefix">(</mo>
      <mfrac>
        <mn>1</mn>
        <mi>λ</mi>
      </mfrac>
      <mo stretchy="true" form="postfix">)</mo>
    </mrow>
    <mo stretchy="false" form="prefix">(</mo>
    <msub>
      <mi>α</mi>
      <mn>1</mn>
    </msub>
    <mo>+</mo>
    <msub>
      <mi>α</mi>
      <mn>2</mn>
    </msub>
    <mo>+</mo>
    <msub>
      <mi>α</mi>
      <mn>3</mn>
    </msub>
    <mo stretchy="false" form="postfix">)</mo>
    <mo>=</mo>
    <mn>0</mn>
  </mrow>
</math>
</file>

<file path=Formula-129/content.xml><?xml version="1.0" encoding="utf-8"?>
<math xmlns="http://www.w3.org/1998/Math/MathML" display="block">
  <mrow>
    <mi>λ</mi>
    <mo>=</mo>
    <mfrac>
      <mrow>
        <msub>
          <mi>α</mi>
          <mn>1</mn>
        </msub>
        <mo>+</mo>
        <msub>
          <mi>α</mi>
          <mn>2</mn>
        </msub>
        <mo>+</mo>
        <msub>
          <mi>α</mi>
          <mn>3</mn>
        </msub>
      </mrow>
      <mi>I</mi>
    </mfrac>
    <mo>,</mo>
  </mrow>
</math>
</file>

<file path=Formula-13/content.xml><?xml version="1.0" encoding="utf-8"?>
<math xmlns="http://www.w3.org/1998/Math/MathML" display="inline">
  <mi>y</mi>
</math>
</file>

<file path=Formula-130/content.xml><?xml version="1.0" encoding="utf-8"?>
<math xmlns="http://www.w3.org/1998/Math/MathML" display="block">
  <mrow>
    <msub>
      <mi>α</mi>
      <mn>1</mn>
    </msub>
    <mo>+</mo>
    <msub>
      <mi>α</mi>
      <mn>2</mn>
    </msub>
    <mo>+</mo>
    <msub>
      <mi>α</mi>
      <mn>3</mn>
    </msub>
    <mo>=</mo>
    <mn>1</mn>
  </mrow>
</math>
</file>

<file path=Formula-131/content.xml><?xml version="1.0" encoding="utf-8"?>
<math xmlns="http://www.w3.org/1998/Math/MathML" display="block">
  <mrow>
    <mi>λ</mi>
    <mo>=</mo>
    <mfrac>
      <mn>1</mn>
      <mi>I</mi>
    </mfrac>
    <mi>.</mi>
  </mrow>
</math>
</file>

<file path=Formula-132/content.xml><?xml version="1.0" encoding="utf-8"?>
<math xmlns="http://www.w3.org/1998/Math/MathML" display="inline">
  <mrow>
    <mi>λ</mi>
    <mo>&gt;</mo>
    <mn>0</mn>
  </mrow>
</math>
</file>

<file path=Formula-133/content.xml><?xml version="1.0" encoding="utf-8"?>
<math xmlns="http://www.w3.org/1998/Math/MathML" display="inline">
  <mrow>
    <mi>I</mi>
    <mo>&gt;</mo>
    <mn>0</mn>
  </mrow>
</math>
</file>

<file path=Formula-134/content.xml><?xml version="1.0" encoding="utf-8"?>
<math xmlns="http://www.w3.org/1998/Math/MathML" display="inline">
  <msub>
    <mi>x</mi>
    <mn>1</mn>
  </msub>
</math>
</file>

<file path=Formula-135/content.xml><?xml version="1.0" encoding="utf-8"?>
<math xmlns="http://www.w3.org/1998/Math/MathML" display="block">
  <mrow>
    <msub>
      <mi>x</mi>
      <mn>1</mn>
    </msub>
    <mo>=</mo>
    <mfrac>
      <msub>
        <mi>α</mi>
        <mn>1</mn>
      </msub>
      <mrow>
        <mi>λ</mi>
        <msub>
          <mi>p</mi>
          <mn>1</mn>
        </msub>
      </mrow>
    </mfrac>
    <mspace width="2.0em"/>
    <mo accent="false">⇒</mo>
    <mspace width="2.0em"/>
    <msub>
      <mi>x</mi>
      <mn>1</mn>
    </msub>
    <mo>=</mo>
    <mfrac>
      <mrow>
        <msub>
          <mi>α</mi>
          <mn>1</mn>
        </msub>
        <mi>I</mi>
      </mrow>
      <msub>
        <mi>p</mi>
        <mn>1</mn>
      </msub>
    </mfrac>
  </mrow>
</math>
</file>

<file path=Formula-136/content.xml><?xml version="1.0" encoding="utf-8"?>
<math xmlns="http://www.w3.org/1998/Math/MathML" display="inline">
  <mrow>
    <msub>
      <mi>x</mi>
      <mn>1</mn>
    </msub>
    <mo>&gt;</mo>
    <mn>0</mn>
  </mrow>
</math>
</file>

<file path=Formula-137/content.xml><?xml version="1.0" encoding="utf-8"?>
<math xmlns="http://www.w3.org/1998/Math/MathML" display="inline">
  <mrow>
    <mi>I</mi>
    <mo>&gt;</mo>
    <mn>0</mn>
  </mrow>
</math>
</file>

<file path=Formula-138/content.xml><?xml version="1.0" encoding="utf-8"?>
<math xmlns="http://www.w3.org/1998/Math/MathML" display="inline">
  <msub>
    <mi>α</mi>
    <mn>1</mn>
  </msub>
</math>
</file>

<file path=Formula-139/content.xml><?xml version="1.0" encoding="utf-8"?>
<math xmlns="http://www.w3.org/1998/Math/MathML" display="inline">
  <msub>
    <mi>p</mi>
    <mn>1</mn>
  </msub>
</math>
</file>

<file path=Formula-14/content.xml><?xml version="1.0" encoding="utf-8"?>
<math xmlns="http://www.w3.org/1998/Math/MathML" display="block">
  <mrow>
    <mfrac>
      <mrow>
        <mi>α</mi>
        <msup>
          <mi>x</mi>
          <mrow>
            <mi>α</mi>
            <mo>−</mo>
            <mn>1</mn>
          </mrow>
        </msup>
        <msup>
          <mi>y</mi>
          <mi>β</mi>
        </msup>
      </mrow>
      <mi>p</mi>
    </mfrac>
    <mo>=</mo>
    <mfrac>
      <mrow>
        <mi>β</mi>
        <msup>
          <mi>x</mi>
          <mi>α</mi>
        </msup>
        <msup>
          <mi>y</mi>
          <mrow>
            <mi>β</mi>
            <mo>−</mo>
            <mn>1</mn>
          </mrow>
        </msup>
      </mrow>
      <mi>q</mi>
    </mfrac>
  </mrow>
</math>
</file>

<file path=Formula-140/content.xml><?xml version="1.0" encoding="utf-8"?>
<math xmlns="http://www.w3.org/1998/Math/MathML" display="inline">
  <msub>
    <mi>α</mi>
    <mi>j</mi>
  </msub>
</math>
</file>

<file path=Formula-141/content.xml><?xml version="1.0" encoding="utf-8"?>
<math xmlns="http://www.w3.org/1998/Math/MathML" display="inline">
  <msub>
    <mi>α</mi>
    <mn>1</mn>
  </msub>
</math>
</file>

<file path=Formula-142/content.xml><?xml version="1.0" encoding="utf-8"?>
<math xmlns="http://www.w3.org/1998/Math/MathML" display="inline">
  <msub>
    <mi>p</mi>
    <mn>1</mn>
  </msub>
</math>
</file>

<file path=Formula-143/content.xml><?xml version="1.0" encoding="utf-8"?>
<math xmlns="http://www.w3.org/1998/Math/MathML" display="inline">
  <msub>
    <mi>x</mi>
    <mn>2</mn>
  </msub>
</math>
</file>

<file path=Formula-144/content.xml><?xml version="1.0" encoding="utf-8"?>
<math xmlns="http://www.w3.org/1998/Math/MathML" display="block">
  <mrow>
    <msub>
      <mi>x</mi>
      <mn>2</mn>
    </msub>
    <mo>=</mo>
    <mfrac>
      <msub>
        <mi>α</mi>
        <mn>2</mn>
      </msub>
      <mrow>
        <mi>λ</mi>
        <msub>
          <mi>p</mi>
          <mn>2</mn>
        </msub>
      </mrow>
    </mfrac>
    <mspace width="2.0em"/>
    <mo accent="false">⇒</mo>
    <mspace width="2.0em"/>
    <msub>
      <mi>x</mi>
      <mn>2</mn>
    </msub>
    <mo>=</mo>
    <mfrac>
      <mrow>
        <msub>
          <mi>α</mi>
          <mn>2</mn>
        </msub>
        <mi>I</mi>
      </mrow>
      <msub>
        <mi>p</mi>
        <mn>2</mn>
      </msub>
    </mfrac>
    <mi>.</mi>
  </mrow>
</math>
</file>

<file path=Formula-145/content.xml><?xml version="1.0" encoding="utf-8"?>
<math xmlns="http://www.w3.org/1998/Math/MathML" display="inline">
  <msub>
    <mi>x</mi>
    <mn>3</mn>
  </msub>
</math>
</file>

<file path=Formula-146/content.xml><?xml version="1.0" encoding="utf-8"?>
<math xmlns="http://www.w3.org/1998/Math/MathML" display="block">
  <mrow>
    <msub>
      <mi>x</mi>
      <mn>3</mn>
    </msub>
    <mo>=</mo>
    <mfrac>
      <msub>
        <mi>α</mi>
        <mn>3</mn>
      </msub>
      <mrow>
        <mi>λ</mi>
        <msub>
          <mi>p</mi>
          <mn>3</mn>
        </msub>
      </mrow>
    </mfrac>
    <mspace width="2.0em"/>
    <mo accent="false">⇒</mo>
    <mspace width="2.0em"/>
    <msub>
      <mi>x</mi>
      <mn>3</mn>
    </msub>
    <mo>=</mo>
    <mfrac>
      <mrow>
        <msub>
          <mi>α</mi>
          <mn>3</mn>
        </msub>
        <mi>I</mi>
      </mrow>
      <msub>
        <mi>p</mi>
        <mn>3</mn>
      </msub>
    </mfrac>
    <mi>.</mi>
  </mrow>
</math>
</file>

<file path=Formula-147/content.xml><?xml version="1.0" encoding="utf-8"?>
<math xmlns="http://www.w3.org/1998/Math/MathML" display="block">
  <mrow>
    <msub>
      <mi>α</mi>
      <mn>1</mn>
    </msub>
    <mo>+</mo>
    <msub>
      <mi>α</mi>
      <mn>2</mn>
    </msub>
    <mo>+</mo>
    <msub>
      <mi>α</mi>
      <mn>3</mn>
    </msub>
    <mo>=</mo>
    <mn>1</mn>
    <mo>,</mo>
  </mrow>
</math>
</file>

<file path=Formula-148/content.xml><?xml version="1.0" encoding="utf-8"?>
<math xmlns="http://www.w3.org/1998/Math/MathML" display="block">
  <mrow>
    <msub>
      <mi>x</mi>
      <mn>1</mn>
    </msub>
    <mo>&gt;</mo>
    <mn>0</mn>
    <mo>,</mo>
    <mspace width="1.0em"/>
    <msub>
      <mi>x</mi>
      <mn>2</mn>
    </msub>
    <mo>&gt;</mo>
    <mn>0</mn>
    <mo>,</mo>
    <mspace width="1.0em"/>
    <msub>
      <mi>x</mi>
      <mn>3</mn>
    </msub>
    <mo>&gt;</mo>
    <mn>0</mn>
    <mi>.</mi>
  </mrow>
</math>
</file>

<file path=Formula-149/content.xml><?xml version="1.0" encoding="utf-8"?>
<math xmlns="http://www.w3.org/1998/Math/MathML" display="inline">
  <mrow>
    <mi>λ</mi>
    <mo>&gt;</mo>
    <mn>0</mn>
  </mrow>
</math>
</file>

<file path=Formula-15/content.xml><?xml version="1.0" encoding="utf-8"?>
<math xmlns="http://www.w3.org/1998/Math/MathML" display="inline">
  <msup>
    <mi>x</mi>
    <mrow>
      <mn>1</mn>
      <mo>−</mo>
      <mi>α</mi>
    </mrow>
  </msup>
</math>
</file>

<file path=Formula-150/content.xml><?xml version="1.0" encoding="utf-8"?>
<math xmlns="http://www.w3.org/1998/Math/MathML" display="block">
  <mrow>
    <msub>
      <mi>x</mi>
      <mn>1</mn>
    </msub>
    <mo>=</mo>
    <mfrac>
      <msub>
        <mi>α</mi>
        <mn>1</mn>
      </msub>
      <mrow>
        <mi>λ</mi>
        <msub>
          <mi>p</mi>
          <mn>1</mn>
        </msub>
      </mrow>
    </mfrac>
    <mo>,</mo>
    <mspace width="1.0em"/>
    <msub>
      <mi>x</mi>
      <mn>2</mn>
    </msub>
    <mo>=</mo>
    <mfrac>
      <msub>
        <mi>α</mi>
        <mn>2</mn>
      </msub>
      <mrow>
        <mi>λ</mi>
        <msub>
          <mi>p</mi>
          <mn>2</mn>
        </msub>
      </mrow>
    </mfrac>
    <mo>,</mo>
    <mspace width="1.0em"/>
    <msub>
      <mi>x</mi>
      <mn>3</mn>
    </msub>
    <mo>=</mo>
    <mfrac>
      <msub>
        <mi>α</mi>
        <mn>3</mn>
      </msub>
      <mrow>
        <mi>λ</mi>
        <msub>
          <mi>p</mi>
          <mn>3</mn>
        </msub>
      </mrow>
    </mfrac>
  </mrow>
</math>
</file>

<file path=Formula-151/content.xml><?xml version="1.0" encoding="utf-8"?>
<math xmlns="http://www.w3.org/1998/Math/MathML" display="block">
  <mrow>
    <mi>I</mi>
    <mo>&gt;</mo>
    <mn>0</mn>
  </mrow>
</math>
</file>

<file path=Formula-152/content.xml><?xml version="1.0" encoding="utf-8"?>
<math xmlns="http://www.w3.org/1998/Math/MathML" display="block">
  <mrow>
    <mi>λ</mi>
    <mo>=</mo>
    <mfrac>
      <mn>1</mn>
      <mi>I</mi>
    </mfrac>
  </mrow>
</math>
</file>

<file path=Formula-153/content.xml><?xml version="1.0" encoding="utf-8"?>
<math xmlns="http://www.w3.org/1998/Math/MathML" display="block">
  <mrow>
    <msub>
      <mi>p</mi>
      <mn>1</mn>
    </msub>
    <mo>&gt;</mo>
    <mn>0</mn>
    <mo>,</mo>
    <mspace width="1.0em"/>
    <msub>
      <mi>p</mi>
      <mn>2</mn>
    </msub>
    <mo>&gt;</mo>
    <mn>0</mn>
    <mo>,</mo>
    <mspace width="1.0em"/>
    <msub>
      <mi>p</mi>
      <mn>3</mn>
    </msub>
    <mo>&gt;</mo>
    <mn>0</mn>
    <mi>.</mi>
  </mrow>
</math>
</file>

<file path=Formula-154/content.xml><?xml version="1.0" encoding="utf-8"?>
<math xmlns="http://www.w3.org/1998/Math/MathML" display="block">
  <mrow>
    <msub>
      <mi>p</mi>
      <mn>1</mn>
    </msub>
    <msub>
      <mi>x</mi>
      <mn>1</mn>
    </msub>
    <mo>+</mo>
    <msub>
      <mi>p</mi>
      <mn>2</mn>
    </msub>
    <msub>
      <mi>x</mi>
      <mn>2</mn>
    </msub>
    <mo>+</mo>
    <msub>
      <mi>p</mi>
      <mn>3</mn>
    </msub>
    <msub>
      <mi>x</mi>
      <mn>3</mn>
    </msub>
    <mo>=</mo>
    <mi>I</mi>
  </mrow>
</math>
</file>

<file path=Formula-155/content.xml><?xml version="1.0" encoding="utf-8"?>
<math xmlns="http://www.w3.org/1998/Math/MathML" display="inline">
  <msub>
    <mi>x</mi>
    <mn>1</mn>
  </msub>
</math>
</file>

<file path=Formula-156/content.xml><?xml version="1.0" encoding="utf-8"?>
<math xmlns="http://www.w3.org/1998/Math/MathML" display="block">
  <mrow>
    <msub>
      <mi>x</mi>
      <mn>1</mn>
    </msub>
    <mo>≤</mo>
    <mi>k</mi>
  </mrow>
</math>
</file>

<file path=Formula-157/content.xml><?xml version="1.0" encoding="utf-8"?>
<math xmlns="http://www.w3.org/1998/Math/MathML" display="inline">
  <mrow>
    <msub>
      <mi>x</mi>
      <mn>1</mn>
    </msub>
    <mo>=</mo>
    <mi>k</mi>
  </mrow>
</math>
</file>

<file path=Formula-158/content.xml><?xml version="1.0" encoding="utf-8"?>
<math xmlns="http://www.w3.org/1998/Math/MathML" display="block">
  <mrow>
    <mi>k</mi>
    <mo>=</mo>
    <mfrac>
      <mrow>
        <msub>
          <mi>α</mi>
          <mn>1</mn>
        </msub>
        <mi>I</mi>
      </mrow>
      <msub>
        <mi>p</mi>
        <mn>1</mn>
      </msub>
    </mfrac>
  </mrow>
</math>
</file>

<file path=Formula-159/content.xml><?xml version="1.0" encoding="utf-8"?>
<math xmlns="http://www.w3.org/1998/Math/MathML" display="block">
  <mrow>
    <msub>
      <mi>p</mi>
      <mn>1</mn>
    </msub>
    <msub>
      <mi>x</mi>
      <mn>1</mn>
    </msub>
    <mo>+</mo>
    <msub>
      <mi>p</mi>
      <mn>2</mn>
    </msub>
    <msub>
      <mi>x</mi>
      <mn>2</mn>
    </msub>
    <mo>+</mo>
    <msub>
      <mi>p</mi>
      <mn>3</mn>
    </msub>
    <msub>
      <mi>x</mi>
      <mn>3</mn>
    </msub>
    <mo>=</mo>
    <mi>I</mi>
  </mrow>
</math>
</file>

<file path=Formula-16/content.xml><?xml version="1.0" encoding="utf-8"?>
<math xmlns="http://www.w3.org/1998/Math/MathML" display="block">
  <mrow>
    <mfrac>
      <mrow>
        <mi>α</mi>
        <msup>
          <mi>y</mi>
          <mi>β</mi>
        </msup>
      </mrow>
      <mi>p</mi>
    </mfrac>
    <mo>=</mo>
    <mfrac>
      <mrow>
        <mi>β</mi>
        <mi>x</mi>
        <msup>
          <mi>y</mi>
          <mrow>
            <mi>β</mi>
            <mo>−</mo>
            <mn>1</mn>
          </mrow>
        </msup>
      </mrow>
      <mi>q</mi>
    </mfrac>
  </mrow>
</math>
</file>

<file path=Formula-160/content.xml><?xml version="1.0" encoding="utf-8"?>
<math xmlns="http://www.w3.org/1998/Math/MathML" display="block">
  <mrow>
    <msub>
      <mi>p</mi>
      <mn>1</mn>
    </msub>
    <mi>k</mi>
    <mo>+</mo>
    <msub>
      <mi>p</mi>
      <mn>2</mn>
    </msub>
    <msub>
      <mi>x</mi>
      <mn>2</mn>
    </msub>
    <mo>+</mo>
    <msub>
      <mi>p</mi>
      <mn>3</mn>
    </msub>
    <msub>
      <mi>x</mi>
      <mn>3</mn>
    </msub>
    <mo>=</mo>
    <mi>I</mi>
  </mrow>
</math>
</file>

<file path=Formula-161/content.xml><?xml version="1.0" encoding="utf-8"?>
<math xmlns="http://www.w3.org/1998/Math/MathML" display="inline">
  <mi>I</mi>
</math>
</file>

<file path=Formula-162/content.xml><?xml version="1.0" encoding="utf-8"?>
<math xmlns="http://www.w3.org/1998/Math/MathML" display="block">
  <mrow>
    <mi>I</mi>
    <mo>=</mo>
    <mfrac>
      <msub>
        <mi>p</mi>
        <mn>2</mn>
      </msub>
      <msub>
        <mi>α</mi>
        <mn>2</mn>
      </msub>
    </mfrac>
    <msub>
      <mi>x</mi>
      <mn>2</mn>
    </msub>
    <mo>=</mo>
    <mfrac>
      <msub>
        <mi>p</mi>
        <mn>3</mn>
      </msub>
      <msub>
        <mi>α</mi>
        <mn>3</mn>
      </msub>
    </mfrac>
    <msub>
      <mi>x</mi>
      <mn>3</mn>
    </msub>
  </mrow>
</math>
</file>

<file path=Formula-163/content.xml><?xml version="1.0" encoding="utf-8"?>
<math xmlns="http://www.w3.org/1998/Math/MathML" display="block">
  <mrow>
    <msub>
      <mi>p</mi>
      <mn>1</mn>
    </msub>
    <mi>k</mi>
    <mo>+</mo>
    <msub>
      <mi>p</mi>
      <mn>2</mn>
    </msub>
    <mrow>
      <mo stretchy="true" form="prefix">(</mo>
      <mfrac>
        <msub>
          <mi>α</mi>
          <mn>2</mn>
        </msub>
        <msub>
          <mi>p</mi>
          <mn>2</mn>
        </msub>
      </mfrac>
      <mo stretchy="true" form="postfix">)</mo>
    </mrow>
    <mi>I</mi>
    <mo>+</mo>
    <msub>
      <mi>p</mi>
      <mn>3</mn>
    </msub>
    <mrow>
      <mo stretchy="true" form="prefix">(</mo>
      <mfrac>
        <msub>
          <mi>α</mi>
          <mn>3</mn>
        </msub>
        <msub>
          <mi>p</mi>
          <mn>3</mn>
        </msub>
      </mfrac>
      <mo stretchy="true" form="postfix">)</mo>
    </mrow>
    <mi>I</mi>
    <mo>=</mo>
    <mi>I</mi>
  </mrow>
</math>
</file>

<file path=Formula-164/content.xml><?xml version="1.0" encoding="utf-8"?>
<math xmlns="http://www.w3.org/1998/Math/MathML" display="block">
  <mrow>
    <msub>
      <mi>p</mi>
      <mn>1</mn>
    </msub>
    <mi>k</mi>
    <mo>+</mo>
    <msub>
      <mi>α</mi>
      <mn>2</mn>
    </msub>
    <mi>I</mi>
    <mo>+</mo>
    <msub>
      <mi>α</mi>
      <mn>3</mn>
    </msub>
    <mi>I</mi>
    <mo>=</mo>
    <mi>I</mi>
  </mrow>
</math>
</file>

<file path=Formula-165/content.xml><?xml version="1.0" encoding="utf-8"?>
<math xmlns="http://www.w3.org/1998/Math/MathML" display="block">
  <mrow>
    <msub>
      <mi>p</mi>
      <mn>1</mn>
    </msub>
    <mi>k</mi>
    <mo>=</mo>
    <mo stretchy="false" form="prefix">(</mo>
    <mn>1</mn>
    <mo>−</mo>
    <msub>
      <mi>α</mi>
      <mn>2</mn>
    </msub>
    <mo>−</mo>
    <msub>
      <mi>α</mi>
      <mn>3</mn>
    </msub>
    <mo stretchy="false" form="postfix">)</mo>
    <mi>I</mi>
  </mrow>
</math>
</file>

<file path=Formula-166/content.xml><?xml version="1.0" encoding="utf-8"?>
<math xmlns="http://www.w3.org/1998/Math/MathML" display="block">
  <mrow>
    <msub>
      <mi>α</mi>
      <mn>1</mn>
    </msub>
    <mo>+</mo>
    <msub>
      <mi>α</mi>
      <mn>2</mn>
    </msub>
    <mo>+</mo>
    <msub>
      <mi>α</mi>
      <mn>3</mn>
    </msub>
    <mo>=</mo>
    <mn>1</mn>
  </mrow>
</math>
</file>

<file path=Formula-167/content.xml><?xml version="1.0" encoding="utf-8"?>
<math xmlns="http://www.w3.org/1998/Math/MathML" display="block">
  <mrow>
    <msub>
      <mi>p</mi>
      <mn>1</mn>
    </msub>
    <mi>k</mi>
    <mo>=</mo>
    <msub>
      <mi>α</mi>
      <mn>1</mn>
    </msub>
    <mi>I</mi>
  </mrow>
</math>
</file>

<file path=Formula-168/content.xml><?xml version="1.0" encoding="utf-8"?>
<math xmlns="http://www.w3.org/1998/Math/MathML" display="inline">
  <msub>
    <mi>x</mi>
    <mn>1</mn>
  </msub>
</math>
</file>

<file path=Formula-169/content.xml><?xml version="1.0" encoding="utf-8"?>
<math xmlns="http://www.w3.org/1998/Math/MathML" display="block">
  <mrow>
    <mi>I</mi>
    <mo>=</mo>
    <mfrac>
      <mrow>
        <msub>
          <mi>p</mi>
          <mn>1</mn>
        </msub>
        <mi>k</mi>
      </mrow>
      <msub>
        <mi>α</mi>
        <mn>1</mn>
      </msub>
    </mfrac>
  </mrow>
</math>
</file>

<file path=Formula-17/content.xml><?xml version="1.0" encoding="utf-8"?>
<math xmlns="http://www.w3.org/1998/Math/MathML" display="inline">
  <msup>
    <mi>y</mi>
    <mrow>
      <mn>1</mn>
      <mo>−</mo>
      <mi>β</mi>
    </mrow>
  </msup>
</math>
</file>

<file path=Formula-170/content.xml><?xml version="1.0" encoding="utf-8"?>
<math xmlns="http://www.w3.org/1998/Math/MathML" display="inline">
  <mrow>
    <mo stretchy="false" form="prefix">(</mo>
    <msub>
      <mi>x</mi>
      <mn>1</mn>
    </msub>
    <mo>=</mo>
    <mi>k</mi>
    <mo stretchy="false" form="postfix">)</mo>
  </mrow>
</math>
</file>

<file path=Formula-171/content.xml><?xml version="1.0" encoding="utf-8"?>
<math xmlns="http://www.w3.org/1998/Math/MathML" display="block">
  <mrow>
    <mfrac>
      <mrow>
        <msub>
          <mi>p</mi>
          <mn>1</mn>
        </msub>
        <mi>k</mi>
      </mrow>
      <msub>
        <mi>α</mi>
        <mn>1</mn>
      </msub>
    </mfrac>
    <mo>=</mo>
    <msub>
      <mi>p</mi>
      <mn>1</mn>
    </msub>
    <mi>k</mi>
    <mo>+</mo>
    <msub>
      <mi>p</mi>
      <mn>2</mn>
    </msub>
    <msub>
      <mi>x</mi>
      <mn>2</mn>
    </msub>
    <mo>+</mo>
    <msub>
      <mi>p</mi>
      <mn>3</mn>
    </msub>
    <msub>
      <mi>x</mi>
      <mn>3</mn>
    </msub>
  </mrow>
</math>
</file>

<file path=Formula-172/content.xml><?xml version="1.0" encoding="utf-8"?>
<math xmlns="http://www.w3.org/1998/Math/MathML" display="block">
  <mrow>
    <msub>
      <mi>p</mi>
      <mn>2</mn>
    </msub>
    <msub>
      <mi>x</mi>
      <mn>2</mn>
    </msub>
    <mo>+</mo>
    <msub>
      <mi>p</mi>
      <mn>3</mn>
    </msub>
    <msub>
      <mi>x</mi>
      <mn>3</mn>
    </msub>
    <mo>=</mo>
    <msub>
      <mi>p</mi>
      <mn>1</mn>
    </msub>
    <mi>k</mi>
    <mrow>
      <mo stretchy="true" form="prefix">(</mo>
      <mfrac>
        <mn>1</mn>
        <msub>
          <mi>α</mi>
          <mn>1</mn>
        </msub>
      </mfrac>
      <mo>−</mo>
      <mn>1</mn>
      <mo stretchy="true" form="postfix">)</mo>
    </mrow>
  </mrow>
</math>
</file>

<file path=Formula-173/content.xml><?xml version="1.0" encoding="utf-8"?>
<math xmlns="http://www.w3.org/1998/Math/MathML" display="block">
  <mrow>
    <msub>
      <mi>p</mi>
      <mn>2</mn>
    </msub>
    <msub>
      <mi>x</mi>
      <mn>2</mn>
    </msub>
    <mo>+</mo>
    <msub>
      <mi>p</mi>
      <mn>3</mn>
    </msub>
    <msub>
      <mi>x</mi>
      <mn>3</mn>
    </msub>
    <mo>=</mo>
    <msub>
      <mi>p</mi>
      <mn>1</mn>
    </msub>
    <mi>k</mi>
    <mrow>
      <mo stretchy="true" form="prefix">(</mo>
      <mfrac>
        <mrow>
          <mn>1</mn>
          <mo>−</mo>
          <msub>
            <mi>α</mi>
            <mn>1</mn>
          </msub>
        </mrow>
        <msub>
          <mi>α</mi>
          <mn>1</mn>
        </msub>
      </mfrac>
      <mo stretchy="true" form="postfix">)</mo>
    </mrow>
    <mi>.</mi>
  </mrow>
</math>
</file>

<file path=Formula-174/content.xml><?xml version="1.0" encoding="utf-8"?>
<math xmlns="http://www.w3.org/1998/Math/MathML" display="inline">
  <mrow>
    <msub>
      <mi>x</mi>
      <mn>1</mn>
    </msub>
    <mo>=</mo>
    <mi>k</mi>
  </mrow>
</math>
</file>

<file path=Formula-175/content.xml><?xml version="1.0" encoding="utf-8"?>
<math xmlns="http://www.w3.org/1998/Math/MathML" display="inline">
  <mrow>
    <msub>
      <mi>α</mi>
      <mn>2</mn>
    </msub>
    <mo>:</mo>
    <msub>
      <mi>α</mi>
      <mn>3</mn>
    </msub>
  </mrow>
</math>
</file>

<file path=Formula-176/content.xml><?xml version="1.0" encoding="utf-8"?>
<math xmlns="http://www.w3.org/1998/Math/MathML" display="block">
  <mrow>
    <msub>
      <mi>p</mi>
      <mn>1</mn>
    </msub>
    <mi>k</mi>
    <mo>+</mo>
    <msub>
      <mi>p</mi>
      <mn>2</mn>
    </msub>
    <msub>
      <mi>x</mi>
      <mn>2</mn>
    </msub>
    <mo>+</mo>
    <msub>
      <mi>p</mi>
      <mn>3</mn>
    </msub>
    <msub>
      <mi>x</mi>
      <mn>3</mn>
    </msub>
    <mo>=</mo>
    <mi>I</mi>
  </mrow>
</math>
</file>

<file path=Formula-177/content.xml><?xml version="1.0" encoding="utf-8"?>
<math xmlns="http://www.w3.org/1998/Math/MathML" display="inline">
  <msub>
    <mi>x</mi>
    <mn>2</mn>
  </msub>
</math>
</file>

<file path=Formula-178/content.xml><?xml version="1.0" encoding="utf-8"?>
<math xmlns="http://www.w3.org/1998/Math/MathML" display="inline">
  <msub>
    <mi>x</mi>
    <mn>3</mn>
  </msub>
</math>
</file>

<file path=Formula-179/content.xml><?xml version="1.0" encoding="utf-8"?>
<math xmlns="http://www.w3.org/1998/Math/MathML" display="block">
  <mrow>
    <msub>
      <mi>x</mi>
      <mn>1</mn>
    </msub>
    <mo>=</mo>
    <mi>k</mi>
    <mo>=</mo>
    <mfrac>
      <msub>
        <mi>α</mi>
        <mn>1</mn>
      </msub>
      <msub>
        <mi>p</mi>
        <mn>1</mn>
      </msub>
    </mfrac>
    <mi>I</mi>
    <mo>,</mo>
    <mspace width="2.0em"/>
    <msub>
      <mi>x</mi>
      <mn>2</mn>
    </msub>
    <mo>=</mo>
    <mfrac>
      <msub>
        <mi>α</mi>
        <mn>2</mn>
      </msub>
      <msub>
        <mi>p</mi>
        <mn>2</mn>
      </msub>
    </mfrac>
    <mi>I</mi>
    <mo>,</mo>
    <mspace width="2.0em"/>
    <msub>
      <mi>x</mi>
      <mn>3</mn>
    </msub>
    <mo>=</mo>
    <mfrac>
      <msub>
        <mi>α</mi>
        <mn>3</mn>
      </msub>
      <msub>
        <mi>p</mi>
        <mn>3</mn>
      </msub>
    </mfrac>
    <mi>I</mi>
  </mrow>
</math>
</file>

<file path=Formula-18/content.xml><?xml version="1.0" encoding="utf-8"?>
<math xmlns="http://www.w3.org/1998/Math/MathML" display="block">
  <mrow>
    <mfrac>
      <mrow>
        <mi>α</mi>
        <mi>y</mi>
      </mrow>
      <mi>p</mi>
    </mfrac>
    <mo>=</mo>
    <mfrac>
      <mrow>
        <mi>β</mi>
        <mi>x</mi>
      </mrow>
      <mi>q</mi>
    </mfrac>
  </mrow>
</math>
</file>

<file path=Formula-180/content.xml><?xml version="1.0" encoding="utf-8"?>
<math xmlns="http://www.w3.org/1998/Math/MathML" display="block">
  <mrow>
    <mi>I</mi>
    <mo>=</mo>
    <mfrac>
      <mrow>
        <msub>
          <mi>p</mi>
          <mn>1</mn>
        </msub>
        <mi>k</mi>
      </mrow>
      <msub>
        <mi>α</mi>
        <mn>1</mn>
      </msub>
    </mfrac>
    <mo>=</mo>
    <mfrac>
      <mrow>
        <msub>
          <mi>p</mi>
          <mn>2</mn>
        </msub>
        <msub>
          <mi>x</mi>
          <mn>2</mn>
        </msub>
      </mrow>
      <msub>
        <mi>α</mi>
        <mn>2</mn>
      </msub>
    </mfrac>
    <mo>=</mo>
    <mfrac>
      <mrow>
        <msub>
          <mi>p</mi>
          <mn>3</mn>
        </msub>
        <msub>
          <mi>x</mi>
          <mn>3</mn>
        </msub>
      </mrow>
      <msub>
        <mi>α</mi>
        <mn>3</mn>
      </msub>
    </mfrac>
  </mrow>
</math>
</file>

<file path=Formula-181/content.xml><?xml version="1.0" encoding="utf-8"?>
<math xmlns="http://www.w3.org/1998/Math/MathML" display="inline">
  <msub>
    <mi>x</mi>
    <mn>2</mn>
  </msub>
</math>
</file>

<file path=Formula-182/content.xml><?xml version="1.0" encoding="utf-8"?>
<math xmlns="http://www.w3.org/1998/Math/MathML" display="inline">
  <msub>
    <mi>x</mi>
    <mn>3</mn>
  </msub>
</math>
</file>

<file path=Formula-183/content.xml><?xml version="1.0" encoding="utf-8"?>
<math xmlns="http://www.w3.org/1998/Math/MathML" display="block">
  <mrow>
    <msub>
      <mi>p</mi>
      <mn>1</mn>
    </msub>
    <mi>k</mi>
    <mo>+</mo>
    <msub>
      <mi>p</mi>
      <mn>2</mn>
    </msub>
    <mrow>
      <mo stretchy="true" form="prefix">(</mo>
      <mfrac>
        <msub>
          <mi>α</mi>
          <mn>2</mn>
        </msub>
        <msub>
          <mi>α</mi>
          <mn>3</mn>
        </msub>
      </mfrac>
      <mfrac>
        <msub>
          <mi>p</mi>
          <mn>3</mn>
        </msub>
        <msub>
          <mi>p</mi>
          <mn>2</mn>
        </msub>
      </mfrac>
      <mo stretchy="true" form="postfix">)</mo>
    </mrow>
    <msub>
      <mi>x</mi>
      <mn>3</mn>
    </msub>
    <mo>+</mo>
    <msub>
      <mi>p</mi>
      <mn>3</mn>
    </msub>
    <msub>
      <mi>x</mi>
      <mn>3</mn>
    </msub>
    <mo>=</mo>
    <mi>I</mi>
  </mrow>
</math>
</file>

<file path=Formula-184/content.xml><?xml version="1.0" encoding="utf-8"?>
<math xmlns="http://www.w3.org/1998/Math/MathML" display="block">
  <mrow>
    <msub>
      <mi>p</mi>
      <mn>1</mn>
    </msub>
    <mi>k</mi>
    <mo>+</mo>
    <mrow>
      <mo stretchy="true" form="prefix">(</mo>
      <mfrac>
        <msub>
          <mi>α</mi>
          <mn>2</mn>
        </msub>
        <msub>
          <mi>α</mi>
          <mn>3</mn>
        </msub>
      </mfrac>
      <mo>+</mo>
      <mn>1</mn>
      <mo stretchy="true" form="postfix">)</mo>
    </mrow>
    <msub>
      <mi>p</mi>
      <mn>3</mn>
    </msub>
    <msub>
      <mi>x</mi>
      <mn>3</mn>
    </msub>
    <mo>=</mo>
    <mi>I</mi>
  </mrow>
</math>
</file>

<file path=Formula-185/content.xml><?xml version="1.0" encoding="utf-8"?>
<math xmlns="http://www.w3.org/1998/Math/MathML" display="inline">
  <mrow>
    <msub>
      <mi>p</mi>
      <mn>3</mn>
    </msub>
    <msub>
      <mi>x</mi>
      <mn>3</mn>
    </msub>
  </mrow>
</math>
</file>

<file path=Formula-186/content.xml><?xml version="1.0" encoding="utf-8"?>
<math xmlns="http://www.w3.org/1998/Math/MathML" display="inline">
  <mrow>
    <msub>
      <mi>p</mi>
      <mn>1</mn>
    </msub>
    <mo>,</mo>
    <mi>k</mi>
    <mo>,</mo>
  </mrow>
</math>
</file>

<file path=Formula-187/content.xml><?xml version="1.0" encoding="utf-8"?>
<math xmlns="http://www.w3.org/1998/Math/MathML" display="inline">
  <msub>
    <mi>α</mi>
    <mn>1</mn>
  </msub>
</math>
</file>

<file path=Formula-188/content.xml><?xml version="1.0" encoding="utf-8"?>
<math xmlns="http://www.w3.org/1998/Math/MathML" display="block">
  <mrow>
    <msub>
      <mi>p</mi>
      <mn>1</mn>
    </msub>
    <mi>k</mi>
    <mo>+</mo>
    <mrow>
      <mo stretchy="true" form="prefix">(</mo>
      <mfrac>
        <msub>
          <mi>α</mi>
          <mn>2</mn>
        </msub>
        <msub>
          <mi>α</mi>
          <mn>3</mn>
        </msub>
      </mfrac>
      <mo>+</mo>
      <mn>1</mn>
      <mo stretchy="true" form="postfix">)</mo>
    </mrow>
    <mrow>
      <mo stretchy="true" form="prefix">(</mo>
      <mfrac>
        <msub>
          <mi>α</mi>
          <mn>3</mn>
        </msub>
        <msub>
          <mi>α</mi>
          <mn>1</mn>
        </msub>
      </mfrac>
      <mo stretchy="true" form="postfix">)</mo>
    </mrow>
    <msub>
      <mi>p</mi>
      <mn>1</mn>
    </msub>
    <mi>k</mi>
    <mo>=</mo>
    <mi>I</mi>
  </mrow>
</math>
</file>

<file path=Formula-189/content.xml><?xml version="1.0" encoding="utf-8"?>
<math xmlns="http://www.w3.org/1998/Math/MathML" display="block">
  <mrow>
    <mfrac>
      <msub>
        <mi>α</mi>
        <mn>2</mn>
      </msub>
      <msub>
        <mi>α</mi>
        <mn>3</mn>
      </msub>
    </mfrac>
    <mo>+</mo>
    <mn>1</mn>
    <mo>=</mo>
    <mo stretchy="false" form="prefix">(</mo>
    <mi>I</mi>
    <mo>−</mo>
    <msub>
      <mi>p</mi>
      <mn>1</mn>
    </msub>
    <mi>k</mi>
    <mo stretchy="false" form="postfix">)</mo>
    <mrow>
      <mo stretchy="true" form="prefix">(</mo>
      <mfrac>
        <msub>
          <mi>α</mi>
          <mn>1</mn>
        </msub>
        <msub>
          <mi>p</mi>
          <mn>1</mn>
        </msub>
      </mfrac>
      <mo stretchy="true" form="postfix">)</mo>
    </mrow>
    <mrow>
      <mo stretchy="true" form="prefix">(</mo>
      <mfrac>
        <mn>1</mn>
        <msub>
          <mi>α</mi>
          <mn>3</mn>
        </msub>
      </mfrac>
      <mo stretchy="true" form="postfix">)</mo>
    </mrow>
    <mrow>
      <mo stretchy="true" form="prefix">(</mo>
      <mfrac>
        <mn>1</mn>
        <mi>k</mi>
      </mfrac>
      <mo stretchy="true" form="postfix">)</mo>
    </mrow>
  </mrow>
</math>
</file>

<file path=Formula-19/content.xml><?xml version="1.0" encoding="utf-8"?>
<math xmlns="http://www.w3.org/1998/Math/MathML" display="inline">
  <mi>x</mi>
</math>
</file>

<file path=Formula-190/content.xml><?xml version="1.0" encoding="utf-8"?>
<math xmlns="http://www.w3.org/1998/Math/MathML" display="inline">
  <mrow>
    <msub>
      <mi>α</mi>
      <mn>1</mn>
    </msub>
    <mo>,</mo>
    <msub>
      <mi>p</mi>
      <mn>1</mn>
    </msub>
  </mrow>
</math>
</file>

<file path=Formula-191/content.xml><?xml version="1.0" encoding="utf-8"?>
<math xmlns="http://www.w3.org/1998/Math/MathML" display="block">
  <mrow>
    <mfrac>
      <msub>
        <mi>α</mi>
        <mn>2</mn>
      </msub>
      <msub>
        <mi>α</mi>
        <mn>3</mn>
      </msub>
    </mfrac>
    <mo>=</mo>
    <mo stretchy="false" form="prefix">(</mo>
    <mi>I</mi>
    <mo>−</mo>
    <msub>
      <mi>p</mi>
      <mn>1</mn>
    </msub>
    <mi>k</mi>
    <mo stretchy="false" form="postfix">)</mo>
    <mrow>
      <mo stretchy="true" form="prefix">(</mo>
      <mfrac>
        <mi>k</mi>
        <mi>I</mi>
      </mfrac>
      <mo stretchy="true" form="postfix">)</mo>
    </mrow>
    <mrow>
      <mo stretchy="true" form="prefix">(</mo>
      <mfrac>
        <mn>1</mn>
        <msub>
          <mi>α</mi>
          <mn>3</mn>
        </msub>
      </mfrac>
      <mo stretchy="true" form="postfix">)</mo>
    </mrow>
    <mrow>
      <mo stretchy="true" form="prefix">(</mo>
      <mfrac>
        <mn>1</mn>
        <mi>k</mi>
      </mfrac>
      <mo stretchy="true" form="postfix">)</mo>
    </mrow>
    <mo>−</mo>
    <mn>1</mn>
  </mrow>
</math>
</file>

<file path=Formula-192/content.xml><?xml version="1.0" encoding="utf-8"?>
<math xmlns="http://www.w3.org/1998/Math/MathML" display="inline">
  <mrow>
    <mo stretchy="false" form="prefix">(</mo>
    <mi>I</mi>
    <mo>−</mo>
    <msub>
      <mi>p</mi>
      <mn>1</mn>
    </msub>
    <mi>k</mi>
    <mo stretchy="false" form="postfix">)</mo>
  </mrow>
</math>
</file>

<file path=Formula-193/content.xml><?xml version="1.0" encoding="utf-8"?>
<math xmlns="http://www.w3.org/1998/Math/MathML" display="block">
  <semantics>
    <mrow>
      <mrow>
        <mfrac>
          <mstyle mathvariant="italic">
            <msub>
              <mtext>α</mtext>
              <mstyle mathvariant="italic">
                <mtext>2</mtext>
              </mstyle>
            </msub>
          </mstyle>
          <mstyle mathvariant="italic">
            <msub>
              <mtext>α</mtext>
              <mstyle mathvariant="italic">
                <mtext>3</mtext>
              </mstyle>
            </msub>
          </mstyle>
        </mfrac>
        <mo stretchy="false">=</mo>
        <mfrac>
          <mrow>
            <mrow>
              <mstyle mathvariant="italic">
                <mtext>I</mtext>
              </mstyle>
              <mo stretchy="false">−</mo>
              <mstyle mathvariant="italic">
                <msub>
                  <mtext>p</mtext>
                  <mstyle mathvariant="italic">
                    <mtext>1</mtext>
                  </mstyle>
                </msub>
              </mstyle>
            </mrow>
            <mrow>
              <mstyle mathvariant="italic">
                <mtext>k</mtext>
              </mstyle>
              <mo stretchy="false">−</mo>
              <mstyle mathvariant="italic">
                <msub>
                  <mtext>α</mtext>
                  <mstyle mathvariant="italic">
                    <mtext>3</mtext>
                  </mstyle>
                </msub>
              </mstyle>
            </mrow>
            <mstyle mathvariant="italic">
              <mtext>I</mtext>
            </mstyle>
          </mrow>
          <mrow>
            <mstyle mathvariant="italic">
              <msub>
                <mtext>α</mtext>
                <mstyle mathvariant="italic">
                  <mtext>3</mtext>
                </mstyle>
              </msub>
            </mstyle>
            <mstyle mathvariant="italic">
              <mtext>I</mtext>
            </mstyle>
          </mrow>
        </mfrac>
      </mrow>
      <mstyle mathvariant="italic">
        <mtext>.</mtext>
      </mstyle>
    </mrow>
    <annotation encoding="StarMath 5.0">{italic "α"_italic "2" over italic "α"_italic "3" = {italic "I"  -  italic "p"_italic "1" italic "k"  -  italic "α"_italic "3" italic "I"} over {italic "α"_italic "3" italic "I"} italic "."}</annotation>
  </semantics>
</math>
</file>

<file path=Formula-194/content.xml><?xml version="1.0" encoding="utf-8"?>
<math xmlns="http://www.w3.org/1998/Math/MathML" display="block">
  <semantics>
    <mstyle mathvariant="italic">
      <msub>
        <mtext>x</mtext>
        <mstyle mathvariant="italic">
          <mtext>3</mtext>
        </mstyle>
      </msub>
    </mstyle>
    <annotation encoding="StarMath 5.0">italic "x"_italic "3"</annotation>
  </semantics>
</math>
</file>

<file path=Formula-195/content.xml><?xml version="1.0" encoding="utf-8"?>
<math xmlns="http://www.w3.org/1998/Math/MathML" display="block">
  <semantics>
    <mstyle mathvariant="italic">
      <msub>
        <mtext>x</mtext>
        <mstyle mathvariant="italic">
          <mtext>2</mtext>
        </mstyle>
      </msub>
    </mstyle>
    <annotation encoding="StarMath 5.0">italic "x"_italic "2"</annotation>
  </semantics>
</math>
</file>

<file path=Formula-196/content.xml><?xml version="1.0" encoding="utf-8"?>
<math xmlns="http://www.w3.org/1998/Math/MathML" display="block">
  <semantics>
    <mrow>
      <mstyle mathvariant="italic">
        <msub>
          <mtext>p</mtext>
          <mstyle mathvariant="italic">
            <mtext>1</mtext>
          </mstyle>
        </msub>
      </mstyle>
      <mrow>
        <mstyle mathvariant="italic">
          <mtext>k</mtext>
        </mstyle>
        <mo stretchy="false">+</mo>
        <mstyle mathvariant="italic">
          <msub>
            <mtext>p</mtext>
            <mstyle mathvariant="italic">
              <mtext>2</mtext>
            </mstyle>
          </msub>
        </mstyle>
      </mrow>
      <mrow>
        <mstyle mathvariant="italic">
          <msub>
            <mtext>x</mtext>
            <mstyle mathvariant="italic">
              <mtext>2</mtext>
            </mstyle>
          </msub>
        </mstyle>
        <mo stretchy="false">+</mo>
        <mstyle mathvariant="italic">
          <msub>
            <mtext>p</mtext>
            <mstyle mathvariant="italic">
              <mtext>3</mtext>
            </mstyle>
          </msub>
        </mstyle>
      </mrow>
      <mrow>
        <mstyle mathvariant="italic">
          <msub>
            <mtext>x</mtext>
            <mstyle mathvariant="italic">
              <mtext>3</mtext>
            </mstyle>
          </msub>
        </mstyle>
        <mo stretchy="false">=</mo>
        <mstyle mathvariant="italic">
          <mtext>I</mtext>
        </mstyle>
      </mrow>
    </mrow>
    <annotation encoding="StarMath 5.0">{italic "p"_italic "1" italic "k" + italic "p"_italic "2" italic "x"_italic "2" + italic "p"_italic "3" italic "x"_italic "3" = italic "I"}</annotation>
  </semantics>
</math>
</file>

<file path=Formula-197/content.xml><?xml version="1.0" encoding="utf-8"?>
<math xmlns="http://www.w3.org/1998/Math/MathML" display="block">
  <semantics>
    <mstyle mathvariant="italic">
      <msub>
        <mtext>x</mtext>
        <mstyle mathvariant="italic">
          <mtext>3</mtext>
        </mstyle>
      </msub>
    </mstyle>
    <annotation encoding="StarMath 5.0">italic "x"_italic "3"</annotation>
  </semantics>
</math>
</file>

<file path=Formula-198/content.xml><?xml version="1.0" encoding="utf-8"?>
<math xmlns="http://www.w3.org/1998/Math/MathML" display="block">
  <semantics>
    <mstyle mathvariant="italic">
      <msub>
        <mtext>x</mtext>
        <mstyle mathvariant="italic">
          <mtext>2</mtext>
        </mstyle>
      </msub>
    </mstyle>
    <annotation encoding="StarMath 5.0">italic "x"_italic "2"</annotation>
  </semantics>
</math>
</file>

<file path=Formula-199/content.xml><?xml version="1.0" encoding="utf-8"?>
<math xmlns="http://www.w3.org/1998/Math/MathML" display="block">
  <semantics>
    <mrow>
      <mstyle mathvariant="italic">
        <msub>
          <mtext>p</mtext>
          <mstyle mathvariant="italic">
            <mtext>1</mtext>
          </mstyle>
        </msub>
      </mstyle>
      <mrow>
        <mstyle mathvariant="italic">
          <mtext>k</mtext>
        </mstyle>
        <mo stretchy="false">+</mo>
        <mstyle mathvariant="italic">
          <msub>
            <mtext>p</mtext>
            <mstyle mathvariant="italic">
              <mtext>2</mtext>
            </mstyle>
          </msub>
        </mstyle>
      </mrow>
      <mrow>
        <mstyle mathvariant="italic">
          <msub>
            <mtext>x</mtext>
            <mstyle mathvariant="italic">
              <mtext>2</mtext>
            </mstyle>
          </msub>
        </mstyle>
        <mo stretchy="false">+</mo>
        <mstyle mathvariant="italic">
          <msub>
            <mtext>p</mtext>
            <mstyle mathvariant="italic">
              <mtext>3</mtext>
            </mstyle>
          </msub>
        </mstyle>
      </mrow>
      <mrow>
        <mo fence="true" stretchy="true">(</mo>
        <mrow>
          <mfrac>
            <mstyle mathvariant="italic">
              <msub>
                <mtext>α</mtext>
                <mstyle mathvariant="italic">
                  <mtext>3</mtext>
                </mstyle>
              </msub>
            </mstyle>
            <mstyle mathvariant="italic">
              <msub>
                <mtext>α</mtext>
                <mstyle mathvariant="italic">
                  <mtext>2</mtext>
                </mstyle>
              </msub>
            </mstyle>
          </mfrac>
        </mrow>
        <mo fence="true" stretchy="true">)</mo>
      </mrow>
      <mrow>
        <mo fence="true" stretchy="true">(</mo>
        <mrow>
          <mfrac>
            <mstyle mathvariant="italic">
              <msub>
                <mtext>p</mtext>
                <mstyle mathvariant="italic">
                  <mtext>2</mtext>
                </mstyle>
              </msub>
            </mstyle>
            <mstyle mathvariant="italic">
              <msub>
                <mtext>p</mtext>
                <mstyle mathvariant="italic">
                  <mtext>3</mtext>
                </mstyle>
              </msub>
            </mstyle>
          </mfrac>
        </mrow>
        <mo fence="true" stretchy="true">)</mo>
      </mrow>
      <mrow>
        <mstyle mathvariant="italic">
          <msub>
            <mtext>x</mtext>
            <mstyle mathvariant="italic">
              <mtext>2</mtext>
            </mstyle>
          </msub>
        </mstyle>
        <mo stretchy="false">=</mo>
        <mstyle mathvariant="italic">
          <mtext>I</mtext>
        </mstyle>
      </mrow>
    </mrow>
    <annotation encoding="StarMath 5.0">{italic "p"_italic "1" italic "k" + italic "p"_italic "2" italic "x"_italic "2" + italic "p"_italic "3" left ( italic "α"_italic "3" over italic "α"_italic "2" right )  left ( italic "p"_italic "2" over italic "p"_italic "3" right )  italic "x"_italic "2" = italic "I"}</annotation>
  </semantics>
</math>
</file>

<file path=Formula-2/content.xml><?xml version="1.0" encoding="utf-8"?>
<math xmlns="http://www.w3.org/1998/Math/MathML" display="block">
  <mrow>
    <mi>x</mi>
    <mo>=</mo>
    <mfrac>
      <mrow>
        <mi>α</mi>
        <mi>I</mi>
      </mrow>
      <mrow>
        <mo stretchy="false" form="prefix">(</mo>
        <mi>α</mi>
        <mo>+</mo>
        <mi>β</mi>
        <mo stretchy="false" form="postfix">)</mo>
        <mi>p</mi>
      </mrow>
    </mfrac>
    <mo>,</mo>
    <mspace width="2.0em"/>
    <mi>y</mi>
    <mo>=</mo>
    <mfrac>
      <mrow>
        <mi>β</mi>
        <mi>I</mi>
      </mrow>
      <mrow>
        <mo stretchy="false" form="prefix">(</mo>
        <mi>α</mi>
        <mo>+</mo>
        <mi>β</mi>
        <mo stretchy="false" form="postfix">)</mo>
        <mi>q</mi>
      </mrow>
    </mfrac>
  </mrow>
</math>
</file>

<file path=Formula-20/content.xml><?xml version="1.0" encoding="utf-8"?>
<math xmlns="http://www.w3.org/1998/Math/MathML" display="inline">
  <mi>y</mi>
</math>
</file>

<file path=Formula-200/content.xml><?xml version="1.0" encoding="utf-8"?>
<math xmlns="http://www.w3.org/1998/Math/MathML" display="block">
  <semantics>
    <mrow>
      <mstyle mathvariant="italic">
        <msub>
          <mtext>p</mtext>
          <mstyle mathvariant="italic">
            <mtext>1</mtext>
          </mstyle>
        </msub>
      </mstyle>
      <mrow>
        <mstyle mathvariant="italic">
          <mtext>k</mtext>
        </mstyle>
        <mo stretchy="false">+</mo>
        <mstyle mathvariant="italic">
          <msub>
            <mtext>p</mtext>
            <mstyle mathvariant="italic">
              <mtext>2</mtext>
            </mstyle>
          </msub>
        </mstyle>
      </mrow>
      <mstyle mathvariant="italic">
        <msub>
          <mtext>x</mtext>
          <mstyle mathvariant="italic">
            <mtext>2</mtext>
          </mstyle>
        </msub>
      </mstyle>
      <mrow>
        <mrow>
          <mo fence="true" stretchy="true">(</mo>
          <mrow>
            <mrow>
              <mstyle mathvariant="italic">
                <mtext>1</mtext>
              </mstyle>
              <mo stretchy="false">+</mo>
              <mfrac>
                <mstyle mathvariant="italic">
                  <msub>
                    <mtext>α</mtext>
                    <mstyle mathvariant="italic">
                      <mtext>3</mtext>
                    </mstyle>
                  </msub>
                </mstyle>
                <mstyle mathvariant="italic">
                  <msub>
                    <mtext>α</mtext>
                    <mstyle mathvariant="italic">
                      <mtext>2</mtext>
                    </mstyle>
                  </msub>
                </mstyle>
              </mfrac>
            </mrow>
          </mrow>
          <mo fence="true" stretchy="true">)</mo>
        </mrow>
        <mo stretchy="false">=</mo>
        <mstyle mathvariant="italic">
          <mtext>I</mtext>
        </mstyle>
      </mrow>
    </mrow>
    <annotation encoding="StarMath 5.0">{italic "p"_italic "1" italic "k" + italic "p"_italic "2" italic "x"_italic "2" left ( {italic "1" + italic "α"_italic "3" over italic "α"_italic "2"} right )  = italic "I"}</annotation>
  </semantics>
</math>
</file>

<file path=Formula-201/content.xml><?xml version="1.0" encoding="utf-8"?>
<math xmlns="http://www.w3.org/1998/Math/MathML" display="block">
  <semantics>
    <mrow>
      <mstyle mathvariant="italic">
        <msub>
          <mtext>p</mtext>
          <mstyle mathvariant="italic">
            <mtext>2</mtext>
          </mstyle>
        </msub>
      </mstyle>
      <mstyle mathvariant="italic">
        <msub>
          <mtext>x</mtext>
          <mstyle mathvariant="italic">
            <mtext>2</mtext>
          </mstyle>
        </msub>
      </mstyle>
    </mrow>
    <annotation encoding="StarMath 5.0">{italic "p"_italic "2" italic "x"_italic "2"}</annotation>
  </semantics>
</math>
</file>

<file path=Formula-202/content.xml><?xml version="1.0" encoding="utf-8"?>
<math xmlns="http://www.w3.org/1998/Math/MathML" display="block">
  <semantics>
    <mrow>
      <mstyle mathvariant="italic">
        <msub>
          <mtext>p</mtext>
          <mstyle mathvariant="italic">
            <mtext>1</mtext>
          </mstyle>
        </msub>
      </mstyle>
      <mi>,</mi>
      <mstyle mathvariant="italic">
        <mtext>k</mtext>
      </mstyle>
    </mrow>
    <annotation encoding="StarMath 5.0">{italic "p"_italic "1" , italic "k"}</annotation>
  </semantics>
</math>
</file>

<file path=Formula-203/content.xml><?xml version="1.0" encoding="utf-8"?>
<math xmlns="http://www.w3.org/1998/Math/MathML" display="block">
  <semantics>
    <mstyle mathvariant="italic">
      <msub>
        <mtext>α</mtext>
        <mstyle mathvariant="italic">
          <mtext>1</mtext>
        </mstyle>
      </msub>
    </mstyle>
    <annotation encoding="StarMath 5.0">italic "α"_italic "1"</annotation>
  </semantics>
</math>
</file>

<file path=Formula-204/content.xml><?xml version="1.0" encoding="utf-8"?>
<math xmlns="http://www.w3.org/1998/Math/MathML" display="block">
  <semantics>
    <mrow>
      <mfrac>
        <mstyle mathvariant="italic">
          <msub>
            <mtext>p</mtext>
            <mstyle mathvariant="italic">
              <mtext>1</mtext>
            </mstyle>
          </msub>
        </mstyle>
        <mstyle mathvariant="italic">
          <msub>
            <mtext>α</mtext>
            <mstyle mathvariant="italic">
              <mtext>1</mtext>
            </mstyle>
          </msub>
        </mstyle>
      </mfrac>
      <mstyle mathvariant="italic">
        <msub>
          <mtext>α</mtext>
          <mstyle mathvariant="italic">
            <mtext>2</mtext>
          </mstyle>
        </msub>
      </mstyle>
      <mstyle mathvariant="italic">
        <mtext>k</mtext>
      </mstyle>
      <mrow>
        <mrow>
          <mo fence="true" stretchy="true">(</mo>
          <mrow>
            <mrow>
              <mstyle mathvariant="italic">
                <mtext>1</mtext>
              </mstyle>
              <mo stretchy="false">+</mo>
              <mfrac>
                <mstyle mathvariant="italic">
                  <msub>
                    <mtext>α</mtext>
                    <mstyle mathvariant="italic">
                      <mtext>3</mtext>
                    </mstyle>
                  </msub>
                </mstyle>
                <mstyle mathvariant="italic">
                  <msub>
                    <mtext>α</mtext>
                    <mstyle mathvariant="italic">
                      <mtext>2</mtext>
                    </mstyle>
                  </msub>
                </mstyle>
              </mfrac>
            </mrow>
          </mrow>
          <mo fence="true" stretchy="true">)</mo>
        </mrow>
        <mo stretchy="false">=</mo>
        <mrow>
          <mstyle mathvariant="italic">
            <mtext>I</mtext>
          </mstyle>
          <mo stretchy="false">−</mo>
          <mstyle mathvariant="italic">
            <msub>
              <mtext>p</mtext>
              <mstyle mathvariant="italic">
                <mtext>1</mtext>
              </mstyle>
            </msub>
          </mstyle>
        </mrow>
      </mrow>
      <mstyle mathvariant="italic">
        <mtext>k</mtext>
      </mstyle>
    </mrow>
    <annotation encoding="StarMath 5.0">{italic "p"_italic "1" over italic "α"_italic "1" italic "α"_italic "2" italic "k" left ( {italic "1" + italic "α"_italic "3" over italic "α"_italic "2"} right )  = italic "I"  -  italic "p"_italic "1" italic "k"}</annotation>
  </semantics>
</math>
</file>

<file path=Formula-205/content.xml><?xml version="1.0" encoding="utf-8"?>
<math xmlns="http://www.w3.org/1998/Math/MathML" display="block">
  <semantics>
    <mrow>
      <mrow>
        <mrow>
          <mstyle mathvariant="italic">
            <mtext>1</mtext>
          </mstyle>
          <mo stretchy="false">+</mo>
          <mfrac>
            <mstyle mathvariant="italic">
              <msub>
                <mtext>α</mtext>
                <mstyle mathvariant="italic">
                  <mtext>3</mtext>
                </mstyle>
              </msub>
            </mstyle>
            <mstyle mathvariant="italic">
              <msub>
                <mtext>α</mtext>
                <mstyle mathvariant="italic">
                  <mtext>2</mtext>
                </mstyle>
              </msub>
            </mstyle>
          </mfrac>
        </mrow>
        <mo stretchy="false">=</mo>
        <mo stretchy="false">(</mo>
      </mrow>
      <mrow>
        <mstyle mathvariant="italic">
          <mtext>I</mtext>
        </mstyle>
        <mo stretchy="false">−</mo>
        <mstyle mathvariant="italic">
          <msub>
            <mtext>p</mtext>
            <mstyle mathvariant="italic">
              <mtext>1</mtext>
            </mstyle>
          </msub>
        </mstyle>
      </mrow>
      <mstyle mathvariant="italic">
        <mtext>k</mtext>
      </mstyle>
      <mo stretchy="false">)</mo>
      <mrow>
        <mo fence="true" stretchy="true">(</mo>
        <mrow>
          <mfrac>
            <mstyle mathvariant="italic">
              <msub>
                <mtext>α</mtext>
                <mstyle mathvariant="italic">
                  <mtext>1</mtext>
                </mstyle>
              </msub>
            </mstyle>
            <mstyle mathvariant="italic">
              <msub>
                <mtext>p</mtext>
                <mstyle mathvariant="italic">
                  <mtext>1</mtext>
                </mstyle>
              </msub>
            </mstyle>
          </mfrac>
        </mrow>
        <mo fence="true" stretchy="true">)</mo>
      </mrow>
      <mrow>
        <mo fence="true" stretchy="true">(</mo>
        <mrow>
          <mfrac>
            <mstyle mathvariant="italic">
              <mtext>1</mtext>
            </mstyle>
            <mrow>
              <mstyle mathvariant="italic">
                <msub>
                  <mtext>α</mtext>
                  <mstyle mathvariant="italic">
                    <mtext>2</mtext>
                  </mstyle>
                </msub>
              </mstyle>
              <mstyle mathvariant="italic">
                <mtext>k</mtext>
              </mstyle>
            </mrow>
          </mfrac>
        </mrow>
        <mo fence="true" stretchy="true">)</mo>
      </mrow>
    </mrow>
    <annotation encoding="StarMath 5.0">{italic "1" + italic "α"_italic "3" over italic "α"_italic "2" =  \(  italic "I"  -  italic "p"_italic "1" italic "k"  \)  left ( italic "α"_italic "1" over italic "p"_italic "1" right )  left ( italic "1" over {italic "α"_italic "2" italic "k"} right )}</annotation>
  </semantics>
</math>
</file>

<file path=Formula-206/content.xml><?xml version="1.0" encoding="utf-8"?>
<math xmlns="http://www.w3.org/1998/Math/MathML" display="block">
  <semantics>
    <mrow>
      <mstyle mathvariant="italic">
        <msub>
          <mtext>α</mtext>
          <mstyle mathvariant="italic">
            <mtext>1</mtext>
          </mstyle>
        </msub>
      </mstyle>
      <mi>,</mi>
      <mstyle mathvariant="italic">
        <msub>
          <mtext>p</mtext>
          <mstyle mathvariant="italic">
            <mtext>1</mtext>
          </mstyle>
        </msub>
      </mstyle>
    </mrow>
    <annotation encoding="StarMath 5.0">{italic "α"_italic "1" , italic "p"_italic "1"}</annotation>
  </semantics>
</math>
</file>

<file path=Formula-207/content.xml><?xml version="1.0" encoding="utf-8"?>
<math xmlns="http://www.w3.org/1998/Math/MathML" display="block">
  <semantics>
    <mrow>
      <mrow>
        <mfrac>
          <mstyle mathvariant="italic">
            <msub>
              <mtext>α</mtext>
              <mstyle mathvariant="italic">
                <mtext>3</mtext>
              </mstyle>
            </msub>
          </mstyle>
          <mstyle mathvariant="italic">
            <msub>
              <mtext>α</mtext>
              <mstyle mathvariant="italic">
                <mtext>2</mtext>
              </mstyle>
            </msub>
          </mstyle>
        </mfrac>
        <mo stretchy="false">=</mo>
        <mo stretchy="false">(</mo>
      </mrow>
      <mrow>
        <mstyle mathvariant="italic">
          <mtext>I</mtext>
        </mstyle>
        <mo stretchy="false">−</mo>
        <mstyle mathvariant="italic">
          <msub>
            <mtext>p</mtext>
            <mstyle mathvariant="italic">
              <mtext>1</mtext>
            </mstyle>
          </msub>
        </mstyle>
      </mrow>
      <mstyle mathvariant="italic">
        <mtext>k</mtext>
      </mstyle>
      <mo stretchy="false">)</mo>
      <mrow>
        <mo fence="true" stretchy="true">(</mo>
        <mrow>
          <mfrac>
            <mstyle mathvariant="italic">
              <mtext>k</mtext>
            </mstyle>
            <mstyle mathvariant="italic">
              <mtext>I</mtext>
            </mstyle>
          </mfrac>
        </mrow>
        <mo fence="true" stretchy="true">)</mo>
      </mrow>
      <mrow>
        <mrow>
          <mo fence="true" stretchy="true">(</mo>
          <mrow>
            <mfrac>
              <mstyle mathvariant="italic">
                <mtext>1</mtext>
              </mstyle>
              <mrow>
                <mstyle mathvariant="italic">
                  <msub>
                    <mtext>α</mtext>
                    <mstyle mathvariant="italic">
                      <mtext>2</mtext>
                    </mstyle>
                  </msub>
                </mstyle>
                <mstyle mathvariant="italic">
                  <mtext>k</mtext>
                </mstyle>
              </mrow>
            </mfrac>
          </mrow>
          <mo fence="true" stretchy="true">)</mo>
        </mrow>
        <mo stretchy="false">−</mo>
        <mstyle mathvariant="italic">
          <mtext>1</mtext>
        </mstyle>
      </mrow>
    </mrow>
    <annotation encoding="StarMath 5.0">{italic "α"_italic "3" over italic "α"_italic "2" =  \(  italic "I"  -  italic "p"_italic "1" italic "k"  \)  left ( italic "k" over italic "I" right )  left ( italic "1" over {italic "α"_italic "2" italic "k"} right )   -  italic "1"}</annotation>
  </semantics>
</math>
</file>

<file path=Formula-208/content.xml><?xml version="1.0" encoding="utf-8"?>
<math xmlns="http://www.w3.org/1998/Math/MathML" display="block">
  <semantics>
    <mrow>
      <mfrac>
        <mstyle mathvariant="italic">
          <msub>
            <mtext>α</mtext>
            <mstyle mathvariant="italic">
              <mtext>3</mtext>
            </mstyle>
          </msub>
        </mstyle>
        <mstyle mathvariant="italic">
          <msub>
            <mtext>α</mtext>
            <mstyle mathvariant="italic">
              <mtext>2</mtext>
            </mstyle>
          </msub>
        </mstyle>
      </mfrac>
      <mo stretchy="false">=</mo>
      <mfrac>
        <mrow>
          <mrow>
            <mstyle mathvariant="italic">
              <mtext>I</mtext>
            </mstyle>
            <mo stretchy="false">−</mo>
            <mstyle mathvariant="italic">
              <msub>
                <mtext>p</mtext>
                <mstyle mathvariant="italic">
                  <mtext>1</mtext>
                </mstyle>
              </msub>
            </mstyle>
          </mrow>
          <mrow>
            <mstyle mathvariant="italic">
              <mtext>k</mtext>
            </mstyle>
            <mo stretchy="false">−</mo>
            <mstyle mathvariant="italic">
              <msub>
                <mtext>α</mtext>
                <mstyle mathvariant="italic">
                  <mtext>2</mtext>
                </mstyle>
              </msub>
            </mstyle>
          </mrow>
          <mstyle mathvariant="italic">
            <mtext>I</mtext>
          </mstyle>
        </mrow>
        <mrow>
          <mstyle mathvariant="italic">
            <msub>
              <mtext>α</mtext>
              <mstyle mathvariant="italic">
                <mtext>2</mtext>
              </mstyle>
            </msub>
          </mstyle>
          <mstyle mathvariant="italic">
            <mtext>I</mtext>
          </mstyle>
        </mrow>
      </mfrac>
    </mrow>
    <annotation encoding="StarMath 5.0">{italic "α"_italic "3" over italic "α"_italic "2" = {italic "I"  -  italic "p"_italic "1" italic "k"  -  italic "α"_italic "2" italic "I"} over {italic "α"_italic "2" italic "I"}}</annotation>
  </semantics>
</math>
</file>

<file path=Formula-209/content.xml><?xml version="1.0" encoding="utf-8"?>
<math xmlns="http://www.w3.org/1998/Math/MathML" display="block">
  <semantics>
    <mrow>
      <mfrac>
        <mstyle mathvariant="italic">
          <msub>
            <mtext>α</mtext>
            <mstyle mathvariant="italic">
              <msup>
                <mtext>2</mtext>
                <mstyle mathvariant="italic">
                  <mtext>2</mtext>
                </mstyle>
              </msup>
            </mstyle>
          </msub>
        </mstyle>
        <mstyle mathvariant="italic">
          <msub>
            <mtext>α</mtext>
            <mstyle mathvariant="italic">
              <msup>
                <mtext>3</mtext>
                <mstyle mathvariant="italic">
                  <mtext>2</mtext>
                </mstyle>
              </msup>
            </mstyle>
          </msub>
        </mstyle>
      </mfrac>
      <mo stretchy="false">=</mo>
      <mfrac>
        <mrow>
          <mo stretchy="false">(</mo>
          <mrow>
            <mstyle mathvariant="italic">
              <mtext>I</mtext>
            </mstyle>
            <mo stretchy="false">−</mo>
            <mstyle mathvariant="italic">
              <msub>
                <mtext>p</mtext>
                <mstyle mathvariant="italic">
                  <mtext>1</mtext>
                </mstyle>
              </msub>
            </mstyle>
          </mrow>
          <mrow>
            <mstyle mathvariant="italic">
              <mtext>k</mtext>
            </mstyle>
            <mo stretchy="false">−</mo>
            <mstyle mathvariant="italic">
              <msub>
                <mtext>α</mtext>
                <mstyle mathvariant="italic">
                  <mtext>3</mtext>
                </mstyle>
              </msub>
            </mstyle>
          </mrow>
          <mstyle mathvariant="italic">
            <mtext>I</mtext>
          </mstyle>
          <mo stretchy="false">)</mo>
          <mstyle mathvariant="italic">
            <msub>
              <mtext>α</mtext>
              <mstyle mathvariant="italic">
                <mtext>2</mtext>
              </mstyle>
            </msub>
          </mstyle>
          <mstyle mathvariant="italic">
            <mtext>I</mtext>
          </mstyle>
        </mrow>
        <mrow>
          <mo stretchy="false">(</mo>
          <mrow>
            <mstyle mathvariant="italic">
              <mtext>I</mtext>
            </mstyle>
            <mo stretchy="false">−</mo>
            <mstyle mathvariant="italic">
              <msub>
                <mtext>p</mtext>
                <mstyle mathvariant="italic">
                  <mtext>1</mtext>
                </mstyle>
              </msub>
            </mstyle>
          </mrow>
          <mrow>
            <mstyle mathvariant="italic">
              <mtext>k</mtext>
            </mstyle>
            <mo stretchy="false">−</mo>
            <mstyle mathvariant="italic">
              <msub>
                <mtext>α</mtext>
                <mstyle mathvariant="italic">
                  <mtext>2</mtext>
                </mstyle>
              </msub>
            </mstyle>
          </mrow>
          <mstyle mathvariant="italic">
            <mtext>I</mtext>
          </mstyle>
          <mo stretchy="false">)</mo>
          <mstyle mathvariant="italic">
            <msub>
              <mtext>α</mtext>
              <mstyle mathvariant="italic">
                <mtext>3</mtext>
              </mstyle>
            </msub>
          </mstyle>
          <mstyle mathvariant="italic">
            <mtext>I</mtext>
          </mstyle>
        </mrow>
      </mfrac>
    </mrow>
    <annotation encoding="StarMath 5.0">{italic "α"_italic "2"^italic "2" over italic "α"_italic "3"^italic "2" = { \(  italic "I"  -  italic "p"_italic "1" italic "k"  -  italic "α"_italic "3" italic "I"  \)  italic "α"_italic "2" italic "I"} over { \(  italic "I"  -  italic "p"_italic "1" italic "k"  -  italic "α"_italic "2" italic "I"  \)  italic "α"_italic "3" italic "I"}}</annotation>
  </semantics>
</math>
</file>

<file path=Formula-21/content.xml><?xml version="1.0" encoding="utf-8"?>
<math xmlns="http://www.w3.org/1998/Math/MathML" display="block">
  <mrow>
    <mi>x</mi>
    <mo>=</mo>
    <mfrac>
      <mrow>
        <mi>α</mi>
        <mi>q</mi>
      </mrow>
      <mrow>
        <mi>β</mi>
        <mi>p</mi>
      </mrow>
    </mfrac>
    <mi>y</mi>
    <mo>,</mo>
    <mspace width="2.0em"/>
    <mi>y</mi>
    <mo>=</mo>
    <mfrac>
      <mrow>
        <mi>β</mi>
        <mi>p</mi>
      </mrow>
      <mrow>
        <mi>α</mi>
        <mi>q</mi>
      </mrow>
    </mfrac>
    <mi>x</mi>
  </mrow>
</math>
</file>

<file path=Formula-210/content.xml><?xml version="1.0" encoding="utf-8"?>
<math xmlns="http://www.w3.org/1998/Math/MathML" display="block">
  <semantics>
    <mrow>
      <mfrac>
        <mstyle mathvariant="italic">
          <msub>
            <mtext>α</mtext>
            <mstyle mathvariant="italic">
              <mtext>2</mtext>
            </mstyle>
          </msub>
        </mstyle>
        <mstyle mathvariant="italic">
          <msub>
            <mtext>α</mtext>
            <mstyle mathvariant="italic">
              <mtext>3</mtext>
            </mstyle>
          </msub>
        </mstyle>
      </mfrac>
      <mo stretchy="false">=</mo>
      <mfrac>
        <mrow>
          <mrow>
            <mstyle mathvariant="italic">
              <mtext>I</mtext>
            </mstyle>
            <mo stretchy="false">−</mo>
            <mstyle mathvariant="italic">
              <msub>
                <mtext>p</mtext>
                <mstyle mathvariant="italic">
                  <mtext>1</mtext>
                </mstyle>
              </msub>
            </mstyle>
          </mrow>
          <mrow>
            <mstyle mathvariant="italic">
              <mtext>k</mtext>
            </mstyle>
            <mo stretchy="false">−</mo>
            <mstyle mathvariant="italic">
              <msub>
                <mtext>α</mtext>
                <mstyle mathvariant="italic">
                  <mtext>3</mtext>
                </mstyle>
              </msub>
            </mstyle>
          </mrow>
          <mstyle mathvariant="italic">
            <mtext>I</mtext>
          </mstyle>
        </mrow>
        <mrow>
          <mrow>
            <mstyle mathvariant="italic">
              <mtext>I</mtext>
            </mstyle>
            <mo stretchy="false">−</mo>
            <mstyle mathvariant="italic">
              <msub>
                <mtext>p</mtext>
                <mstyle mathvariant="italic">
                  <mtext>1</mtext>
                </mstyle>
              </msub>
            </mstyle>
          </mrow>
          <mrow>
            <mstyle mathvariant="italic">
              <mtext>k</mtext>
            </mstyle>
            <mo stretchy="false">−</mo>
            <mstyle mathvariant="italic">
              <msub>
                <mtext>α</mtext>
                <mstyle mathvariant="italic">
                  <mtext>2</mtext>
                </mstyle>
              </msub>
            </mstyle>
          </mrow>
          <mstyle mathvariant="italic">
            <mtext>I</mtext>
          </mstyle>
        </mrow>
      </mfrac>
    </mrow>
    <annotation encoding="StarMath 5.0">{italic "α"_italic "2" over italic "α"_italic "3" = {italic "I"  -  italic "p"_italic "1" italic "k"  -  italic "α"_italic "3" italic "I"} over {italic "I"  -  italic "p"_italic "1" italic "k"  -  italic "α"_italic "2" italic "I"}}</annotation>
  </semantics>
</math>
</file>

<file path=Formula-211/content.xml><?xml version="1.0" encoding="utf-8"?>
<math xmlns="http://www.w3.org/1998/Math/MathML" display="block">
  <semantics>
    <mrow>
      <mo stretchy="false">(</mo>
      <mrow>
        <mstyle mathvariant="italic">
          <mtext>I</mtext>
        </mstyle>
        <mo stretchy="false">−</mo>
        <mstyle mathvariant="italic">
          <msub>
            <mtext>p</mtext>
            <mstyle mathvariant="italic">
              <mtext>1</mtext>
            </mstyle>
          </msub>
        </mstyle>
      </mrow>
      <mstyle mathvariant="italic">
        <mtext>k</mtext>
      </mstyle>
      <mo stretchy="false">)</mo>
    </mrow>
    <annotation encoding="StarMath 5.0">{ \(  italic "I"  -  italic "p"_italic "1" italic "k"  \)}</annotation>
  </semantics>
</math>
</file>

<file path=Formula-212/content.xml><?xml version="1.0" encoding="utf-8"?>
<math xmlns="http://www.w3.org/1998/Math/MathML" display="block">
  <semantics>
    <mrow>
      <mstyle mathvariant="italic">
        <msub>
          <mtext>α</mtext>
          <mstyle mathvariant="italic">
            <mtext>2</mtext>
          </mstyle>
        </msub>
      </mstyle>
      <mi mathvariant="normal">:</mi>
      <mstyle mathvariant="italic">
        <msub>
          <mtext>α</mtext>
          <mstyle mathvariant="italic">
            <mtext>3</mtext>
          </mstyle>
        </msub>
      </mstyle>
    </mrow>
    <annotation encoding="StarMath 5.0">{italic "α"_italic "2" : italic "α"_italic "3"}</annotation>
  </semantics>
</math>
</file>

<file path=Formula-22/content.xml><?xml version="1.0" encoding="utf-8"?>
<math xmlns="http://www.w3.org/1998/Math/MathML" display="block">
  <mrow>
    <mi>I</mi>
    <mo>=</mo>
    <mi>p</mi>
    <mi>x</mi>
    <mo>+</mo>
    <mi>q</mi>
    <mi>y</mi>
  </mrow>
</math>
</file>

<file path=Formula-23/content.xml><?xml version="1.0" encoding="utf-8"?>
<math xmlns="http://www.w3.org/1998/Math/MathML" display="inline">
  <mi>x</mi>
</math>
</file>

<file path=Formula-24/content.xml><?xml version="1.0" encoding="utf-8"?>
<math xmlns="http://www.w3.org/1998/Math/MathML" display="block">
  <mrow>
    <mi>I</mi>
    <mo>=</mo>
    <mi>p</mi>
    <mi>x</mi>
    <mo>+</mo>
    <mi>q</mi>
    <mfrac>
      <mrow>
        <mi>β</mi>
        <mi>p</mi>
      </mrow>
      <mrow>
        <mi>α</mi>
        <mi>q</mi>
      </mrow>
    </mfrac>
    <mi>x</mi>
  </mrow>
</math>
</file>

<file path=Formula-25/content.xml><?xml version="1.0" encoding="utf-8"?>
<math xmlns="http://www.w3.org/1998/Math/MathML" display="block">
  <mrow>
    <mi>I</mi>
    <mo>=</mo>
    <mi>p</mi>
    <mi>x</mi>
    <mo>+</mo>
    <mfrac>
      <mrow>
        <mi>β</mi>
        <mi>p</mi>
      </mrow>
      <mi>α</mi>
    </mfrac>
    <mi>x</mi>
  </mrow>
</math>
</file>

<file path=Formula-26/content.xml><?xml version="1.0" encoding="utf-8"?>
<math xmlns="http://www.w3.org/1998/Math/MathML" display="block">
  <mrow>
    <mi>I</mi>
    <mo>=</mo>
    <mi>p</mi>
    <mi>x</mi>
    <mo stretchy="false" form="prefix">(</mo>
    <mn>1</mn>
    <mo>+</mo>
    <mfrac>
      <mi>β</mi>
      <mi>α</mi>
    </mfrac>
    <mo stretchy="false" form="postfix">)</mo>
  </mrow>
</math>
</file>

<file path=Formula-27/content.xml><?xml version="1.0" encoding="utf-8"?>
<math xmlns="http://www.w3.org/1998/Math/MathML" display="block">
  <mrow>
    <mi>I</mi>
    <mo>=</mo>
    <mi>p</mi>
    <mi>x</mi>
    <mrow>
      <mo stretchy="true" form="prefix">(</mo>
      <mfrac>
        <mrow>
          <mi>α</mi>
          <mo>+</mo>
          <mi>β</mi>
        </mrow>
        <mi>α</mi>
      </mfrac>
      <mo stretchy="true" form="postfix">)</mo>
    </mrow>
  </mrow>
</math>
</file>

<file path=Formula-28/content.xml><?xml version="1.0" encoding="utf-8"?>
<math xmlns="http://www.w3.org/1998/Math/MathML" display="inline">
  <mi>x</mi>
</math>
</file>

<file path=Formula-29/content.xml><?xml version="1.0" encoding="utf-8"?>
<math xmlns="http://www.w3.org/1998/Math/MathML" display="block">
  <mrow>
    <mi>x</mi>
    <mo>=</mo>
    <mfrac>
      <mrow>
        <mi>α</mi>
        <mi>I</mi>
      </mrow>
      <mrow>
        <mo stretchy="false" form="prefix">(</mo>
        <mi>α</mi>
        <mo>+</mo>
        <mi>β</mi>
        <mo stretchy="false" form="postfix">)</mo>
        <mi>p</mi>
      </mrow>
    </mfrac>
  </mrow>
</math>
</file>

<file path=Formula-3/content.xml><?xml version="1.0" encoding="utf-8"?>
<math xmlns="http://www.w3.org/1998/Math/MathML" display="block">
  <mrow>
    <mi>p</mi>
    <mi>x</mi>
    <mo>+</mo>
    <mi>q</mi>
    <mi>y</mi>
    <mo>=</mo>
    <mi>I</mi>
  </mrow>
</math>
</file>

<file path=Formula-30/content.xml><?xml version="1.0" encoding="utf-8"?>
<math xmlns="http://www.w3.org/1998/Math/MathML" display="inline">
  <mi>y</mi>
</math>
</file>

<file path=Formula-31/content.xml><?xml version="1.0" encoding="utf-8"?>
<math xmlns="http://www.w3.org/1998/Math/MathML" display="block">
  <mrow>
    <mi>I</mi>
    <mo>=</mo>
    <mi>p</mi>
    <mfrac>
      <mrow>
        <mi>α</mi>
        <mi>q</mi>
      </mrow>
      <mrow>
        <mi>β</mi>
        <mi>p</mi>
      </mrow>
    </mfrac>
    <mi>y</mi>
    <mo>+</mo>
    <mi>q</mi>
    <mi>y</mi>
  </mrow>
</math>
</file>

<file path=Formula-32/content.xml><?xml version="1.0" encoding="utf-8"?>
<math xmlns="http://www.w3.org/1998/Math/MathML" display="block">
  <mrow>
    <mi>I</mi>
    <mo>=</mo>
    <mi>q</mi>
    <mi>y</mi>
    <mrow>
      <mo stretchy="true" form="prefix">(</mo>
      <mfrac>
        <mi>α</mi>
        <mi>β</mi>
      </mfrac>
      <mo>+</mo>
      <mn>1</mn>
      <mo stretchy="true" form="postfix">)</mo>
    </mrow>
  </mrow>
</math>
</file>

<file path=Formula-33/content.xml><?xml version="1.0" encoding="utf-8"?>
<math xmlns="http://www.w3.org/1998/Math/MathML" display="block">
  <mrow>
    <mi>I</mi>
    <mo>=</mo>
    <mi>q</mi>
    <mi>y</mi>
    <mrow>
      <mo stretchy="true" form="prefix">(</mo>
      <mfrac>
        <mrow>
          <mi>α</mi>
          <mo>+</mo>
          <mi>β</mi>
        </mrow>
        <mi>β</mi>
      </mfrac>
      <mo stretchy="true" form="postfix">)</mo>
    </mrow>
  </mrow>
</math>
</file>

<file path=Formula-34/content.xml><?xml version="1.0" encoding="utf-8"?>
<math xmlns="http://www.w3.org/1998/Math/MathML" display="inline">
  <mi>y</mi>
</math>
</file>

<file path=Formula-35/content.xml><?xml version="1.0" encoding="utf-8"?>
<math xmlns="http://www.w3.org/1998/Math/MathML" display="block">
  <mrow>
    <mi>y</mi>
    <mo>=</mo>
    <mfrac>
      <mrow>
        <mi>β</mi>
        <mi>I</mi>
      </mrow>
      <mrow>
        <mo stretchy="false" form="prefix">(</mo>
        <mi>α</mi>
        <mo>+</mo>
        <mi>β</mi>
        <mo stretchy="false" form="postfix">)</mo>
        <mi>q</mi>
      </mrow>
    </mfrac>
  </mrow>
</math>
</file>

<file path=Formula-36/content.xml><?xml version="1.0" encoding="utf-8"?>
<math xmlns="http://www.w3.org/1998/Math/MathML" display="block">
  <mrow>
    <mfrac>
      <mrow>
        <mi>∂</mi>
        <mi>L</mi>
      </mrow>
      <mrow>
        <mi>∂</mi>
        <mi>x</mi>
      </mrow>
    </mfrac>
    <mo>=</mo>
    <mi>α</mi>
    <msup>
      <mi>x</mi>
      <mrow>
        <mi>α</mi>
        <mo>−</mo>
        <mn>1</mn>
      </mrow>
    </msup>
    <msup>
      <mi>y</mi>
      <mi>β</mi>
    </msup>
    <mo>−</mo>
    <mi>λ</mi>
    <mi>p</mi>
    <mo>=</mo>
    <mn>0</mn>
  </mrow>
</math>
</file>

<file path=Formula-37/content.xml><?xml version="1.0" encoding="utf-8"?>
<math xmlns="http://www.w3.org/1998/Math/MathML" display="inline">
  <mi>x</mi>
</math>
</file>

<file path=Formula-38/content.xml><?xml version="1.0" encoding="utf-8"?>
<math xmlns="http://www.w3.org/1998/Math/MathML" display="inline">
  <mi>y</mi>
</math>
</file>

<file path=Formula-39/content.xml><?xml version="1.0" encoding="utf-8"?>
<math xmlns="http://www.w3.org/1998/Math/MathML" display="block">
  <mrow>
    <mi>α</mi>
    <msup>
      <mrow>
        <mo stretchy="true" form="prefix">(</mo>
        <mfrac>
          <mrow>
            <mi>α</mi>
            <mi>I</mi>
          </mrow>
          <mrow>
            <mo stretchy="false" form="prefix">(</mo>
            <mi>α</mi>
            <mo>+</mo>
            <mi>β</mi>
            <mo stretchy="false" form="postfix">)</mo>
            <mi>p</mi>
          </mrow>
        </mfrac>
        <mo stretchy="true" form="postfix">)</mo>
      </mrow>
      <mrow>
        <mi>α</mi>
        <mo>−</mo>
        <mn>1</mn>
      </mrow>
    </msup>
    <msup>
      <mrow>
        <mo stretchy="true" form="prefix">(</mo>
        <mfrac>
          <mrow>
            <mi>β</mi>
            <mi>I</mi>
          </mrow>
          <mrow>
            <mo stretchy="false" form="prefix">(</mo>
            <mi>α</mi>
            <mo>+</mo>
            <mi>β</mi>
            <mo stretchy="false" form="postfix">)</mo>
            <mi>q</mi>
          </mrow>
        </mfrac>
        <mo stretchy="true" form="postfix">)</mo>
      </mrow>
      <mi>β</mi>
    </msup>
    <mo>−</mo>
    <mi>λ</mi>
    <mi>p</mi>
    <mo>=</mo>
    <mn>0</mn>
  </mrow>
</math>
</file>

<file path=Formula-4/content.xml><?xml version="1.0" encoding="utf-8"?>
<math xmlns="http://www.w3.org/1998/Math/MathML" display="inline">
  <mi>L</mi>
</math>
</file>

<file path=Formula-40/content.xml><?xml version="1.0" encoding="utf-8"?>
<math xmlns="http://www.w3.org/1998/Math/MathML" display="block">
  <mrow>
    <mi>λ</mi>
    <mo>=</mo>
    <mfrac>
      <mi>α</mi>
      <mi>p</mi>
    </mfrac>
    <msup>
      <mrow>
        <mo stretchy="true" form="prefix">(</mo>
        <mfrac>
          <mrow>
            <mi>α</mi>
            <mi>I</mi>
          </mrow>
          <mrow>
            <mo stretchy="false" form="prefix">(</mo>
            <mi>α</mi>
            <mo>+</mo>
            <mi>β</mi>
            <mo stretchy="false" form="postfix">)</mo>
            <mi>p</mi>
          </mrow>
        </mfrac>
        <mo stretchy="true" form="postfix">)</mo>
      </mrow>
      <mrow>
        <mi>α</mi>
        <mo>−</mo>
        <mn>1</mn>
      </mrow>
    </msup>
    <msup>
      <mrow>
        <mo stretchy="true" form="prefix">(</mo>
        <mfrac>
          <mrow>
            <mi>β</mi>
            <mi>I</mi>
          </mrow>
          <mrow>
            <mo stretchy="false" form="prefix">(</mo>
            <mi>α</mi>
            <mo>+</mo>
            <mi>β</mi>
            <mo stretchy="false" form="postfix">)</mo>
            <mi>q</mi>
          </mrow>
        </mfrac>
        <mo stretchy="true" form="postfix">)</mo>
      </mrow>
      <mi>β</mi>
    </msup>
  </mrow>
</math>
</file>

<file path=Formula-41/content.xml><?xml version="1.0" encoding="utf-8"?>
<math xmlns="http://www.w3.org/1998/Math/MathML" display="block">
  <mrow>
    <mi>λ</mi>
    <mo>=</mo>
    <mfrac>
      <mrow>
        <msup>
          <mi>α</mi>
          <mi>α</mi>
        </msup>
        <msup>
          <mi>β</mi>
          <mi>β</mi>
        </msup>
        <msup>
          <mi>I</mi>
          <mrow>
            <mi>α</mi>
            <mo>+</mo>
            <mi>β</mi>
            <mo>−</mo>
            <mn>1</mn>
          </mrow>
        </msup>
      </mrow>
      <mrow>
        <mo stretchy="false" form="prefix">(</mo>
        <mi>α</mi>
        <mo>+</mo>
        <mi>β</mi>
        <msup>
          <mo stretchy="false" form="postfix">)</mo>
          <mrow>
            <mi>α</mi>
            <mo>+</mo>
            <mi>β</mi>
            <mo>−</mo>
            <mn>1</mn>
          </mrow>
        </msup>
        <msup>
          <mi>p</mi>
          <mi>α</mi>
        </msup>
        <msup>
          <mi>q</mi>
          <mi>β</mi>
        </msup>
      </mrow>
    </mfrac>
  </mrow>
</math>
</file>

<file path=Formula-42/content.xml><?xml version="1.0" encoding="utf-8"?>
<math xmlns="http://www.w3.org/1998/Math/MathML" display="inline">
  <mi>λ</mi>
</math>
</file>

<file path=Formula-43/content.xml><?xml version="1.0" encoding="utf-8"?>
<math xmlns="http://www.w3.org/1998/Math/MathML" display="block">
  <mrow>
    <mi>U</mi>
    <mo stretchy="false" form="prefix">(</mo>
    <mi>x</mi>
    <mo>,</mo>
    <mi>y</mi>
    <mo stretchy="false" form="postfix">)</mo>
    <mo>=</mo>
    <mi>α</mi>
    <mo>ln</mo>
    <mo stretchy="false" form="prefix">(</mo>
    <mi>x</mi>
    <mo>−</mo>
    <msub>
      <mi>x</mi>
      <mn>0</mn>
    </msub>
    <mo stretchy="false" form="postfix">)</mo>
    <mo>+</mo>
    <mi>β</mi>
    <mo>ln</mo>
    <mo stretchy="false" form="prefix">(</mo>
    <mi>y</mi>
    <mo>−</mo>
    <msub>
      <mi>y</mi>
      <mn>0</mn>
    </msub>
    <mo stretchy="false" form="postfix">)</mo>
  </mrow>
</math>
</file>

<file path=Formula-44/content.xml><?xml version="1.0" encoding="utf-8"?>
<math xmlns="http://www.w3.org/1998/Math/MathML" display="inline">
  <msub>
    <mi>x</mi>
    <mn>0</mn>
  </msub>
</math>
</file>

<file path=Formula-45/content.xml><?xml version="1.0" encoding="utf-8"?>
<math xmlns="http://www.w3.org/1998/Math/MathML" display="inline">
  <msub>
    <mi>y</mi>
    <mn>0</mn>
  </msub>
</math>
</file>

<file path=Formula-46/content.xml><?xml version="1.0" encoding="utf-8"?>
<math xmlns="http://www.w3.org/1998/Math/MathML" display="block">
  <mrow>
    <mi>α</mi>
    <mo>+</mo>
    <mi>β</mi>
    <mo>=</mo>
    <mn>1</mn>
  </mrow>
</math>
</file>

<file path=Formula-47/content.xml><?xml version="1.0" encoding="utf-8"?>
<math xmlns="http://www.w3.org/1998/Math/MathML" display="block">
  <mrow>
    <mi>p</mi>
    <mi>x</mi>
    <mo>+</mo>
    <mi>q</mi>
    <mi>y</mi>
    <mo>=</mo>
    <mi>I</mi>
  </mrow>
</math>
</file>

<file path=Formula-48/content.xml><?xml version="1.0" encoding="utf-8"?>
<math xmlns="http://www.w3.org/1998/Math/MathML" display="inline">
  <mi>α</mi>
</math>
</file>

<file path=Formula-49/content.xml><?xml version="1.0" encoding="utf-8"?>
<math xmlns="http://www.w3.org/1998/Math/MathML" display="inline">
  <mi>β</mi>
</math>
</file>

<file path=Formula-5/content.xml><?xml version="1.0" encoding="utf-8"?>
<math xmlns="http://www.w3.org/1998/Math/MathML" display="block">
  <mrow>
    <mi>L</mi>
    <mo stretchy="false" form="prefix">(</mo>
    <mi>x</mi>
    <mo>,</mo>
    <mi>y</mi>
    <mo>,</mo>
    <mi>λ</mi>
    <mo stretchy="false" form="postfix">)</mo>
    <mo>=</mo>
    <msup>
      <mi>x</mi>
      <mi>α</mi>
    </msup>
    <msup>
      <mi>y</mi>
      <mi>β</mi>
    </msup>
    <mo>+</mo>
    <mi>λ</mi>
    <mo stretchy="false" form="prefix">(</mo>
    <mi>I</mi>
    <mo>−</mo>
    <mi>p</mi>
    <mi>x</mi>
    <mo>−</mo>
    <mi>q</mi>
    <mi>y</mi>
    <mo stretchy="false" form="postfix">)</mo>
  </mrow>
</math>
</file>

<file path=Formula-50/content.xml><?xml version="1.0" encoding="utf-8"?>
<math xmlns="http://www.w3.org/1998/Math/MathML" display="block">
  <mrow>
    <mi>L</mi>
    <mo stretchy="false" form="prefix">(</mo>
    <mi>x</mi>
    <mo>,</mo>
    <mi>y</mi>
    <mo>,</mo>
    <mi>z</mi>
    <mo stretchy="false" form="postfix">)</mo>
    <mo>=</mo>
    <mi>α</mi>
    <mo>ln</mo>
    <mo stretchy="false" form="prefix">(</mo>
    <mi>x</mi>
    <mo>−</mo>
    <msub>
      <mi>x</mi>
      <mn>0</mn>
    </msub>
    <mo stretchy="false" form="postfix">)</mo>
    <mo>+</mo>
    <mi>β</mi>
    <mo>ln</mo>
    <mo stretchy="false" form="prefix">(</mo>
    <mi>y</mi>
    <mo>−</mo>
    <msub>
      <mi>y</mi>
      <mn>0</mn>
    </msub>
    <mo stretchy="false" form="postfix">)</mo>
    <mo>+</mo>
    <mi>λ</mi>
    <mo stretchy="false" form="prefix">(</mo>
    <mi>I</mi>
    <mo>−</mo>
    <mi>p</mi>
    <mi>x</mi>
    <mo>−</mo>
    <mi>p</mi>
    <mi>y</mi>
    <mo stretchy="false" form="postfix">)</mo>
  </mrow>
</math>
</file>

<file path=Formula-51/content.xml><?xml version="1.0" encoding="utf-8"?>
<math xmlns="http://www.w3.org/1998/Math/MathML" display="block">
  <mrow>
    <mfrac>
      <mrow>
        <mi>∂</mi>
        <mi>L</mi>
      </mrow>
      <mrow>
        <mi>∂</mi>
        <mi>x</mi>
      </mrow>
    </mfrac>
    <mo>=</mo>
    <mfrac>
      <mi>α</mi>
      <mrow>
        <mi>x</mi>
        <mo>−</mo>
        <msub>
          <mi>x</mi>
          <mn>0</mn>
        </msub>
      </mrow>
    </mfrac>
    <mo>−</mo>
    <mi>λ</mi>
    <mi>p</mi>
    <mo>=</mo>
    <mn>0</mn>
  </mrow>
</math>
</file>

<file path=Formula-52/content.xml><?xml version="1.0" encoding="utf-8"?>
<math xmlns="http://www.w3.org/1998/Math/MathML" display="block">
  <mrow>
    <mi>α</mi>
    <mo>=</mo>
    <mi>λ</mi>
    <mi>p</mi>
    <mo stretchy="false" form="prefix">(</mo>
    <mi>x</mi>
    <mo>−</mo>
    <msub>
      <mi>x</mi>
      <mn>0</mn>
    </msub>
    <mo stretchy="false" form="postfix">)</mo>
  </mrow>
</math>
</file>

<file path=Formula-53/content.xml><?xml version="1.0" encoding="utf-8"?>
<math xmlns="http://www.w3.org/1998/Math/MathML" display="block">
  <mrow>
    <mi>x</mi>
    <mo>=</mo>
    <mfrac>
      <mi>α</mi>
      <mrow>
        <mi>λ</mi>
        <mi>p</mi>
      </mrow>
    </mfrac>
    <mo>+</mo>
    <msub>
      <mi>x</mi>
      <mn>0</mn>
    </msub>
  </mrow>
</math>
</file>

<file path=Formula-54/content.xml><?xml version="1.0" encoding="utf-8"?>
<math xmlns="http://www.w3.org/1998/Math/MathML" display="inline">
  <mi>y</mi>
</math>
</file>

<file path=Formula-55/content.xml><?xml version="1.0" encoding="utf-8"?>
<math xmlns="http://www.w3.org/1998/Math/MathML" display="block">
  <mrow>
    <mfrac>
      <mrow>
        <mi>∂</mi>
        <mi>L</mi>
      </mrow>
      <mrow>
        <mi>∂</mi>
        <mi>y</mi>
      </mrow>
    </mfrac>
    <mo>=</mo>
    <mfrac>
      <mi>β</mi>
      <mrow>
        <mi>y</mi>
        <mo>−</mo>
        <msub>
          <mi>y</mi>
          <mn>0</mn>
        </msub>
      </mrow>
    </mfrac>
    <mo>−</mo>
    <mi>λ</mi>
    <mi>q</mi>
    <mo>=</mo>
    <mn>0</mn>
  </mrow>
</math>
</file>

<file path=Formula-56/content.xml><?xml version="1.0" encoding="utf-8"?>
<math xmlns="http://www.w3.org/1998/Math/MathML" display="block">
  <mrow>
    <mi>β</mi>
    <mo>=</mo>
    <mi>λ</mi>
    <mi>q</mi>
    <mo stretchy="false" form="prefix">(</mo>
    <mi>y</mi>
    <mo>−</mo>
    <msub>
      <mi>y</mi>
      <mn>0</mn>
    </msub>
    <mo stretchy="false" form="postfix">)</mo>
  </mrow>
</math>
</file>

<file path=Formula-57/content.xml><?xml version="1.0" encoding="utf-8"?>
<math xmlns="http://www.w3.org/1998/Math/MathML" display="block">
  <mrow>
    <mi>y</mi>
    <mo>=</mo>
    <mfrac>
      <mi>β</mi>
      <mrow>
        <mi>λ</mi>
        <mi>q</mi>
      </mrow>
    </mfrac>
    <mo>+</mo>
    <msub>
      <mi>y</mi>
      <mn>0</mn>
    </msub>
  </mrow>
</math>
</file>

<file path=Formula-58/content.xml><?xml version="1.0" encoding="utf-8"?>
<math xmlns="http://www.w3.org/1998/Math/MathML" display="inline">
  <mi>λ</mi>
</math>
</file>

<file path=Formula-59/content.xml><?xml version="1.0" encoding="utf-8"?>
<math xmlns="http://www.w3.org/1998/Math/MathML" display="block">
  <mrow>
    <mfrac>
      <mrow>
        <mi>∂</mi>
        <mi>L</mi>
      </mrow>
      <mrow>
        <mi>∂</mi>
        <mi>λ</mi>
      </mrow>
    </mfrac>
    <mo>=</mo>
    <mi>I</mi>
    <mo>−</mo>
    <mi>p</mi>
    <mi>x</mi>
    <mo>−</mo>
    <mi>q</mi>
    <mi>y</mi>
    <mo>=</mo>
    <mn>0</mn>
  </mrow>
</math>
</file>

<file path=Formula-6/content.xml><?xml version="1.0" encoding="utf-8"?>
<math xmlns="http://www.w3.org/1998/Math/MathML" display="block">
  <mrow>
    <mfrac>
      <mrow>
        <mi>∂</mi>
        <mi>L</mi>
      </mrow>
      <mrow>
        <mi>∂</mi>
        <mi>x</mi>
      </mrow>
    </mfrac>
    <mo>=</mo>
    <mi>α</mi>
    <msup>
      <mi>x</mi>
      <mrow>
        <mi>α</mi>
        <mo>−</mo>
        <mn>1</mn>
      </mrow>
    </msup>
    <msup>
      <mi>y</mi>
      <mi>β</mi>
    </msup>
    <mo>−</mo>
    <mi>λ</mi>
    <mi>p</mi>
    <mo>=</mo>
    <mn>0</mn>
  </mrow>
</math>
</file>

<file path=Formula-60/content.xml><?xml version="1.0" encoding="utf-8"?>
<math xmlns="http://www.w3.org/1998/Math/MathML" display="inline">
  <mi>x</mi>
</math>
</file>

<file path=Formula-61/content.xml><?xml version="1.0" encoding="utf-8"?>
<math xmlns="http://www.w3.org/1998/Math/MathML" display="inline">
  <mi>y</mi>
</math>
</file>

<file path=Formula-62/content.xml><?xml version="1.0" encoding="utf-8"?>
<math xmlns="http://www.w3.org/1998/Math/MathML" display="block">
  <mrow>
    <mi>I</mi>
    <mo>−</mo>
    <mi>p</mi>
    <mrow>
      <mo stretchy="true" form="prefix">(</mo>
      <mfrac>
        <mi>α</mi>
        <mrow>
          <mi>λ</mi>
          <mi>p</mi>
        </mrow>
      </mfrac>
      <mo>+</mo>
      <msub>
        <mi>x</mi>
        <mn>0</mn>
      </msub>
      <mo stretchy="true" form="postfix">)</mo>
    </mrow>
    <mo>−</mo>
    <mi>q</mi>
    <mrow>
      <mo stretchy="true" form="prefix">(</mo>
      <mfrac>
        <mi>β</mi>
        <mrow>
          <mi>λ</mi>
          <mi>q</mi>
        </mrow>
      </mfrac>
      <mo>+</mo>
      <msub>
        <mi>y</mi>
        <mn>0</mn>
      </msub>
      <mo stretchy="true" form="postfix">)</mo>
    </mrow>
    <mo>=</mo>
    <mn>0</mn>
  </mrow>
</math>
</file>

<file path=Formula-63/content.xml><?xml version="1.0" encoding="utf-8"?>
<math xmlns="http://www.w3.org/1998/Math/MathML" display="block">
  <mrow>
    <mi>I</mi>
    <mo>−</mo>
    <mfrac>
      <mi>α</mi>
      <mi>λ</mi>
    </mfrac>
    <mo>−</mo>
    <mi>p</mi>
    <msub>
      <mi>x</mi>
      <mn>0</mn>
    </msub>
    <mo>−</mo>
    <mfrac>
      <mi>β</mi>
      <mi>λ</mi>
    </mfrac>
    <mo>−</mo>
    <mi>q</mi>
    <msub>
      <mi>y</mi>
      <mn>0</mn>
    </msub>
    <mo>=</mo>
    <mn>0</mn>
  </mrow>
</math>
</file>

<file path=Formula-64/content.xml><?xml version="1.0" encoding="utf-8"?>
<math xmlns="http://www.w3.org/1998/Math/MathML" display="block">
  <mrow>
    <mfrac>
      <mn>1</mn>
      <mi>λ</mi>
    </mfrac>
    <mo stretchy="false" form="prefix">(</mo>
    <mi>α</mi>
    <mo>+</mo>
    <mi>β</mi>
    <mo stretchy="false" form="postfix">)</mo>
    <mo>=</mo>
    <mi>I</mi>
    <mo>−</mo>
    <mi>p</mi>
    <msub>
      <mi>x</mi>
      <mn>0</mn>
    </msub>
    <mo>−</mo>
    <mi>q</mi>
    <msub>
      <mi>y</mi>
      <mn>0</mn>
    </msub>
  </mrow>
</math>
</file>

<file path=Formula-65/content.xml><?xml version="1.0" encoding="utf-8"?>
<math xmlns="http://www.w3.org/1998/Math/MathML" display="block">
  <mrow>
    <mi>λ</mi>
    <mo>=</mo>
    <mn>1</mn>
    <mi>/</mi>
    <mo stretchy="false" form="prefix">(</mo>
    <mi>I</mi>
    <mo>−</mo>
    <mi>p</mi>
    <msub>
      <mi>x</mi>
      <mn>0</mn>
    </msub>
    <mo>−</mo>
    <mi>q</mi>
    <msub>
      <mi>y</mi>
      <mn>0</mn>
    </msub>
    <mo stretchy="false" form="postfix">)</mo>
  </mrow>
</math>
</file>

<file path=Formula-66/content.xml><?xml version="1.0" encoding="utf-8"?>
<math xmlns="http://www.w3.org/1998/Math/MathML" display="inline">
  <mi>λ</mi>
</math>
</file>

<file path=Formula-67/content.xml><?xml version="1.0" encoding="utf-8"?>
<math xmlns="http://www.w3.org/1998/Math/MathML" display="inline">
  <mi>x</mi>
</math>
</file>

<file path=Formula-68/content.xml><?xml version="1.0" encoding="utf-8"?>
<math xmlns="http://www.w3.org/1998/Math/MathML" display="inline">
  <mi>y</mi>
</math>
</file>

<file path=Formula-69/content.xml><?xml version="1.0" encoding="utf-8"?>
<math xmlns="http://www.w3.org/1998/Math/MathML" display="inline">
  <mi>x</mi>
</math>
</file>

<file path=Formula-7/content.xml><?xml version="1.0" encoding="utf-8"?>
<math xmlns="http://www.w3.org/1998/Math/MathML" display="block">
  <mrow>
    <mfrac>
      <mrow>
        <mi>∂</mi>
        <mi>L</mi>
      </mrow>
      <mrow>
        <mi>∂</mi>
        <mi>y</mi>
      </mrow>
    </mfrac>
    <mo>=</mo>
    <mi>β</mi>
    <msup>
      <mi>x</mi>
      <mi>α</mi>
    </msup>
    <msup>
      <mi>y</mi>
      <mrow>
        <mi>β</mi>
        <mo>−</mo>
        <mn>1</mn>
      </mrow>
    </msup>
    <mo>−</mo>
    <mi>λ</mi>
    <mi>q</mi>
    <mo>=</mo>
    <mn>0</mn>
  </mrow>
</math>
</file>

<file path=Formula-70/content.xml><?xml version="1.0" encoding="utf-8"?>
<math xmlns="http://www.w3.org/1998/Math/MathML" display="block">
  <mrow>
    <mi>λ</mi>
    <mo>=</mo>
    <mfrac>
      <mi>α</mi>
      <mrow>
        <mi>p</mi>
        <mo stretchy="false" form="prefix">(</mo>
        <mi>x</mi>
        <mo>−</mo>
        <msub>
          <mi>x</mi>
          <mn>0</mn>
        </msub>
        <mo stretchy="false" form="postfix">)</mo>
      </mrow>
    </mfrac>
  </mrow>
</math>
</file>

<file path=Formula-71/content.xml><?xml version="1.0" encoding="utf-8"?>
<math xmlns="http://www.w3.org/1998/Math/MathML" display="block">
  <mrow>
    <mfrac>
      <mi>α</mi>
      <mrow>
        <mi>p</mi>
        <mo stretchy="false" form="prefix">(</mo>
        <mi>x</mi>
        <mo>−</mo>
        <msub>
          <mi>x</mi>
          <mn>0</mn>
        </msub>
        <mo stretchy="false" form="postfix">)</mo>
      </mrow>
    </mfrac>
    <mo>=</mo>
    <mfrac>
      <mn>1</mn>
      <mrow>
        <mo stretchy="false" form="prefix">(</mo>
        <mi>I</mi>
        <mo>−</mo>
        <mi>p</mi>
        <msub>
          <mi>x</mi>
          <mn>0</mn>
        </msub>
        <mo>−</mo>
        <mi>q</mi>
        <msub>
          <mi>y</mi>
          <mn>0</mn>
        </msub>
        <mo stretchy="false" form="postfix">)</mo>
      </mrow>
    </mfrac>
  </mrow>
</math>
</file>

<file path=Formula-72/content.xml><?xml version="1.0" encoding="utf-8"?>
<math xmlns="http://www.w3.org/1998/Math/MathML" display="block">
  <mrow>
    <mi>p</mi>
    <mi>x</mi>
    <mo>=</mo>
    <mi>α</mi>
    <mi>I</mi>
    <mo>−</mo>
    <mi>α</mi>
    <mi>p</mi>
    <msub>
      <mi>x</mi>
      <mn>0</mn>
    </msub>
    <mo>−</mo>
    <mi>α</mi>
    <mi>q</mi>
    <msub>
      <mi>y</mi>
      <mn>0</mn>
    </msub>
    <mo>+</mo>
    <mi>p</mi>
    <msub>
      <mi>x</mi>
      <mn>0</mn>
    </msub>
  </mrow>
</math>
</file>

<file path=Formula-73/content.xml><?xml version="1.0" encoding="utf-8"?>
<math xmlns="http://www.w3.org/1998/Math/MathML" display="block">
  <mrow>
    <mi>p</mi>
    <mi>x</mi>
    <mo>=</mo>
    <mi>α</mi>
    <mi>I</mi>
    <mo>−</mo>
    <mi>α</mi>
    <mi>q</mi>
    <msub>
      <mi>y</mi>
      <mn>0</mn>
    </msub>
    <mo>−</mo>
    <mi>p</mi>
    <msub>
      <mi>x</mi>
      <mn>0</mn>
    </msub>
    <mo stretchy="false" form="prefix">(</mo>
    <mi>α</mi>
    <mo>−</mo>
    <mn>1</mn>
    <mo stretchy="false" form="postfix">)</mo>
  </mrow>
</math>
</file>

<file path=Formula-74/content.xml><?xml version="1.0" encoding="utf-8"?>
<math xmlns="http://www.w3.org/1998/Math/MathML" display="block">
  <mrow>
    <mi>p</mi>
    <mi>x</mi>
    <mo>=</mo>
    <mi>α</mi>
    <mi>I</mi>
    <mo>−</mo>
    <mi>α</mi>
    <mi>q</mi>
    <msub>
      <mi>y</mi>
      <mn>0</mn>
    </msub>
    <mo>+</mo>
    <mi>β</mi>
    <mi>p</mi>
    <msub>
      <mi>x</mi>
      <mn>0</mn>
    </msub>
  </mrow>
</math>
</file>

<file path=Formula-75/content.xml><?xml version="1.0" encoding="utf-8"?>
<math xmlns="http://www.w3.org/1998/Math/MathML" display="inline">
  <mi>y</mi>
</math>
</file>

<file path=Formula-76/content.xml><?xml version="1.0" encoding="utf-8"?>
<math xmlns="http://www.w3.org/1998/Math/MathML" display="inline">
  <mi>x</mi>
</math>
</file>

<file path=Formula-77/content.xml><?xml version="1.0" encoding="utf-8"?>
<math xmlns="http://www.w3.org/1998/Math/MathML" display="block">
  <mrow>
    <mi>λ</mi>
    <mo>=</mo>
    <mfrac>
      <mi>β</mi>
      <mrow>
        <mi>q</mi>
        <mo stretchy="false" form="prefix">(</mo>
        <mi>y</mi>
        <mo>−</mo>
        <msub>
          <mi>y</mi>
          <mn>0</mn>
        </msub>
        <mo stretchy="false" form="postfix">)</mo>
      </mrow>
    </mfrac>
  </mrow>
</math>
</file>

<file path=Formula-78/content.xml><?xml version="1.0" encoding="utf-8"?>
<math xmlns="http://www.w3.org/1998/Math/MathML" display="block">
  <mrow>
    <mfrac>
      <mi>β</mi>
      <mrow>
        <mi>q</mi>
        <mo stretchy="false" form="prefix">(</mo>
        <mi>y</mi>
        <mo>−</mo>
        <msub>
          <mi>y</mi>
          <mn>0</mn>
        </msub>
        <mo stretchy="false" form="postfix">)</mo>
      </mrow>
    </mfrac>
    <mo>=</mo>
    <mfrac>
      <mn>1</mn>
      <mrow>
        <mo stretchy="false" form="prefix">(</mo>
        <mi>I</mi>
        <mo>−</mo>
        <mi>p</mi>
        <msub>
          <mi>x</mi>
          <mn>0</mn>
        </msub>
        <mo>−</mo>
        <mi>q</mi>
        <msub>
          <mi>y</mi>
          <mn>0</mn>
        </msub>
        <mo stretchy="false" form="postfix">)</mo>
      </mrow>
    </mfrac>
  </mrow>
</math>
</file>

<file path=Formula-79/content.xml><?xml version="1.0" encoding="utf-8"?>
<math xmlns="http://www.w3.org/1998/Math/MathML" display="block">
  <mrow>
    <mi>q</mi>
    <mi>y</mi>
    <mo>=</mo>
    <mi>β</mi>
    <mi>I</mi>
    <mo>−</mo>
    <mi>β</mi>
    <mi>p</mi>
    <msub>
      <mi>x</mi>
      <mn>0</mn>
    </msub>
    <mo>−</mo>
    <mi>β</mi>
    <mi>q</mi>
    <msub>
      <mi>y</mi>
      <mn>0</mn>
    </msub>
    <mo>+</mo>
    <mi>q</mi>
    <msub>
      <mi>y</mi>
      <mn>0</mn>
    </msub>
  </mrow>
</math>
</file>

<file path=Formula-8/content.xml><?xml version="1.0" encoding="utf-8"?>
<math xmlns="http://www.w3.org/1998/Math/MathML" display="block">
  <mrow>
    <mfrac>
      <mrow>
        <mi>∂</mi>
        <mi>L</mi>
      </mrow>
      <mrow>
        <mi>∂</mi>
        <mi>λ</mi>
      </mrow>
    </mfrac>
    <mo>=</mo>
    <mi>I</mi>
    <mo>−</mo>
    <mi>p</mi>
    <mi>x</mi>
    <mo>−</mo>
    <mi>q</mi>
    <mi>y</mi>
    <mo>=</mo>
    <mn>0</mn>
  </mrow>
</math>
</file>

<file path=Formula-80/content.xml><?xml version="1.0" encoding="utf-8"?>
<math xmlns="http://www.w3.org/1998/Math/MathML" display="block">
  <mrow>
    <mi>q</mi>
    <mi>y</mi>
    <mo>=</mo>
    <mi>β</mi>
    <mi>I</mi>
    <mo>−</mo>
    <mi>β</mi>
    <mi>p</mi>
    <msub>
      <mi>x</mi>
      <mn>0</mn>
    </msub>
    <mo>−</mo>
    <mi>q</mi>
    <msub>
      <mi>y</mi>
      <mn>0</mn>
    </msub>
    <mo stretchy="false" form="prefix">(</mo>
    <mi>β</mi>
    <mo>−</mo>
    <mn>1</mn>
    <mo stretchy="false" form="postfix">)</mo>
  </mrow>
</math>
</file>

<file path=Formula-81/content.xml><?xml version="1.0" encoding="utf-8"?>
<math xmlns="http://www.w3.org/1998/Math/MathML" display="block">
  <mrow>
    <mi>q</mi>
    <mi>y</mi>
    <mo>=</mo>
    <mi>β</mi>
    <mi>I</mi>
    <mo>−</mo>
    <mi>β</mi>
    <mi>p</mi>
    <msub>
      <mi>x</mi>
      <mn>0</mn>
    </msub>
    <mo>+</mo>
    <mi>α</mi>
    <mi>q</mi>
    <msub>
      <mi>y</mi>
      <mn>0</mn>
    </msub>
  </mrow>
</math>
</file>

<file path=Formula-82/content.xml><?xml version="1.0" encoding="utf-8"?>
<math xmlns="http://www.w3.org/1998/Math/MathML" display="inline">
  <mi>x</mi>
</math>
</file>

<file path=Formula-83/content.xml><?xml version="1.0" encoding="utf-8"?>
<math xmlns="http://www.w3.org/1998/Math/MathML" display="inline">
  <mi>y</mi>
</math>
</file>

<file path=Formula-84/content.xml><?xml version="1.0" encoding="utf-8"?>
<math xmlns="http://www.w3.org/1998/Math/MathML" display="block">
  <mrow>
    <mi>U</mi>
    <mo stretchy="false" form="prefix">(</mo>
    <msub>
      <mi>x</mi>
      <mn>1</mn>
    </msub>
    <mo>,</mo>
    <msub>
      <mi>x</mi>
      <mn>2</mn>
    </msub>
    <mo>,</mo>
    <msub>
      <mi>x</mi>
      <mn>3</mn>
    </msub>
    <mo stretchy="false" form="postfix">)</mo>
    <mo>=</mo>
    <msub>
      <mi>α</mi>
      <mn>1</mn>
    </msub>
    <mi>l</mi>
    <mi>n</mi>
    <mo stretchy="false" form="prefix">(</mo>
    <msub>
      <mi>x</mi>
      <mn>1</mn>
    </msub>
    <mo stretchy="false" form="postfix">)</mo>
    <mo>+</mo>
    <msub>
      <mi>α</mi>
      <mn>2</mn>
    </msub>
    <mi>l</mi>
    <mi>n</mi>
    <mo stretchy="false" form="prefix">(</mo>
    <msub>
      <mi>x</mi>
      <mn>2</mn>
    </msub>
    <mo stretchy="false" form="postfix">)</mo>
    <mo>+</mo>
    <msub>
      <mi>α</mi>
      <mn>3</mn>
    </msub>
    <mi>l</mi>
    <mi>n</mi>
    <mo stretchy="false" form="prefix">(</mo>
    <msub>
      <mi>x</mi>
      <mn>3</mn>
    </msub>
    <mo stretchy="false" form="postfix">)</mo>
  </mrow>
</math>
</file>

<file path=Formula-85/content.xml><?xml version="1.0" encoding="utf-8"?>
<math xmlns="http://www.w3.org/1998/Math/MathML" display="inline">
  <msub>
    <mi>α</mi>
    <mi>j</mi>
  </msub>
</math>
</file>

<file path=Formula-86/content.xml><?xml version="1.0" encoding="utf-8"?>
<math xmlns="http://www.w3.org/1998/Math/MathML" display="block">
  <mrow>
    <msub>
      <mi>p</mi>
      <mn>1</mn>
    </msub>
    <msub>
      <mi>x</mi>
      <mn>1</mn>
    </msub>
    <mo>+</mo>
    <msub>
      <mi>p</mi>
      <mn>2</mn>
    </msub>
    <msub>
      <mi>x</mi>
      <mn>2</mn>
    </msub>
    <mo>+</mo>
    <msub>
      <mi>p</mi>
      <mn>3</mn>
    </msub>
    <msub>
      <mi>x</mi>
      <mn>3</mn>
    </msub>
    <mo>≤</mo>
    <mi>I</mi>
    <mi>.</mi>
  </mrow>
</math>
</file>

<file path=Formula-87/content.xml><?xml version="1.0" encoding="utf-8"?>
<math xmlns="http://www.w3.org/1998/Math/MathML" display="inline">
  <mi>k</mi>
</math>
</file>

<file path=Formula-88/content.xml><?xml version="1.0" encoding="utf-8"?>
<math xmlns="http://www.w3.org/1998/Math/MathML" display="block">
  <mtable>
    <mtr>
      <mtd columnalign="center">
        <mi>L</mi>
        <mo stretchy="false" form="prefix">(</mo>
        <msub>
          <mi>x</mi>
          <mn>1</mn>
        </msub>
        <mo>,</mo>
        <msub>
          <mi>x</mi>
          <mn>2</mn>
        </msub>
        <mo>,</mo>
        <msub>
          <mi>x</mi>
          <mn>3</mn>
        </msub>
        <mo>,</mo>
        <mi>λ</mi>
        <mo stretchy="false" form="postfix">)</mo>
        <mo>=</mo>
        <msub>
          <mi>α</mi>
          <mn>1</mn>
        </msub>
        <mi>l</mi>
        <mi>n</mi>
        <mo stretchy="false" form="prefix">(</mo>
        <msub>
          <mi>x</mi>
          <mn>1</mn>
        </msub>
        <mo stretchy="false" form="postfix">)</mo>
        <mo>+</mo>
        <msub>
          <mi>α</mi>
          <mn>2</mn>
        </msub>
        <mi>l</mi>
        <mi>n</mi>
        <mo stretchy="false" form="prefix">(</mo>
        <msub>
          <mi>x</mi>
          <mn>2</mn>
        </msub>
        <mo stretchy="false" form="postfix">)</mo>
        <mo>+</mo>
        <msub>
          <mi>α</mi>
          <mn>3</mn>
        </msub>
        <mi>l</mi>
        <mi>n</mi>
        <mo stretchy="false" form="prefix">(</mo>
        <msub>
          <mi>x</mi>
          <mn>3</mn>
        </msub>
        <mo stretchy="false" form="postfix">)</mo>
      </mtd>
    </mtr>
    <mtr>
      <mtd columnalign="center">
        <mo>+</mo>
        <mi>λ</mi>
        <mo stretchy="false" form="prefix">(</mo>
        <mi>I</mi>
        <mo>−</mo>
        <msub>
          <mi>p</mi>
          <mn>1</mn>
        </msub>
        <msub>
          <mi>x</mi>
          <mn>1</mn>
        </msub>
        <mo>−</mo>
        <msub>
          <mi>p</mi>
          <mn>2</mn>
        </msub>
        <msub>
          <mi>x</mi>
          <mn>2</mn>
        </msub>
        <mo>−</mo>
        <msub>
          <mi>p</mi>
          <mn>3</mn>
        </msub>
        <msub>
          <mi>x</mi>
          <mn>3</mn>
        </msub>
        <mo stretchy="false" form="postfix">)</mo>
      </mtd>
    </mtr>
  </mtable>
</math>
</file>

<file path=Formula-89/content.xml><?xml version="1.0" encoding="utf-8"?>
<math xmlns="http://www.w3.org/1998/Math/MathML" display="inline">
  <mrow>
    <msub>
      <mi>x</mi>
      <mn>1</mn>
    </msub>
    <mo>,</mo>
    <msub>
      <mi>x</mi>
      <mn>2</mn>
    </msub>
    <mo>,</mo>
    <msub>
      <mi>x</mi>
      <mn>3</mn>
    </msub>
  </mrow>
</math>
</file>

<file path=Formula-9/content.xml><?xml version="1.0" encoding="utf-8"?>
<math xmlns="http://www.w3.org/1998/Math/MathML" display="inline">
  <mi>λ</mi>
</math>
</file>

<file path=Formula-90/content.xml><?xml version="1.0" encoding="utf-8"?>
<math xmlns="http://www.w3.org/1998/Math/MathML" display="inline">
  <mrow>
    <mi>x</mi>
    <mo>≥</mo>
    <mn>0</mn>
  </mrow>
</math>
</file>

<file path=Formula-91/content.xml><?xml version="1.0" encoding="utf-8"?>
<math xmlns="http://www.w3.org/1998/Math/MathML" display="block">
  <mrow>
    <mfrac>
      <mrow>
        <mi>∂</mi>
        <mi>L</mi>
      </mrow>
      <mrow>
        <mi>∂</mi>
        <msub>
          <mi>x</mi>
          <mi>i</mi>
        </msub>
      </mrow>
    </mfrac>
    <mo>=</mo>
    <mi>f</mi>
    <mo stretchy="false" form="prefix">(</mo>
    <mi>x</mi>
    <mn>1</mn>
    <mo>,</mo>
    <mi>.</mi>
    <mi>.</mi>
    <mi>.</mi>
    <mo>,</mo>
    <msub>
      <mi>x</mi>
      <mi>i</mi>
    </msub>
    <mo>,</mo>
    <mi>λ</mi>
    <mo stretchy="false" form="postfix">)</mo>
    <mo>≤</mo>
    <mn>0</mn>
    <mo>,</mo>
    <mspace width="2.0em"/>
    <msub>
      <mi>x</mi>
      <mi>i</mi>
    </msub>
    <mo>≥</mo>
    <mn>0</mn>
  </mrow>
</math>
</file>

<file path=Formula-92/content.xml><?xml version="1.0" encoding="utf-8"?>
<math xmlns="http://www.w3.org/1998/Math/MathML" display="inline">
  <mrow>
    <msub>
      <mi>x</mi>
      <mi>i</mi>
    </msub>
    <mo>&gt;</mo>
    <mn>0</mn>
  </mrow>
</math>
</file>

<file path=Formula-93/content.xml><?xml version="1.0" encoding="utf-8"?>
<math xmlns="http://www.w3.org/1998/Math/MathML" display="block">
  <mrow>
    <mfrac>
      <mrow>
        <mi>∂</mi>
        <mi>L</mi>
      </mrow>
      <mrow>
        <mi>∂</mi>
        <msub>
          <mi>x</mi>
          <mi>i</mi>
        </msub>
      </mrow>
    </mfrac>
    <mo>=</mo>
    <mi>f</mi>
    <mo stretchy="false" form="prefix">(</mo>
    <mi>x</mi>
    <mn>1</mn>
    <mo>,</mo>
    <mi>.</mi>
    <mi>.</mi>
    <mi>.</mi>
    <mo>,</mo>
    <msub>
      <mi>x</mi>
      <mi>i</mi>
    </msub>
    <mo>,</mo>
    <mi>λ</mi>
    <mo stretchy="false" form="postfix">)</mo>
    <mo>=</mo>
    <mn>0</mn>
    <mo>,</mo>
    <mspace width="2.0em"/>
    <msub>
      <mi>x</mi>
      <mi>i</mi>
    </msub>
    <mo>&gt;</mo>
    <mn>0</mn>
  </mrow>
</math>
</file>

<file path=Formula-94/content.xml><?xml version="1.0" encoding="utf-8"?>
<math xmlns="http://www.w3.org/1998/Math/MathML" display="block">
  <mrow>
    <mfrac>
      <mrow>
        <mi>∂</mi>
        <mi>L</mi>
      </mrow>
      <mrow>
        <mi>∂</mi>
        <msub>
          <mi>x</mi>
          <mn>1</mn>
        </msub>
      </mrow>
    </mfrac>
    <mo>=</mo>
    <mfrac>
      <msub>
        <mi>α</mi>
        <mn>1</mn>
      </msub>
      <msub>
        <mi>x</mi>
        <mn>1</mn>
      </msub>
    </mfrac>
    <mo>−</mo>
    <mi>λ</mi>
    <msub>
      <mi>p</mi>
      <mn>1</mn>
    </msub>
    <mo>=</mo>
    <mn>0</mn>
  </mrow>
</math>
</file>

<file path=Formula-95/content.xml><?xml version="1.0" encoding="utf-8"?>
<math xmlns="http://www.w3.org/1998/Math/MathML" display="inline">
  <msub>
    <mi>x</mi>
    <mn>1</mn>
  </msub>
</math>
</file>

<file path=Formula-96/content.xml><?xml version="1.0" encoding="utf-8"?>
<math xmlns="http://www.w3.org/1998/Math/MathML" display="inline">
  <mi>λ</mi>
</math>
</file>

<file path=Formula-97/content.xml><?xml version="1.0" encoding="utf-8"?>
<math xmlns="http://www.w3.org/1998/Math/MathML" display="block">
  <mrow>
    <msub>
      <mi>x</mi>
      <mn>1</mn>
    </msub>
    <mo>=</mo>
    <mfrac>
      <msub>
        <mi>α</mi>
        <mn>1</mn>
      </msub>
      <mrow>
        <mi>λ</mi>
        <msub>
          <mi>p</mi>
          <mn>1</mn>
        </msub>
      </mrow>
    </mfrac>
  </mrow>
</math>
</file>

<file path=Formula-98/content.xml><?xml version="1.0" encoding="utf-8"?>
<math xmlns="http://www.w3.org/1998/Math/MathML" display="inline">
  <msub>
    <mi>x</mi>
    <mn>2</mn>
  </msub>
</math>
</file>

<file path=Formula-99/content.xml><?xml version="1.0" encoding="utf-8"?>
<math xmlns="http://www.w3.org/1998/Math/MathML" display="inline">
  <msub>
    <mi>x</mi>
    <mn>3</mn>
  </msub>
</math>
</file>